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0c0c0" fo:padding="0.0382in" fo:border="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0c0c0" fo:padding="0.0382in" fo:border="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0c0c0" fo:padding="0.0382in" fo:border="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0c0c0" fo:padding="0.0382in" fo:border="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0c0c0" fo:padding="0.0382in" fo:border="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c0c0c0" fo:padding="0.0382in" fo:border="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c0c0c0" fo:padding="0.0382in" fo:border="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c0c0c0" fo:padding="0.0382in" fo:border="0.0007in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c0c0c0" fo:padding="0.0382in" fo:border="0.0007in solid #000000">
        <style:background-image/>
      </style:table-cell-properties>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background-color="#c0c0c0" fo:padding="0.0382in" fo:border="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c0c0c0" fo:padding="0.0382in" fo:border="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c0c0c0" fo:padding="0.0382in" fo:border="0.0007in solid #000000">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c0c0c0" fo:padding="0.0382in" fo:border="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2"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3" style:family="paragraph" style:parent-style-name="Standard">
      <style:paragraph-properties style:text-autospace="none"/>
      <style:text-properties style:use-window-font-color="true" fo:font-size="10pt" fo:language="zxx" fo:country="none" style:font-size-asian="10pt" style:font-size-complex="10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8000" fo:font-size="10pt" fo:language="zxx" fo:country="none" style:font-size-asian="10pt" style:font-size-complex="10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style:text-autospace="none"/>
      <style:text-properties fo:color="#808080" fo:font-size="10pt" fo:language="zxx" fo:country="none" style:font-size-asian="10pt" style:font-size-complex="10pt"/>
    </style:style>
    <style:style style:name="P8" style:family="paragraph" style:parent-style-name="Standard">
      <style:paragraph-properties style:text-autospace="none"/>
      <style:text-properties fo:color="#00ae00" fo:font-size="10pt" fo:font-weight="bold" style:font-size-asian="10pt" style:font-weight-asian="bold" style:font-size-complex="10pt" style:font-weight-complex="bold"/>
    </style:style>
    <style:style style:name="P9" style:family="paragraph" style:parent-style-name="Standard">
      <style:paragraph-properties fo:background-color="#c0c0c0">
        <style:background-image/>
      </style:paragraph-properties>
    </style:style>
    <style:style style:name="P10" style:family="paragraph" style:parent-style-name="Standard">
      <style:paragraph-properties fo:background-color="#c0c0c0" style:text-autospace="none">
        <style:background-image/>
      </style:paragraph-properties>
    </style:style>
    <style:style style:name="P11"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12"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13" style:family="paragraph" style:parent-style-name="Standard">
      <style:paragraph-properties fo:background-color="#c0c0c0" style:text-autospace="none">
        <style:background-image/>
      </style:paragraph-properties>
      <style:text-properties style:use-window-font-color="true" style:font-name="Arial1" fo:font-size="10pt" fo:language="zxx" fo:country="none" style:font-name-asian="Arial1" style:font-size-asian="10pt" style:font-name-complex="Arial1" style:font-size-complex="10pt"/>
    </style:style>
    <style:style style:name="P14" style:family="paragraph" style:parent-style-name="Standard">
      <style:paragraph-properties fo:background-color="#c0c0c0" style:text-autospace="none">
        <style:background-image/>
      </style:paragraph-properties>
      <style:text-properties style:font-name="Arial1" fo:font-size="10pt" style:font-name-asian="Arial1" style:font-size-asian="10pt" style:font-name-complex="Arial1" style:font-size-complex="10pt"/>
    </style:style>
    <style:style style:name="P15"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16" style:family="paragraph" style:parent-style-name="Standard">
      <style:paragraph-properties fo:background-color="#c0c0c0">
        <style:background-image/>
      </style:paragraph-properties>
      <style:text-properties fo:color="#808080" style:font-name="Arial1" fo:font-size="10pt" fo:language="zxx" fo:country="none" style:font-name-asian="Arial1" style:font-size-asian="10pt" style:font-name-complex="Arial1" style:font-size-complex="10pt"/>
    </style:style>
    <style:style style:name="P17" style:family="paragraph" style:parent-style-name="Standard">
      <style:paragraph-properties fo:background-color="#c0c0c0">
        <style:background-image/>
      </style:paragraph-properties>
      <style:text-properties fo:font-size="10pt" style:font-size-asian="10pt" style:font-size-complex="10pt"/>
    </style:style>
    <style:style style:name="P18"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19" style:family="paragraph" style:parent-style-name="Table_20_Contents">
      <style:paragraph-properties fo:background-color="#c0c0c0">
        <style:background-image/>
      </style:paragraph-properties>
    </style:style>
    <style:style style:name="P20" style:family="paragraph" style:parent-style-name="Table_20_Contents">
      <style:paragraph-properties fo:background-color="#c0c0c0">
        <style:background-image/>
      </style:paragraph-properties>
      <style:text-properties style:font-name="Arial1" fo:font-size="10pt" style:font-name-asian="Arial1" style:font-size-asian="10pt" style:font-name-complex="Arial1" style:font-size-complex="10pt"/>
    </style:style>
    <style:style style:name="P21" style:family="paragraph" style:parent-style-name="Standard">
      <style:paragraph-properties fo:text-align="start" style:justify-single-word="false" fo:background-color="#808080" style:text-autospace="none">
        <style:background-image/>
      </style:paragraph-properties>
      <style:text-properties style:font-name="Courier" fo:font-size="8pt" style:font-name-asian="Courier" style:font-size-asian="8pt" style:font-name-complex="Courier" style:font-size-complex="8pt"/>
    </style:style>
    <style:style style:name="P22" style:family="paragraph" style:parent-style-name="Heading_20_1">
      <style:paragraph-properties fo:padding="0.0291in" fo:border-left="none" fo:border-right="none" fo:border-top="none" fo:border-bottom="0.0008in solid #000000" style:join-border="fals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Table_20_Contents">
      <style:text-properties fo:color="#00ae00" fo:font-size="10pt" fo:font-weight="bold" style:font-size-asian="10pt" style:font-weight-asian="bold" style:font-size-complex="10pt" style:font-weight-complex="bold"/>
    </style:style>
    <style:style style:name="P27" style:family="paragraph" style:parent-style-name="Standard">
      <style:paragraph-properties style:text-autospace="none"/>
      <style:text-properties style:use-window-font-color="true" fo:font-size="10pt" fo:language="zxx" fo:country="none" style:font-size-asian="10pt" style:font-size-complex="10pt"/>
    </style:style>
    <style:style style:name="P28" style:family="paragraph" style:parent-style-name="Standard">
      <style:paragraph-properties style:text-autospace="none"/>
      <style:text-properties style:use-window-font-color="true" fo:font-size="10pt" fo:language="none" fo:country="none" style:font-size-asian="10pt" style:font-size-complex="10pt"/>
    </style:style>
    <style:style style:name="P29" style:family="paragraph" style:parent-style-name="Standard">
      <style:paragraph-properties style:text-autospace="none"/>
      <style:text-properties style:use-window-font-color="true" fo:font-size="10pt" fo:language="none" fo:country="none" style:font-size-asian="10pt" style:font-size-complex="10pt"/>
    </style:style>
    <style:style style:name="P30" style:family="paragraph" style:parent-style-name="Standard">
      <style:paragraph-properties style:text-autospace="none"/>
      <style:text-properties style:use-window-font-color="true" fo:font-size="10pt" fo:language="none" fo:country="none" style:font-size-asian="10pt" style:font-size-complex="10pt"/>
    </style:style>
    <style:style style:name="P31" style:family="paragraph" style:parent-style-name="Standard">
      <style:paragraph-properties style:text-autospace="none"/>
      <style:text-properties style:use-window-font-color="true" fo:font-size="10pt" fo:language="none" fo:country="none" style:font-size-asian="10pt" style:font-size-complex="10pt"/>
    </style:style>
    <style:style style:name="P32" style:family="paragraph" style:parent-style-name="Standard">
      <style:paragraph-properties style:text-autospace="none"/>
      <style:text-properties style:use-window-font-color="true" fo:font-size="10pt" fo:language="none" fo:country="none" style:font-size-asian="10pt" style:font-size-complex="10pt"/>
    </style:style>
    <style:style style:name="P33" style:family="paragraph" style:parent-style-name="Standard">
      <style:paragraph-properties style:text-autospace="none"/>
      <style:text-properties style:use-window-font-color="true" fo:font-size="10pt" fo:language="none" fo:country="none" style:font-size-asian="10pt" style:font-size-complex="10pt"/>
    </style:style>
    <style:style style:name="P34" style:family="paragraph" style:parent-style-name="Standard">
      <style:paragraph-properties style:text-autospace="none"/>
      <style:text-properties style:use-window-font-color="true" fo:font-size="10pt" fo:language="none" fo:country="none" style:font-size-asian="10pt" style:font-size-complex="10pt"/>
    </style:style>
    <style:style style:name="P35" style:family="paragraph" style:parent-style-name="Standard">
      <style:paragraph-properties style:text-autospace="none"/>
      <style:text-properties style:use-window-font-color="true" fo:font-size="10pt" fo:language="none" fo:country="none" style:font-size-asian="10pt" style:font-size-complex="10pt"/>
    </style:style>
    <style:style style:name="P36" style:family="paragraph" style:parent-style-name="Standard">
      <style:paragraph-properties style:text-autospace="none"/>
      <style:text-properties style:use-window-font-color="true" fo:font-size="10pt" fo:language="none" fo:country="none" style:font-size-asian="10pt" style:font-size-complex="10pt"/>
    </style:style>
    <style:style style:name="P37" style:family="paragraph" style:parent-style-name="Standard">
      <style:paragraph-properties style:text-autospace="none"/>
      <style:text-properties style:use-window-font-color="true" fo:font-size="10pt" fo:language="none" fo:country="none" style:font-size-asian="10pt" style:font-size-complex="10pt"/>
    </style:style>
    <style:style style:name="P38" style:family="paragraph" style:parent-style-name="Standard">
      <style:paragraph-properties style:text-autospace="none"/>
      <style:text-properties style:use-window-font-color="true" fo:font-size="10pt" fo:language="none" fo:country="none" style:font-size-asian="10pt" style:font-size-complex="10pt"/>
    </style:style>
    <style:style style:name="P39" style:family="paragraph" style:parent-style-name="Standard">
      <style:paragraph-properties style:text-autospace="none"/>
      <style:text-properties style:use-window-font-color="true" fo:font-size="10pt" fo:language="none" fo:country="none" style:font-size-asian="10pt" style:font-size-complex="10pt"/>
    </style:style>
    <style:style style:name="P40" style:family="paragraph" style:parent-style-name="Standard">
      <style:paragraph-properties style:text-autospace="none"/>
      <style:text-properties style:use-window-font-color="true" fo:font-size="10pt" fo:language="none" fo:country="none" style:font-size-asian="10pt" style:font-size-complex="10pt"/>
    </style:style>
    <style:style style:name="P41" style:family="paragraph" style:parent-style-name="Standard">
      <style:paragraph-properties style:text-autospace="none"/>
      <style:text-properties style:use-window-font-color="true" fo:font-size="10pt" fo:language="none" fo:country="none" style:font-size-asian="10pt" style:font-size-complex="10pt"/>
    </style:style>
    <style:style style:name="P42" style:family="paragraph" style:parent-style-name="Standard">
      <style:paragraph-properties style:text-autospace="none"/>
      <style:text-properties style:use-window-font-color="true" fo:font-size="10pt" fo:language="none" fo:country="none" style:font-size-asian="10pt" style:font-size-complex="10pt"/>
    </style:style>
    <style:style style:name="P43" style:family="paragraph" style:parent-style-name="Standard">
      <style:paragraph-properties style:text-autospace="none"/>
      <style:text-properties style:use-window-font-color="true" fo:font-size="10pt" fo:language="none" fo:country="none" style:font-size-asian="10pt" style:font-size-complex="10pt"/>
    </style:style>
    <style:style style:name="P44" style:family="paragraph" style:parent-style-name="Standard">
      <style:paragraph-properties style:text-autospace="none"/>
      <style:text-properties style:use-window-font-color="true" fo:font-size="10pt" fo:language="none" fo:country="none" style:font-size-asian="10pt" style:font-size-complex="10pt"/>
    </style:style>
    <style:style style:name="P45" style:family="paragraph" style:parent-style-name="Standard">
      <style:paragraph-properties style:text-autospace="none"/>
      <style:text-properties style:use-window-font-color="true" fo:font-size="10pt" fo:language="none" fo:country="none" style:font-size-asian="10pt" style:font-size-complex="10pt"/>
    </style:style>
    <style:style style:name="P46" style:family="paragraph" style:parent-style-name="Standard">
      <style:paragraph-properties style:text-autospace="none"/>
      <style:text-properties style:use-window-font-color="true" fo:font-size="10pt" fo:language="none" fo:country="none" style:font-size-asian="10pt" style:font-size-complex="10pt"/>
    </style:style>
    <style:style style:name="P47" style:family="paragraph" style:parent-style-name="Standard">
      <style:paragraph-properties style:text-autospace="none"/>
      <style:text-properties style:use-window-font-color="true" fo:font-size="10pt" fo:language="none" fo:country="none" style:font-size-asian="10pt" style:font-size-complex="10pt"/>
    </style:style>
    <style:style style:name="P48" style:family="paragraph" style:parent-style-name="Standard">
      <style:paragraph-properties style:text-autospace="none"/>
      <style:text-properties style:use-window-font-color="true" fo:font-size="10pt" fo:language="none" fo:country="none" style:font-size-asian="10pt" style:font-size-complex="10pt"/>
    </style:style>
    <style:style style:name="P49" style:family="paragraph" style:parent-style-name="Standard">
      <style:paragraph-properties style:text-autospace="none"/>
      <style:text-properties style:use-window-font-color="true" fo:font-size="10pt" fo:language="none" fo:country="none" style:font-size-asian="10pt" style:font-size-complex="10pt"/>
    </style:style>
    <style:style style:name="P50" style:family="paragraph" style:parent-style-name="Standard">
      <style:paragraph-properties style:text-autospace="none"/>
      <style:text-properties style:use-window-font-color="true" fo:font-size="10pt" fo:language="none" fo:country="none" style:font-size-asian="10pt" style:font-size-complex="10pt"/>
    </style:style>
    <style:style style:name="P51" style:family="paragraph" style:parent-style-name="Standard">
      <style:paragraph-properties style:text-autospace="none"/>
      <style:text-properties style:use-window-font-color="true" fo:font-size="10pt" fo:language="none" fo:country="none" style:font-size-asian="10pt" style:font-size-complex="10pt"/>
    </style:style>
    <style:style style:name="P52" style:family="paragraph" style:parent-style-name="Standard">
      <style:paragraph-properties style:text-autospace="none"/>
      <style:text-properties style:use-window-font-color="true" fo:font-size="10pt" fo:language="none" fo:country="none" style:font-size-asian="10pt" style:font-size-complex="10pt"/>
    </style:style>
    <style:style style:name="P53" style:family="paragraph" style:parent-style-name="Standard">
      <style:paragraph-properties style:text-autospace="none"/>
      <style:text-properties style:use-window-font-color="true" fo:font-size="10pt" fo:language="none" fo:country="none" style:font-size-asian="10pt" style:font-size-complex="10pt"/>
    </style:style>
    <style:style style:name="P54" style:family="paragraph" style:parent-style-name="Standard">
      <style:paragraph-properties style:text-autospace="none"/>
      <style:text-properties style:use-window-font-color="true" fo:font-size="10pt" fo:language="none" fo:country="none" style:font-size-asian="10pt" style:font-size-complex="10pt"/>
    </style:style>
    <style:style style:name="P55" style:family="paragraph" style:parent-style-name="Standard">
      <style:paragraph-properties style:text-autospace="none"/>
      <style:text-properties style:use-window-font-color="true" fo:font-size="10pt" fo:language="none" fo:country="none" style:font-size-asian="10pt" style:font-size-complex="10pt"/>
    </style:style>
    <style:style style:name="P56" style:family="paragraph" style:parent-style-name="Standard">
      <style:paragraph-properties style:text-autospace="none"/>
      <style:text-properties style:use-window-font-color="true" fo:font-size="10pt" fo:language="none" fo:country="none" style:font-size-asian="10pt" style:font-size-complex="10pt"/>
    </style:style>
    <style:style style:name="P57" style:family="paragraph" style:parent-style-name="Standard">
      <style:paragraph-properties style:text-autospace="none"/>
      <style:text-properties style:use-window-font-color="true" fo:font-size="10pt" fo:language="none" fo:country="none" style:font-size-asian="10pt" style:font-size-complex="10pt"/>
    </style:style>
    <style:style style:name="P58" style:family="paragraph" style:parent-style-name="Standard">
      <style:paragraph-properties style:text-autospace="none"/>
      <style:text-properties style:use-window-font-color="true" fo:font-size="10pt" fo:language="none" fo:country="none" style:font-size-asian="10pt" style:font-size-complex="10pt"/>
    </style:style>
    <style:style style:name="P59" style:family="paragraph" style:parent-style-name="Standard">
      <style:paragraph-properties style:text-autospace="none"/>
      <style:text-properties style:use-window-font-color="true" fo:font-size="10pt" fo:language="none" fo:country="none" style:font-size-asian="10pt" style:font-size-complex="10pt"/>
    </style:style>
    <style:style style:name="P60" style:family="paragraph" style:parent-style-name="Standard">
      <style:paragraph-properties style:text-autospace="none"/>
      <style:text-properties style:use-window-font-color="true" fo:font-size="10pt" fo:language="none" fo:country="none" style:font-size-asian="10pt" style:font-size-complex="10pt"/>
    </style:style>
    <style:style style:name="P61" style:family="paragraph" style:parent-style-name="Standard">
      <style:paragraph-properties style:text-autospace="none"/>
      <style:text-properties style:use-window-font-color="true" fo:font-size="10pt" fo:language="none" fo:country="none" style:font-size-asian="10pt" style:font-size-complex="10pt"/>
    </style:style>
    <style:style style:name="P62" style:family="paragraph" style:parent-style-name="Standard">
      <style:paragraph-properties style:text-autospace="none"/>
      <style:text-properties style:use-window-font-color="true" fo:font-size="10pt" fo:language="none" fo:country="none" style:font-size-asian="10pt" style:font-size-complex="10pt"/>
    </style:style>
    <style:style style:name="P63" style:family="paragraph" style:parent-style-name="Standard">
      <style:paragraph-properties style:text-autospace="none"/>
      <style:text-properties style:use-window-font-color="true" fo:font-size="10pt" fo:language="none" fo:country="none" style:font-size-asian="10pt" style:font-size-complex="10pt"/>
    </style:style>
    <style:style style:name="P64" style:family="paragraph" style:parent-style-name="Standard">
      <style:paragraph-properties style:text-autospace="none"/>
      <style:text-properties style:use-window-font-color="true" fo:font-size="10pt" fo:language="none" fo:country="none" style:font-size-asian="10pt" style:font-size-complex="10pt"/>
    </style:style>
    <style:style style:name="P65" style:family="paragraph" style:parent-style-name="Standard">
      <style:paragraph-properties style:text-autospace="none"/>
      <style:text-properties style:use-window-font-color="true" fo:font-size="10pt" fo:language="none" fo:country="none" style:font-size-asian="10pt" style:font-size-complex="10pt"/>
    </style:style>
    <style:style style:name="P66" style:family="paragraph" style:parent-style-name="Standard">
      <style:paragraph-properties style:text-autospace="none"/>
      <style:text-properties style:use-window-font-color="true" fo:font-size="10pt" fo:language="none" fo:country="none" style:font-size-asian="10pt" style:font-size-complex="10pt"/>
    </style:style>
    <style:style style:name="P67" style:family="paragraph" style:parent-style-name="Standard">
      <style:paragraph-properties style:text-autospace="none"/>
      <style:text-properties style:use-window-font-color="true" fo:font-size="10pt" fo:language="none" fo:country="none" style:font-size-asian="10pt" style:font-size-complex="10pt"/>
    </style:style>
    <style:style style:name="P68" style:family="paragraph" style:parent-style-name="Standard">
      <style:paragraph-properties style:text-autospace="none"/>
      <style:text-properties style:use-window-font-color="true" fo:font-size="10pt" fo:language="none" fo:country="none" style:font-size-asian="10pt" style:font-size-complex="10pt"/>
    </style:style>
    <style:style style:name="P69" style:family="paragraph" style:parent-style-name="Standard">
      <style:paragraph-properties style:text-autospace="none"/>
      <style:text-properties style:use-window-font-color="true" fo:font-size="10pt" fo:language="none" fo:country="none" style:font-size-asian="10pt" style:font-size-complex="10pt"/>
    </style:style>
    <style:style style:name="P70" style:family="paragraph" style:parent-style-name="Standard">
      <style:paragraph-properties style:text-autospace="none"/>
      <style:text-properties style:use-window-font-color="true" fo:font-size="10pt" fo:language="none" fo:country="none" style:font-size-asian="10pt" style:font-size-complex="10pt"/>
    </style:style>
    <style:style style:name="P71" style:family="paragraph" style:parent-style-name="Standard">
      <style:paragraph-properties style:text-autospace="none"/>
      <style:text-properties style:use-window-font-color="true" fo:font-size="10pt" fo:language="none" fo:country="none" style:font-size-asian="10pt" style:font-size-complex="10pt"/>
    </style:style>
    <style:style style:name="P72" style:family="paragraph" style:parent-style-name="Standard">
      <style:paragraph-properties style:text-autospace="none"/>
      <style:text-properties style:use-window-font-color="true" fo:font-size="10pt" fo:language="none" fo:country="none" style:font-size-asian="10pt" style:font-size-complex="10pt"/>
    </style:style>
    <style:style style:name="P73" style:family="paragraph" style:parent-style-name="Standard">
      <style:paragraph-properties style:text-autospace="none"/>
      <style:text-properties style:use-window-font-color="true" fo:font-size="10pt" fo:language="none" fo:country="none" style:font-size-asian="10pt" style:font-size-complex="10pt"/>
    </style:style>
    <style:style style:name="P74" style:family="paragraph" style:parent-style-name="Standard">
      <style:paragraph-properties style:text-autospace="none"/>
      <style:text-properties style:use-window-font-color="true" fo:font-size="10pt" fo:language="none" fo:country="none" style:font-size-asian="10pt" style:font-size-complex="10pt"/>
    </style:style>
    <style:style style:name="P75" style:family="paragraph" style:parent-style-name="Standard">
      <style:paragraph-properties style:text-autospace="none"/>
      <style:text-properties style:use-window-font-color="true" fo:font-size="10pt" fo:language="none" fo:country="none" style:font-size-asian="10pt" style:font-size-complex="10pt"/>
    </style:style>
    <style:style style:name="P76" style:family="paragraph" style:parent-style-name="Standard">
      <style:paragraph-properties style:text-autospace="none"/>
      <style:text-properties style:use-window-font-color="true" fo:font-size="10pt" fo:language="none" fo:country="none" style:font-size-asian="10pt" style:font-size-complex="10pt"/>
    </style:style>
    <style:style style:name="P77" style:family="paragraph" style:parent-style-name="Standard">
      <style:paragraph-properties style:text-autospace="none"/>
      <style:text-properties style:use-window-font-color="true" fo:font-size="10pt" fo:language="none" fo:country="none" style:font-size-asian="10pt" style:font-size-complex="10pt"/>
    </style:style>
    <style:style style:name="P78" style:family="paragraph" style:parent-style-name="Standard">
      <style:paragraph-properties style:text-autospace="none"/>
      <style:text-properties style:use-window-font-color="true" fo:font-size="10pt" fo:language="none" fo:country="none" style:font-size-asian="10pt" style:font-size-complex="10pt"/>
    </style:style>
    <style:style style:name="P79" style:family="paragraph" style:parent-style-name="Standard">
      <style:paragraph-properties style:text-autospace="none"/>
      <style:text-properties style:use-window-font-color="true" fo:font-size="10pt" fo:language="none" fo:country="none" style:font-size-asian="10pt" style:font-size-complex="10pt"/>
    </style:style>
    <style:style style:name="P80" style:family="paragraph" style:parent-style-name="Standard">
      <style:paragraph-properties style:text-autospace="none"/>
      <style:text-properties style:use-window-font-color="true" fo:font-size="10pt" fo:language="none" fo:country="none" style:font-size-asian="10pt" style:font-size-complex="10pt"/>
    </style:style>
    <style:style style:name="P81" style:family="paragraph" style:parent-style-name="Standard">
      <style:paragraph-properties style:text-autospace="none"/>
      <style:text-properties style:use-window-font-color="true" fo:font-size="10pt" fo:language="none" fo:country="none" style:font-size-asian="10pt" style:font-size-complex="10pt"/>
    </style:style>
    <style:style style:name="P82" style:family="paragraph" style:parent-style-name="Standard">
      <style:paragraph-properties style:text-autospace="none"/>
      <style:text-properties style:use-window-font-color="true" fo:font-size="10pt" fo:language="none" fo:country="none" style:font-size-asian="10pt" style:font-size-complex="10pt"/>
    </style:style>
    <style:style style:name="P83" style:family="paragraph" style:parent-style-name="Standard">
      <style:paragraph-properties style:text-autospace="none"/>
      <style:text-properties style:use-window-font-color="true" fo:font-size="10pt" fo:language="none" fo:country="none" style:font-size-asian="10pt" style:font-size-complex="10pt"/>
    </style:style>
    <style:style style:name="P84" style:family="paragraph" style:parent-style-name="Standard">
      <style:paragraph-properties style:text-autospace="none"/>
      <style:text-properties style:use-window-font-color="true" fo:font-size="10pt" fo:language="none" fo:country="none" style:font-size-asian="10pt" style:font-size-complex="10pt"/>
    </style:style>
    <style:style style:name="P85" style:family="paragraph" style:parent-style-name="Standard">
      <style:paragraph-properties style:text-autospace="none"/>
      <style:text-properties fo:font-size="10pt" fo:language="zxx" fo:country="none" style:font-size-asian="10pt" style:font-size-complex="10pt"/>
    </style:style>
    <style:style style:name="P86" style:family="paragraph" style:parent-style-name="Standard">
      <style:paragraph-properties style:text-autospace="none"/>
      <style:text-properties fo:color="#808080" fo:font-size="10pt" fo:language="zxx" fo:country="none" style:font-size-asian="10pt" style:font-size-complex="10pt"/>
    </style:style>
    <style:style style:name="P87" style:family="paragraph" style:parent-style-name="Standard">
      <style:paragraph-properties style:text-autospace="none"/>
      <style:text-properties fo:color="#00ae00" fo:font-size="10pt" fo:language="zxx" fo:country="none" fo:font-weight="bold" style:font-size-asian="10pt" style:font-weight-asian="bold" style:font-size-complex="10pt" style:font-weight-complex="bold"/>
    </style:style>
    <style:style style:name="P88" style:family="paragraph" style:parent-style-name="Standard">
      <style:paragraph-properties style:text-autospace="none"/>
      <style:text-properties fo:color="#00ff00" fo:font-size="10pt" fo:language="zxx" fo:country="none" fo:font-weight="bold" style:font-size-asian="10pt" style:font-weight-asian="bold" style:font-size-complex="10pt" style:font-weight-complex="bold"/>
    </style:style>
    <style:style style:name="P89" style:family="paragraph" style:parent-style-name="Standard">
      <style:paragraph-properties style:text-autospace="none"/>
    </style:style>
    <style:style style:name="P90" style:family="paragraph" style:parent-style-name="Standard">
      <style:paragraph-properties style:text-autospace="none"/>
    </style:style>
    <style:style style:name="P91" style:family="paragraph" style:parent-style-name="Standard">
      <style:paragraph-properties style:text-autospace="none"/>
    </style:style>
    <style:style style:name="P92" style:family="paragraph" style:parent-style-name="Standard">
      <style:paragraph-properties style:text-autospace="none"/>
    </style:style>
    <style:style style:name="P93" style:family="paragraph" style:parent-style-name="Standard">
      <style:paragraph-properties style:text-autospace="none"/>
    </style:style>
    <style:style style:name="P94" style:family="paragraph" style:parent-style-name="Standard">
      <style:paragraph-properties style:text-autospace="none"/>
    </style:style>
    <style:style style:name="P95" style:family="paragraph" style:parent-style-name="Standard">
      <style:paragraph-properties style:text-autospace="none"/>
    </style:style>
    <style:style style:name="P96" style:family="paragraph" style:parent-style-name="Standard">
      <style:paragraph-properties style:text-autospace="none"/>
    </style:style>
    <style:style style:name="P97" style:family="paragraph" style:parent-style-name="Standard">
      <style:paragraph-properties style:text-autospace="none"/>
    </style:style>
    <style:style style:name="P98" style:family="paragraph" style:parent-style-name="Standard">
      <style:paragraph-properties style:text-autospace="none"/>
    </style:style>
    <style:style style:name="P99" style:family="paragraph" style:parent-style-name="Standard">
      <style:paragraph-properties style:text-autospace="none"/>
    </style:style>
    <style:style style:name="P100" style:family="paragraph" style:parent-style-name="Standard">
      <style:paragraph-properties style:text-autospace="none"/>
    </style:style>
    <style:style style:name="P101" style:family="paragraph" style:parent-style-name="Standard">
      <style:paragraph-properties style:text-autospace="none"/>
    </style:style>
    <style:style style:name="P102" style:family="paragraph" style:parent-style-name="Standard">
      <style:paragraph-properties style:text-autospace="none"/>
    </style:style>
    <style:style style:name="P103" style:family="paragraph" style:parent-style-name="Standard">
      <style:paragraph-properties style:text-autospace="none"/>
    </style:style>
    <style:style style:name="P104" style:family="paragraph" style:parent-style-name="Standard">
      <style:paragraph-properties style:text-autospace="none"/>
    </style:style>
    <style:style style:name="P105" style:family="paragraph" style:parent-style-name="Standard">
      <style:paragraph-properties style:text-autospace="none"/>
    </style:style>
    <style:style style:name="P106" style:family="paragraph" style:parent-style-name="Standard">
      <style:paragraph-properties style:text-autospace="none"/>
    </style:style>
    <style:style style:name="P107" style:family="paragraph" style:parent-style-name="Standard">
      <style:paragraph-properties style:text-autospace="none"/>
    </style:style>
    <style:style style:name="P108" style:family="paragraph" style:parent-style-name="Standard">
      <style:paragraph-properties style:text-autospace="none"/>
    </style:style>
    <style:style style:name="P109" style:family="paragraph" style:parent-style-name="Standard">
      <style:paragraph-properties style:text-autospace="none"/>
    </style:style>
    <style:style style:name="P110" style:family="paragraph" style:parent-style-name="Standard">
      <style:paragraph-properties style:text-autospace="none"/>
    </style:style>
    <style:style style:name="P111" style:family="paragraph" style:parent-style-name="Standard">
      <style:paragraph-properties style:text-autospace="none"/>
    </style:style>
    <style:style style:name="P112" style:family="paragraph" style:parent-style-name="Standard">
      <style:paragraph-properties style:text-autospace="none"/>
    </style:style>
    <style:style style:name="P113" style:family="paragraph" style:parent-style-name="Standard">
      <style:paragraph-properties style:text-autospace="none"/>
    </style:style>
    <style:style style:name="P114" style:family="paragraph" style:parent-style-name="Standard">
      <style:paragraph-properties style:text-autospace="none"/>
    </style:style>
    <style:style style:name="P115" style:family="paragraph" style:parent-style-name="Standard">
      <style:paragraph-properties style:text-autospace="none"/>
    </style:style>
    <style:style style:name="P116" style:family="paragraph" style:parent-style-name="Standard">
      <style:paragraph-properties style:text-autospace="none"/>
    </style:style>
    <style:style style:name="P117" style:family="paragraph" style:parent-style-name="Standard">
      <style:paragraph-properties style:text-autospace="none"/>
    </style:style>
    <style:style style:name="P118" style:family="paragraph" style:parent-style-name="Standard">
      <style:paragraph-properties style:text-autospace="none"/>
    </style:style>
    <style:style style:name="P119" style:family="paragraph" style:parent-style-name="Standard">
      <style:paragraph-properties style:text-autospace="none"/>
    </style:style>
    <style:style style:name="P120" style:family="paragraph" style:parent-style-name="Standard">
      <style:paragraph-properties style:text-autospace="none"/>
    </style:style>
    <style:style style:name="P121" style:family="paragraph" style:parent-style-name="Standard">
      <style:paragraph-properties style:text-autospace="none"/>
    </style:style>
    <style:style style:name="P122" style:family="paragraph" style:parent-style-name="Standard">
      <style:paragraph-properties style:text-autospace="none"/>
    </style:style>
    <style:style style:name="P123" style:family="paragraph" style:parent-style-name="Standard">
      <style:paragraph-properties style:text-autospace="none"/>
    </style:style>
    <style:style style:name="P124" style:family="paragraph" style:parent-style-name="Standard">
      <style:paragraph-properties style:text-autospace="none"/>
    </style:style>
    <style:style style:name="P125" style:family="paragraph" style:parent-style-name="Standard">
      <style:paragraph-properties style:text-autospace="none"/>
    </style:style>
    <style:style style:name="P126" style:family="paragraph" style:parent-style-name="Standard">
      <style:paragraph-properties style:text-autospace="none"/>
    </style:style>
    <style:style style:name="P127" style:family="paragraph" style:parent-style-name="Standard">
      <style:paragraph-properties style:text-autospace="none"/>
    </style:style>
    <style:style style:name="P128" style:family="paragraph" style:parent-style-name="Standard">
      <style:paragraph-properties style:text-autospace="none"/>
    </style:style>
    <style:style style:name="P129" style:family="paragraph" style:parent-style-name="Standard">
      <style:paragraph-properties style:text-autospace="none"/>
    </style:style>
    <style:style style:name="P130" style:family="paragraph" style:parent-style-name="Standard">
      <style:paragraph-properties style:text-autospace="none"/>
    </style:style>
    <style:style style:name="P131" style:family="paragraph" style:parent-style-name="Standard">
      <style:paragraph-properties style:text-autospace="none"/>
    </style:style>
    <style:style style:name="P132" style:family="paragraph" style:parent-style-name="Standard">
      <style:paragraph-properties style:text-autospace="none"/>
    </style:style>
    <style:style style:name="P133" style:family="paragraph" style:parent-style-name="Standard">
      <style:paragraph-properties style:text-autospace="none"/>
    </style:style>
    <style:style style:name="P134" style:family="paragraph" style:parent-style-name="Standard">
      <style:paragraph-properties style:text-autospace="none"/>
    </style:style>
    <style:style style:name="P135" style:family="paragraph" style:parent-style-name="Standard">
      <style:paragraph-properties style:text-autospace="none"/>
    </style:style>
    <style:style style:name="P136" style:family="paragraph" style:parent-style-name="Standard">
      <style:paragraph-properties style:text-autospace="none"/>
    </style:style>
    <style:style style:name="P137" style:family="paragraph" style:parent-style-name="Standard">
      <style:paragraph-properties style:text-autospace="none"/>
    </style:style>
    <style:style style:name="P138" style:family="paragraph" style:parent-style-name="Standard">
      <style:paragraph-properties style:text-autospace="none"/>
    </style:style>
    <style:style style:name="P139" style:family="paragraph" style:parent-style-name="Standard">
      <style:paragraph-properties style:text-autospace="none"/>
    </style:style>
    <style:style style:name="P140" style:family="paragraph" style:parent-style-name="Standard">
      <style:paragraph-properties style:text-autospace="none"/>
    </style:style>
    <style:style style:name="P141" style:family="paragraph" style:parent-style-name="Standard">
      <style:paragraph-properties style:text-autospace="none"/>
    </style:style>
    <style:style style:name="P142" style:family="paragraph" style:parent-style-name="Standard">
      <style:paragraph-properties style:text-autospace="none"/>
    </style:style>
    <style:style style:name="P143" style:family="paragraph" style:parent-style-name="Standard">
      <style:paragraph-properties style:text-autospace="none"/>
    </style:style>
    <style:style style:name="P144" style:family="paragraph" style:parent-style-name="Standard">
      <style:paragraph-properties style:text-autospace="none"/>
    </style:style>
    <style:style style:name="P145" style:family="paragraph" style:parent-style-name="Standard">
      <style:paragraph-properties style:text-autospace="none"/>
    </style:style>
    <style:style style:name="P146" style:family="paragraph" style:parent-style-name="Standard">
      <style:paragraph-properties style:text-autospace="none"/>
    </style:style>
    <style:style style:name="P147" style:family="paragraph" style:parent-style-name="Standard">
      <style:paragraph-properties style:text-autospace="none"/>
    </style:style>
    <style:style style:name="P148" style:family="paragraph" style:parent-style-name="Standard">
      <style:paragraph-properties style:text-autospace="none"/>
    </style:style>
    <style:style style:name="P149" style:family="paragraph" style:parent-style-name="Standard">
      <style:paragraph-properties style:text-autospace="none"/>
    </style:style>
    <style:style style:name="P150" style:family="paragraph" style:parent-style-name="Standard">
      <style:paragraph-properties style:text-autospace="none"/>
    </style:style>
    <style:style style:name="P151" style:family="paragraph" style:parent-style-name="Standard">
      <style:paragraph-properties style:text-autospace="none"/>
    </style:style>
    <style:style style:name="P152" style:family="paragraph" style:parent-style-name="Standard">
      <style:paragraph-properties style:text-autospace="none"/>
    </style:style>
    <style:style style:name="P153" style:family="paragraph" style:parent-style-name="Standard">
      <style:paragraph-properties style:text-autospace="none"/>
    </style:style>
    <style:style style:name="P154" style:family="paragraph" style:parent-style-name="Standard">
      <style:paragraph-properties style:text-autospace="none"/>
    </style:style>
    <style:style style:name="P155" style:family="paragraph" style:parent-style-name="Standard">
      <style:paragraph-properties style:text-autospace="none"/>
    </style:style>
    <style:style style:name="P156" style:family="paragraph" style:parent-style-name="Standard">
      <style:paragraph-properties style:text-autospace="none"/>
    </style:style>
    <style:style style:name="P157" style:family="paragraph" style:parent-style-name="Standard">
      <style:paragraph-properties style:text-autospace="none"/>
    </style:style>
    <style:style style:name="P158" style:family="paragraph" style:parent-style-name="Standard">
      <style:paragraph-properties style:text-autospace="none"/>
    </style:style>
    <style:style style:name="P159" style:family="paragraph" style:parent-style-name="Standard">
      <style:paragraph-properties style:text-autospace="none"/>
    </style:style>
    <style:style style:name="P160" style:family="paragraph" style:parent-style-name="Standard">
      <style:paragraph-properties style:text-autospace="none"/>
    </style:style>
    <style:style style:name="P161" style:family="paragraph" style:parent-style-name="Standard">
      <style:paragraph-properties style:text-autospace="none"/>
    </style:style>
    <style:style style:name="P162" style:family="paragraph" style:parent-style-name="Standard">
      <style:paragraph-properties style:text-autospace="none"/>
    </style:style>
    <style:style style:name="P163" style:family="paragraph" style:parent-style-name="Standard">
      <style:paragraph-properties style:text-autospace="none"/>
    </style:style>
    <style:style style:name="P164" style:family="paragraph" style:parent-style-name="Standard">
      <style:paragraph-properties style:text-autospace="none"/>
    </style:style>
    <style:style style:name="P165" style:family="paragraph" style:parent-style-name="Standard">
      <style:paragraph-properties style:text-autospace="none"/>
    </style:style>
    <style:style style:name="P166" style:family="paragraph" style:parent-style-name="Standard">
      <style:paragraph-properties style:text-autospace="none"/>
    </style:style>
    <style:style style:name="P167" style:family="paragraph" style:parent-style-name="Standard">
      <style:paragraph-properties style:text-autospace="none"/>
    </style:style>
    <style:style style:name="P168" style:family="paragraph" style:parent-style-name="Standard">
      <style:paragraph-properties style:text-autospace="none"/>
    </style:style>
    <style:style style:name="P169" style:family="paragraph" style:parent-style-name="Standard">
      <style:paragraph-properties style:text-autospace="none"/>
    </style:style>
    <style:style style:name="P170" style:family="paragraph" style:parent-style-name="Standard">
      <style:paragraph-properties style:text-autospace="none"/>
    </style:style>
    <style:style style:name="P171" style:family="paragraph" style:parent-style-name="Standard">
      <style:paragraph-properties style:text-autospace="none"/>
    </style:style>
    <style:style style:name="P172" style:family="paragraph" style:parent-style-name="Standard">
      <style:paragraph-properties style:text-autospace="none"/>
    </style:style>
    <style:style style:name="P173" style:family="paragraph" style:parent-style-name="Standard">
      <style:paragraph-properties style:text-autospace="none"/>
    </style:style>
    <style:style style:name="P174" style:family="paragraph" style:parent-style-name="Standard">
      <style:paragraph-properties style:text-autospace="none"/>
    </style:style>
    <style:style style:name="P175" style:family="paragraph" style:parent-style-name="Standard">
      <style:paragraph-properties style:text-autospace="none"/>
    </style:style>
    <style:style style:name="P176" style:family="paragraph" style:parent-style-name="Standard">
      <style:paragraph-properties style:text-autospace="none"/>
    </style:style>
    <style:style style:name="P177" style:family="paragraph" style:parent-style-name="Standard">
      <style:paragraph-properties style:text-autospace="none"/>
    </style:style>
    <style:style style:name="P178" style:family="paragraph" style:parent-style-name="Standard">
      <style:paragraph-properties style:text-autospace="none"/>
    </style:style>
    <style:style style:name="P179" style:family="paragraph" style:parent-style-name="Standard">
      <style:paragraph-properties style:text-autospace="none"/>
    </style:style>
    <style:style style:name="P180" style:family="paragraph" style:parent-style-name="Standard">
      <style:paragraph-properties style:text-autospace="none"/>
    </style:style>
    <style:style style:name="P181" style:family="paragraph" style:parent-style-name="Standard">
      <style:paragraph-properties style:text-autospace="none"/>
    </style:style>
    <style:style style:name="P182" style:family="paragraph" style:parent-style-name="Standard">
      <style:paragraph-properties style:text-autospace="none"/>
    </style:style>
    <style:style style:name="P183" style:family="paragraph" style:parent-style-name="Standard">
      <style:paragraph-properties style:text-autospace="none"/>
    </style:style>
    <style:style style:name="P184" style:family="paragraph" style:parent-style-name="Standard">
      <style:paragraph-properties style:text-autospace="none"/>
    </style:style>
    <style:style style:name="P185" style:family="paragraph" style:parent-style-name="Standard">
      <style:paragraph-properties style:text-autospace="none"/>
    </style:style>
    <style:style style:name="P186" style:family="paragraph" style:parent-style-name="Standard">
      <style:paragraph-properties style:text-autospace="none"/>
    </style:style>
    <style:style style:name="P187" style:family="paragraph" style:parent-style-name="Standard">
      <style:paragraph-properties style:text-autospace="none"/>
    </style:style>
    <style:style style:name="P188" style:family="paragraph" style:parent-style-name="Standard">
      <style:paragraph-properties style:text-autospace="none"/>
    </style:style>
    <style:style style:name="P189" style:family="paragraph" style:parent-style-name="Standard">
      <style:paragraph-properties style:text-autospace="none"/>
    </style:style>
    <style:style style:name="P190" style:family="paragraph" style:parent-style-name="Standard">
      <style:paragraph-properties style:text-autospace="none"/>
    </style:style>
    <style:style style:name="P191" style:family="paragraph" style:parent-style-name="Standard">
      <style:paragraph-properties style:text-autospace="none"/>
    </style:style>
    <style:style style:name="P192" style:family="paragraph" style:parent-style-name="Standard">
      <style:paragraph-properties style:text-autospace="none"/>
    </style:style>
    <style:style style:name="P193" style:family="paragraph" style:parent-style-name="Standard">
      <style:paragraph-properties style:text-autospace="none"/>
    </style:style>
    <style:style style:name="P194" style:family="paragraph" style:parent-style-name="Standard">
      <style:paragraph-properties style:text-autospace="none"/>
    </style:style>
    <style:style style:name="P195" style:family="paragraph" style:parent-style-name="Standard">
      <style:paragraph-properties style:text-autospace="none"/>
    </style:style>
    <style:style style:name="P196" style:family="paragraph" style:parent-style-name="Standard">
      <style:paragraph-properties style:text-autospace="none"/>
    </style:style>
    <style:style style:name="P197" style:family="paragraph" style:parent-style-name="Standard">
      <style:paragraph-properties style:text-autospace="none"/>
    </style:style>
    <style:style style:name="P198" style:family="paragraph" style:parent-style-name="Standard">
      <style:paragraph-properties style:text-autospace="none"/>
    </style:style>
    <style:style style:name="P199" style:family="paragraph" style:parent-style-name="Standard">
      <style:paragraph-properties style:text-autospace="none"/>
    </style:style>
    <style:style style:name="P200" style:family="paragraph" style:parent-style-name="Standard">
      <style:paragraph-properties style:text-autospace="none"/>
    </style:style>
    <style:style style:name="P201" style:family="paragraph" style:parent-style-name="Standard">
      <style:paragraph-properties style:text-autospace="none"/>
    </style:style>
    <style:style style:name="P202" style:family="paragraph" style:parent-style-name="Standard">
      <style:paragraph-properties style:text-autospace="none"/>
    </style:style>
    <style:style style:name="P203" style:family="paragraph" style:parent-style-name="Standard">
      <style:paragraph-properties style:text-autospace="none"/>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10pt" fo:language="zxx" fo:country="none" style:font-size-asian="10pt" style:font-size-complex="10pt"/>
    </style:style>
    <style:style style:name="T4" style:family="text">
      <style:text-properties fo:font-size="10pt" fo:language="none" fo:country="none" style:font-size-asian="10pt" style:font-size-complex="10pt"/>
    </style:style>
    <style:style style:name="T5" style:family="text">
      <style:text-properties fo:color="#808080"/>
    </style:style>
    <style:style style:name="T6" style:family="text">
      <style:text-properties fo:color="#808080" fo:font-size="10pt" fo:language="zxx" fo:country="none" style:font-size-asian="10pt" style:font-size-complex="10pt"/>
    </style:style>
    <style:style style:name="T7" style:family="text">
      <style:text-properties fo:color="#808080" fo:font-size="10pt" fo:language="none" fo:country="none" style:font-size-asian="10pt" style:font-size-complex="10pt"/>
    </style:style>
    <style:style style:name="T8" style:family="text">
      <style:text-properties fo:color="#808080" fo:language="zxx" fo:country="none"/>
    </style:style>
    <style:style style:name="T9" style:family="text">
      <style:text-properties fo:color="#808080" style:font-name="Arial1" fo:font-size="10pt" fo:language="zxx" fo:country="none" style:font-name-asian="Arial1" style:font-size-asian="10pt" style:font-name-complex="Arial1" style:font-size-complex="10pt"/>
    </style:style>
    <style:style style:name="T10" style:family="text">
      <style:text-properties fo:color="#008000"/>
    </style:style>
    <style:style style:name="T11" style:family="text">
      <style:text-properties fo:color="#008000" fo:font-size="10pt" fo:language="zxx" fo:country="none" style:font-size-asian="10pt" style:font-size-complex="10pt"/>
    </style:style>
    <style:style style:name="T12" style:family="text">
      <style:text-properties fo:color="#008000" fo:font-size="10pt" fo:language="none" fo:country="none" style:font-size-asian="10pt" style:font-size-complex="10pt"/>
    </style:style>
    <style:style style:name="T13" style:family="text">
      <style:text-properties fo:color="#008000" fo:language="zxx" fo:country="none"/>
    </style:style>
    <style:style style:name="T14" style:family="text">
      <style:text-properties fo:color="#008000" style:font-name="Arial1" fo:font-size="10pt" fo:language="zxx" fo:country="none" style:font-name-asian="Arial1" style:font-size-asian="10pt" style:font-name-complex="Arial1" style:font-size-complex="10pt"/>
    </style:style>
    <style:style style:name="T15" style:family="text">
      <style:text-properties style:use-window-font-color="true" fo:font-size="10pt" fo:language="zxx" fo:country="none" style:font-size-asian="10pt" style:font-size-complex="10pt"/>
    </style:style>
    <style:style style:name="T16" style:family="text">
      <style:text-properties style:use-window-font-color="true" fo:font-size="10pt" fo:language="none" fo:country="none" style:font-size-asian="10pt" style:font-size-complex="10pt"/>
    </style:style>
    <style:style style:name="T17" style:family="text">
      <style:text-properties style:use-window-font-color="true" style:font-name="Arial1" fo:font-size="10pt" fo:language="zxx" fo:country="none" style:font-name-asian="Arial1" style:font-size-asian="10pt" style:font-name-complex="Arial1" style:font-size-complex="10pt"/>
    </style:style>
    <style:style style:name="T18" style:family="text">
      <style:text-properties fo:color="#0000ff" fo:font-size="10pt" fo:language="zxx" fo:country="none" style:font-size-asian="10pt" style:font-size-complex="10pt"/>
    </style:style>
    <style:style style:name="T19" style:family="text">
      <style:text-properties fo:color="#0000ff" fo:font-size="10pt" fo:language="none" fo:country="none" style:font-size-asian="10pt" style:font-size-complex="10pt"/>
    </style:style>
    <style:style style:name="T20" style:family="text">
      <style:text-properties fo:color="#2b91af" fo:font-size="10pt" fo:language="zxx" fo:country="none" style:font-size-asian="10pt" style:font-size-complex="10pt"/>
    </style:style>
    <style:style style:name="T21" style:family="text">
      <style:text-properties fo:color="#2b91af" fo:font-size="10pt" fo:language="none" fo:country="none" style:font-size-asian="10pt" style:font-size-complex="10pt"/>
    </style:style>
    <style:style style:name="T22" style:family="text">
      <style:text-properties fo:language="zxx" fo:country="none"/>
    </style:style>
    <style:style style:name="T23" style:family="text">
      <style:text-properties fo:color="#a31515" fo:font-size="10pt" fo:language="zxx" fo:country="none" style:font-size-asian="10pt" style:font-size-complex="10pt"/>
    </style:style>
    <style:style style:name="T24" style:family="text">
      <style:text-properties fo:color="#a31515" fo:font-size="10pt" fo:language="none" fo:country="none" style:font-size-asian="10pt" style:font-size-complex="10pt"/>
    </style:style>
    <style:style style:name="T25" style:family="text">
      <style:text-properties fo:color="#00ae00" fo:font-size="10pt" fo:language="zxx" fo:country="none" style:font-size-asian="10pt" style:font-size-complex="10pt"/>
    </style:style>
    <style:style style:name="T26" style:family="text">
      <style:text-properties fo:color="#00ae00" fo:font-size="10pt" fo:language="zxx" fo:country="none" fo:font-weight="bold" style:font-size-asian="10pt" style:font-weight-asian="bold" style:font-size-complex="10pt" style:font-weight-complex="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2"/>
      <text:p text:style-name="P2"/>
      <text:p text:style-name="P2"/>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1</text:p>
      <text:p text:style-name="P2"/>
      <text:p text:style-name="P2"><text:s text:c="68"/>Version 0.1</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Abstract Syntax Tree<text:tab/>2</text:p>
          <text:p text:style-name="P24">Modeling Expression<text:tab/>3</text:p>
          <text:p text:style-name="P25">Binary Expression<text:tab/>4</text:p>
          <text:p text:style-name="P25">Unary Expression<text:tab/>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he Art of Compiler Construction using C# </text:p>
      <text:p text:style-name="P2">------------------------------------------------------------</text:p>
      <text:p text:style-name="P2"/>
      <text:p text:style-name="P2">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2"/>
      <text:p text:style-name="P2"/>
      <text:p text:style-name="P2">The task of writing a compiler can be viewed in a top down fashion as follows</text:p>
      <text:p text:style-name="P2"/>
      <text:p text:style-name="P2">Parsing =&gt; Creation of Abstract Syntax Tree =&gt; Tree Traversal to generate the Object code or</text:p>
      <text:p text:style-name="P2">Recursive interpretation.</text:p>
      <text:p text:style-name="P2"/>
      <text:p text:style-name="P2"/>
      <text:p text:style-name="P2"/>
      <text:h text:style-name="P22" text:outline-level="1">Abstract Syntax Tree</text:h>
      <text:p text:style-name="P2"/>
      <text:p text:style-name="P2">In computer science, an abstract syntax tree (AST), or just syntax tree, is a tree representation of the </text:p>
      <text:p text:style-name="P2">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2">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2"/>
      <text:p text:style-name="P2"/>
      <text:p text:style-name="P2">As a case in the point , let us look a simple expression evaluator . The expression evaluator will <text:s/>support double precision floating point value as the operands. The Operators supported are addition ( + ) <text:s/>, subtraction (-),</text:p>
      <text:p text:style-name="P2">multiplication <text:s/>(*) and division. The Object model support Unary operators (+ , - ) as well. We are planning to use a composition model for modeling an expression.</text:p>
      <text:p text:style-name="P2"/>
      <text:p text:style-name="P2">In most imperative <text:s/>programming languages , an expression is something which u evaluate for it's value. Where as statements are something which you executes for it's effect.</text:p>
      <text:p text:style-name="P2"/>
      <text:p text:style-name="P2"/>
      <text:p text:style-name="P2">let us define an abstract class for Exp</text:p>
      <text:p text:style-name="P2"/>
      <table:table table:name="Table11" table:style-name="Table11">
        <table:table-column table:style-name="Table11.A"/>
        <table:table-row>
          <table:table-cell table:style-name="Table11.A1" office:value-type="string">
            <text:p text:style-name="P14"><text:span text:style-name="T22"><text:s/></text:span><text:span text:style-name="T8">///</text:span><text:span text:style-name="T13"> </text:span><text:span text:style-name="T8">&lt;summary&gt;</text:span></text:p>
            <text:p text:style-name="P10"><text:span text:style-name="T15"><text:s/></text:span><text:span text:style-name="T6">///</text:span><text:span text:style-name="T11"> <text:s text:c="5"/>Abstract for Expression evaluation</text:span></text:p>
            <text:p text:style-name="P10"><text:span text:style-name="T15"><text:s/></text:span><text:span text:style-name="T6">///</text:span><text:span text:style-name="T11"> </text:span><text:span text:style-name="T6">&lt;/summary&gt;</text:span></text:p>
            <text:p text:style-name="P10"><text:span text:style-name="T15"><text:s/></text:span><text:span text:style-name="T18">abstract</text:span><text:span text:style-name="T15"> </text:span><text:span text:style-name="T18">class</text:span><text:span text:style-name="T15"> </text:span><text:span text:style-name="T20">Exp</text:span></text:p>
            <text:p text:style-name="P12"><text:s text:c="2"/>{</text:p>
            <text:p text:style-name="P10"><text:span text:style-name="T15"><text:s text:c="12"/></text:span><text:span text:style-name="T18">public</text:span><text:span text:style-name="T15"> </text:span><text:span text:style-name="T18">abstract</text:span><text:span text:style-name="T15"> </text:span><text:span text:style-name="T18">double</text:span><text:span text:style-name="T15"> Evaluate(</text:span><text:span text:style-name="T20">RUNTIME_CONTEXT</text:span><text:span text:style-name="T15"> cont);</text:span></text:p>
            <text:p text:style-name="P13"><text:s text:c="2"/>}</text:p>
          </table:table-cell>
        </table:table-row>
      </table:table>
      <text:p text:style-name="P3"/>
      <text:p text:style-name="P3"><text:soft-page-break/></text:p>
      <text:p text:style-name="P3">For the time being RUNTIME_CONTEXT is an empty class</text:p>
      <text:p text:style-name="P3"/>
      <table:table table:name="Table12" table:style-name="Table12">
        <table:table-column table:style-name="Table12.A"/>
        <table:table-row>
          <table:table-cell table:style-name="Table12.A1" office:value-type="string">
            <text:p text:style-name="P11"><text:span text:style-name="T5"><text:s/>///</text:span><text:span text:style-name="T10"> </text:span><text:span text:style-name="T5">&lt;summary&gt;</text:span></text:p>
            <text:p text:style-name="P10"><text:span text:style-name="T15"><text:s text:c="4"/></text:span><text:span text:style-name="T6">///</text:span><text:span text:style-name="T11"> <text:s text:c="5"/>One can store the stack frame inside this class</text:span></text:p>
            <text:p text:style-name="P10"><text:span text:style-name="T15"><text:s text:c="4"/></text:span><text:span text:style-name="T6">///</text:span><text:span text:style-name="T11"> </text:span><text:span text:style-name="T6">&lt;/summary&gt;</text:span></text:p>
            <text:p text:style-name="P10"><text:span text:style-name="T15"><text:s text:c="4"/></text:span><text:span text:style-name="T18">public</text:span><text:span text:style-name="T15"> </text:span><text:span text:style-name="T18">class</text:span><text:span text:style-name="T15"> </text:span><text:span text:style-name="T20">RUNTIME_CONTEXT</text:span></text:p>
            <text:p text:style-name="P12"><text:s text:c="4"/>{</text:p>
            <text:p text:style-name="P10"><text:span text:style-name="T15"><text:s text:c="8"/></text:span><text:span text:style-name="T18">public</text:span><text:span text:style-name="T15"> RUNTIME_CONTEXT()</text:span></text:p>
            <text:p text:style-name="P12"><text:s text:c="8"/>{</text:p>
            <text:p text:style-name="P12"/>
            <text:p text:style-name="P12"><text:s text:c="8"/>}</text:p>
            <text:p text:style-name="P12"><text:s text:c="4"/>}</text:p>
          </table:table-cell>
        </table:table-row>
      </table:table>
      <text:p text:style-name="P3"/>
      <text:p text:style-name="P2"/>
      <text:p text:style-name="P2"/>
      <text:p text:style-name="P2"/>
      <text:p text:style-name="P2"/>
      <text:h text:style-name="Heading_20_2" text:outline-level="2">Modeling Expression</text:h>
      <text:p text:style-name="P2"/>
      <text:p text:style-name="P2"/>
      <text:p text:style-name="P2">Once u have declared the interface and it's parameters , we can create a hierarchy of classes to model an expression.</text:p>
      <text:p text:style-name="P2"/>
      <text:p text:style-name="P2"/>
      <text:p text:style-name="P2">class Exp <text:s text:c="31"/>// Base class for Expression</text:p>
      <text:p text:style-name="P2"><text:s text:c="4"/>class <text:s/>NumericConstant <text:s text:c="4"/>// <text:s/>Numeric Value <text:s/></text:p>
      <text:p text:style-name="P2"><text:s text:c="4"/>class <text:s/>BinaryExp <text:s text:c="16"/>// <text:s/>Binary Expression</text:p>
      <text:p text:style-name="P2"><text:s text:c="4"/>class <text:s/>UnaryExp <text:s text:c="16"/>// <text:s/>Unary Expression </text:p>
      <text:p text:style-name="P2"/>
      <text:p text:style-name="P2"/>
      <text:p text:style-name="P2">Take a look at the listing of NumericConstant class</text:p>
      <text:p text:style-name="P2"/>
      <text:p text:style-name="P2"/>
      <table:table table:name="Table13" table:style-name="Table13">
        <table:table-column table:style-name="Table13.A"/>
        <table:table-row>
          <table:table-cell table:style-name="Table13.A1" office:value-type="string">
            <text:p text:style-name="P9"><text:s/><text:span text:style-name="T17"><text:s/></text:span><text:span text:style-name="T9">///</text:span><text:span text:style-name="T14"> </text:span><text:span text:style-name="T9">&lt;summary&gt;</text:span></text:p>
            <text:p text:style-name="P10"><text:span text:style-name="T15"><text:s text:c="4"/></text:span><text:span text:style-name="T6">///</text:span><text:span text:style-name="T11"> <text:s text:c="5"/>one can store number inside the class</text:span></text:p>
            <text:p text:style-name="P10"><text:span text:style-name="T15"><text:s text:c="4"/></text:span><text:span text:style-name="T6">///</text:span><text:span text:style-name="T11"> </text:span><text:span text:style-name="T6">&lt;/summary&gt;</text:span></text:p>
            <text:p text:style-name="P10"><text:span text:style-name="T15"><text:s text:c="3"/></text:span><text:span text:style-name="T18">public</text:span><text:span text:style-name="T15"> </text:span><text:span text:style-name="T18">class</text:span><text:span text:style-name="T15"> </text:span><text:span text:style-name="T20">NumericConstant</text:span><text:span text:style-name="T15"> : </text:span><text:span text:style-name="T20">Exp</text:span></text:p>
            <text:p text:style-name="P12"><text:s text:c="4"/>{</text:p>
            <text:p text:style-name="P10"><text:span text:style-name="T15"><text:s text:c="8"/></text:span><text:span text:style-name="T18">private</text:span><text:span text:style-name="T15"> </text:span><text:span text:style-name="T18">double</text:span><text:span text:style-name="T15"> _value;</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 text:c="4"/>Construction does not do much , just keeps the </text:span></text:p>
            <text:p text:style-name="P10"><text:span text:style-name="T15"><text:s text:c="8"/></text:span><text:span text:style-name="T6">///</text:span><text:span text:style-name="T11"> <text:s text:c="4"/>value assigned to the private variable</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span text:style-name="T6">&lt;param name="value"&gt;&lt;/param&gt;</text:span></text:p>
            <text:p text:style-name="P15"/>
            <text:p text:style-name="P10"><text:span text:style-name="T15"><text:s text:c="8"/></text:span><text:span text:style-name="T18">public</text:span><text:span text:style-name="T15"> NumericConstant(</text:span><text:span text:style-name="T18">double</text:span><text:span text:style-name="T15"> value)</text:span></text:p>
            <text:p text:style-name="P12"><text:s text:c="8"/>{</text:p>
            <text:p text:style-name="P12"><text:s text:c="12"/>_value = value;</text:p>
            <text:p text:style-name="P12"><text:s text:c="8"/>}</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 text:c="4"/>While evaluating a numeric constant , return the _value</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span text:style-name="T6">&lt;param name="cont"&gt;&lt;/param&gt;</text:span></text:p>
            <text:p text:style-name="P10"><text:span text:style-name="T15"><text:s text:c="8"/></text:span><text:span text:style-name="T6">///</text:span><text:span text:style-name="T11"> </text:span><text:span text:style-name="T6">&lt;returns&gt;&lt;/returns&gt;</text:span></text:p>
            <text:p text:style-name="P10"><text:soft-page-break/><text:span text:style-name="T15"><text:s text:c="8"/></text:span><text:span text:style-name="T18">public</text:span><text:span text:style-name="T15"> </text:span><text:span text:style-name="T18">override</text:span><text:span text:style-name="T15"> </text:span><text:span text:style-name="T18">double</text:span><text:span text:style-name="T15"> Evaluate(</text:span><text:span text:style-name="T20">RUNTIME_CONTEXT</text:span><text:span text:style-name="T15"> cont)</text:span></text:p>
            <text:p text:style-name="P12"><text:s text:c="8"/>{</text:p>
            <text:p text:style-name="P10"><text:span text:style-name="T15"><text:s text:c="12"/></text:span><text:span text:style-name="T18">return</text:span><text:span text:style-name="T15"> _value;</text:span></text:p>
            <text:p text:style-name="P12"><text:s text:c="8"/>}</text:p>
            <text:p text:style-name="P12"/>
            <text:p text:style-name="P12"><text:s text:c="4"/>}</text:p>
            <text:p text:style-name="P17"/>
          </table:table-cell>
        </table:table-row>
      </table:table>
      <text:p text:style-name="P2"/>
      <text:p text:style-name="P2"/>
      <text:p text:style-name="P2"/>
      <text:p text:style-name="P2">Since the class is derived from Exp , it ought to implement the Evaluate method. In the Numeric Constant node ,</text:p>
      <text:p text:style-name="P2">we will store a IEEE 754 double precision value. While evaluating the tree , the node will return the value stored inside the object.</text:p>
      <text:p text:style-name="P2"/>
      <text:p text:style-name="P2"/>
      <text:h text:style-name="Heading_20_3" text:outline-level="3">Binary Expression</text:h>
      <text:p text:style-name="P2">In a Binary Expression , one will have two Operands ( Which are themselves expressions of arbitary complexity ) and an Operator.</text:p>
      <text:p text:style-name="P2"/>
      <table:table table:name="Table14" table:style-name="Table14">
        <table:table-column table:style-name="Table14.A"/>
        <table:table-row>
          <table:table-cell table:style-name="Table14.A1" office:value-type="string">
            <text:p text:style-name="P9"><text:s/><text:span text:style-name="T6"><text:s/>///</text:span><text:span text:style-name="T11"> </text:span><text:span text:style-name="T6">&lt;summary&gt;</text:span></text:p>
            <text:p text:style-name="P10"><text:span text:style-name="T15"><text:s text:c="4"/></text:span><text:span text:style-name="T6">///</text:span><text:span text:style-name="T11"> <text:s text:c="4"/>This class supports Binary Operators like + , - , / , *</text:span></text:p>
            <text:p text:style-name="P10"><text:span text:style-name="T15"><text:s text:c="4"/></text:span><text:span text:style-name="T6">///</text:span><text:span text:style-name="T11"> </text:span><text:span text:style-name="T6">&lt;/summary&gt;</text:span></text:p>
            <text:p text:style-name="P10"><text:span text:style-name="T15"><text:s text:c="4"/></text:span><text:span text:style-name="T18">public</text:span><text:span text:style-name="T15"> </text:span><text:span text:style-name="T18">class</text:span><text:span text:style-name="T15"> </text:span><text:span text:style-name="T20">BinaryExp</text:span><text:span text:style-name="T15"> : </text:span><text:span text:style-name="T20">Exp</text:span></text:p>
            <text:p text:style-name="P12"><text:s text:c="4"/>{</text:p>
            <text:p text:style-name="P10"><text:span text:style-name="T15"><text:s text:c="8"/></text:span><text:span text:style-name="T18">private</text:span><text:span text:style-name="T15"> </text:span><text:span text:style-name="T20">Exp</text:span><text:span text:style-name="T15"> _ex1, _ex2;</text:span></text:p>
            <text:p text:style-name="P10"><text:span text:style-name="T15"><text:s text:c="8"/></text:span><text:span text:style-name="T18">private</text:span><text:span text:style-name="T15"> </text:span><text:span text:style-name="T20">OPERATOR</text:span><text:span text:style-name="T15"> _op;</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span text:style-name="T6">&lt;param name="a"&gt;&lt;/param&gt;</text:span></text:p>
            <text:p text:style-name="P10"><text:span text:style-name="T15"><text:s text:c="8"/></text:span><text:span text:style-name="T6">///</text:span><text:span text:style-name="T11"> </text:span><text:span text:style-name="T6">&lt;param name="b"&gt;&lt;/param&gt;</text:span></text:p>
            <text:p text:style-name="P10"><text:span text:style-name="T15"><text:s text:c="8"/></text:span><text:span text:style-name="T6">///</text:span><text:span text:style-name="T11"> </text:span><text:span text:style-name="T6">&lt;param name="op"&gt;&lt;/param&gt;</text:span></text:p>
            <text:p text:style-name="P15"/>
            <text:p text:style-name="P10"><text:span text:style-name="T15"><text:s text:c="8"/></text:span><text:span text:style-name="T18">public</text:span><text:span text:style-name="T15"> BinaryExp(</text:span><text:span text:style-name="T20">Exp</text:span><text:span text:style-name="T15"> a, </text:span><text:span text:style-name="T20">Exp</text:span><text:span text:style-name="T15"> b, </text:span><text:span text:style-name="T20">OPERATOR</text:span><text:span text:style-name="T15"> op)</text:span></text:p>
            <text:p text:style-name="P12"><text:s text:c="8"/>{</text:p>
            <text:p text:style-name="P12"><text:s text:c="12"/>_ex1 = a;</text:p>
            <text:p text:style-name="P12"><text:s text:c="12"/>_ex2 = b;</text:p>
            <text:p text:style-name="P12"><text:s text:c="12"/>_op = op;</text:p>
            <text:p text:style-name="P12"><text:s text:c="8"/>}</text:p>
            <text:p text:style-name="P12"/>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 text:c="4"/>While evaluating apply the operator after evaluating the left and right operands</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span text:style-name="T6">&lt;param name="cont"&gt;&lt;/param&gt;</text:span></text:p>
            <text:p text:style-name="P10"><text:span text:style-name="T15"><text:s text:c="8"/></text:span><text:span text:style-name="T6">///</text:span><text:span text:style-name="T11"> </text:span><text:span text:style-name="T6">&lt;returns&gt;&lt;/returns&gt;</text:span></text:p>
            <text:p text:style-name="P10"><text:span text:style-name="T15"><text:s text:c="8"/></text:span><text:span text:style-name="T18">public</text:span><text:span text:style-name="T15"> </text:span><text:span text:style-name="T18">override</text:span><text:span text:style-name="T15"> </text:span><text:span text:style-name="T18">double</text:span><text:span text:style-name="T15"> Evaluate(</text:span><text:span text:style-name="T20">RUNTIME_CONTEXT</text:span><text:span text:style-name="T15"> cont)</text:span></text:p>
            <text:p text:style-name="P12"><text:s text:c="8"/>{</text:p>
            <text:p text:style-name="P12"/>
            <text:p text:style-name="P12"/>
            <text:p text:style-name="P10"><text:span text:style-name="T15"><text:s text:c="12"/></text:span><text:span text:style-name="T18">switch</text:span><text:span text:style-name="T15"> (_op)</text:span></text:p>
            <text:p text:style-name="P12"><text:s text:c="12"/>{</text:p>
            <text:p text:style-name="P10"><text:span text:style-name="T15"><text:s text:c="16"/></text:span><text:span text:style-name="T18">case</text:span><text:span text:style-name="T15"> </text:span><text:span text:style-name="T20">OPERATOR</text:span><text:span text:style-name="T15">.PLUS:</text:span></text:p>
            <text:p text:style-name="P10"><text:span text:style-name="T15"><text:s text:c="20"/></text:span><text:span text:style-name="T18">return</text:span><text:span text:style-name="T15"> _ex1.Evaluate(cont) + _ex2.Evaluate(cont);</text:span></text:p>
            <text:p text:style-name="P10"><text:span text:style-name="T15"><text:s text:c="16"/></text:span><text:span text:style-name="T18">case</text:span><text:span text:style-name="T15"> </text:span><text:span text:style-name="T20">OPERATOR</text:span><text:span text:style-name="T15">.MINUS:</text:span></text:p>
            <text:p text:style-name="P10"><text:span text:style-name="T15"><text:s text:c="20"/></text:span><text:span text:style-name="T18">return</text:span><text:span text:style-name="T15"> _ex1.Evaluate(cont) - _ex2.Evaluate(cont);</text:span></text:p>
            <text:p text:style-name="P10"><text:soft-page-break/><text:span text:style-name="T15"><text:s text:c="16"/></text:span><text:span text:style-name="T18">case</text:span><text:span text:style-name="T15"> </text:span><text:span text:style-name="T20">OPERATOR</text:span><text:span text:style-name="T15">.DIV:</text:span></text:p>
            <text:p text:style-name="P10"><text:span text:style-name="T15"><text:s text:c="20"/></text:span><text:span text:style-name="T18">return</text:span><text:span text:style-name="T15"> _ex1.Evaluate(cont) / _ex2.Evaluate(cont);</text:span></text:p>
            <text:p text:style-name="P10"><text:span text:style-name="T15"><text:s text:c="16"/></text:span><text:span text:style-name="T18">case</text:span><text:span text:style-name="T15"> </text:span><text:span text:style-name="T20">OPERATOR</text:span><text:span text:style-name="T15">.MUL:</text:span></text:p>
            <text:p text:style-name="P10"><text:span text:style-name="T15"><text:s text:c="20"/></text:span><text:span text:style-name="T18">return</text:span><text:span text:style-name="T15"> _ex1.Evaluate(cont) * _ex2.Evaluate(cont);</text:span></text:p>
            <text:p text:style-name="P12"/>
            <text:p text:style-name="P12"><text:s text:c="12"/>}</text:p>
            <text:p text:style-name="P12"/>
            <text:p text:style-name="P10"><text:span text:style-name="T15"><text:s text:c="12"/></text:span><text:span text:style-name="T18">return</text:span><text:span text:style-name="T15"> </text:span><text:span text:style-name="T20">Double</text:span><text:span text:style-name="T15">.NaN;</text:span></text:p>
            <text:p text:style-name="P12"/>
            <text:p text:style-name="P12"><text:s text:c="8"/>}</text:p>
            <text:p text:style-name="P12"/>
            <text:p text:style-name="P12"><text:s text:c="4"/>}</text:p>
            <text:p text:style-name="P16"/>
          </table:table-cell>
        </table:table-row>
      </table:table>
      <text:p text:style-name="P2"/>
      <text:p text:style-name="P2"/>
      <text:p text:style-name="P2"/>
      <text:p text:style-name="P2"/>
      <text:p text:style-name="P2"/>
      <text:h text:style-name="Heading_20_3" text:outline-level="3">Unary Expression</text:h>
      <text:p text:style-name="P2"/>
      <text:p text:style-name="P2"/>
      <text:p text:style-name="P2">In an unary expression , one will have an Operand ( which can be an expression of arbitary complexity ) and an Operator which can be applied on the Operand.</text:p>
      <text:p text:style-name="P2"/>
      <text:p text:style-name="P2"/>
      <table:table table:name="Table15" table:style-name="Table15">
        <table:table-column table:style-name="Table15.A"/>
        <table:table-row>
          <table:table-cell table:style-name="Table15.A1" office:value-type="string">
            <text:p text:style-name="P9"><text:s/><text:span text:style-name="T17"><text:s/></text:span><text:span text:style-name="T9">///</text:span><text:span text:style-name="T14"> </text:span><text:span text:style-name="T9">&lt;summary&gt;</text:span></text:p>
            <text:p text:style-name="P10"><text:span text:style-name="T15"><text:s text:c="4"/></text:span><text:span text:style-name="T6">///</text:span><text:span text:style-name="T11"> <text:s text:c="4"/>This class supports Unary Operators like + , - , / , *</text:span></text:p>
            <text:p text:style-name="P10"><text:span text:style-name="T15"><text:s text:c="4"/></text:span><text:span text:style-name="T6">///</text:span><text:span text:style-name="T11"> </text:span><text:span text:style-name="T6">&lt;/summary&gt;</text:span></text:p>
            <text:p text:style-name="P10"><text:span text:style-name="T15"><text:s text:c="4"/></text:span><text:span text:style-name="T18">public</text:span><text:span text:style-name="T15"> </text:span><text:span text:style-name="T18">class</text:span><text:span text:style-name="T15"> </text:span><text:span text:style-name="T20">UnaryExp</text:span><text:span text:style-name="T15"> : </text:span><text:span text:style-name="T20">Exp</text:span></text:p>
            <text:p text:style-name="P12"><text:s text:c="4"/>{</text:p>
            <text:p text:style-name="P10"><text:span text:style-name="T15"><text:s text:c="8"/></text:span><text:span text:style-name="T18">private</text:span><text:span text:style-name="T15"> </text:span><text:span text:style-name="T20">Exp</text:span><text:span text:style-name="T15"> _ex1;</text:span></text:p>
            <text:p text:style-name="P10"><text:span text:style-name="T15"><text:s text:c="8"/></text:span><text:span text:style-name="T18">private</text:span><text:span text:style-name="T15"> </text:span><text:span text:style-name="T20">OPERATOR</text:span><text:span text:style-name="T15"> _op;</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span text:style-name="T6">&lt;param name="a"&gt;&lt;/param&gt;</text:span></text:p>
            <text:p text:style-name="P10"><text:span text:style-name="T15"><text:s text:c="8"/></text:span><text:span text:style-name="T6">///</text:span><text:span text:style-name="T11"> </text:span><text:span text:style-name="T6">&lt;param name="b"&gt;&lt;/param&gt;</text:span></text:p>
            <text:p text:style-name="P10"><text:span text:style-name="T15"><text:s text:c="8"/></text:span><text:span text:style-name="T6">///</text:span><text:span text:style-name="T11"> </text:span><text:span text:style-name="T6">&lt;param name="op"&gt;&lt;/param&gt;</text:span></text:p>
            <text:p text:style-name="P15"/>
            <text:p text:style-name="P10"><text:span text:style-name="T15"><text:s text:c="8"/></text:span><text:span text:style-name="T18">public</text:span><text:span text:style-name="T15"> UnaryExp(</text:span><text:span text:style-name="T20">Exp</text:span><text:span text:style-name="T15"> a, </text:span><text:span text:style-name="T20">OPERATOR</text:span><text:span text:style-name="T15"> op)</text:span></text:p>
            <text:p text:style-name="P12"><text:s text:c="8"/>{</text:p>
            <text:p text:style-name="P12"><text:s text:c="12"/>_ex1 = a;</text:p>
            <text:p text:style-name="P12"><text:s text:c="12"/>_op = op;</text:p>
            <text:p text:style-name="P12"><text:s text:c="8"/>}</text:p>
            <text:p text:style-name="P12"/>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 text:c="4"/>While evaluating apply the unary operator after evaluating the operand.</text:span></text:p>
            <text:p text:style-name="P10"><text:span text:style-name="T15"><text:s text:c="8"/></text:span><text:span text:style-name="T6">///</text:span><text:span text:style-name="T11"> </text:span><text:span text:style-name="T6">&lt;/summary&gt;</text:span></text:p>
            <text:p text:style-name="P10"><text:span text:style-name="T15"><text:s text:c="8"/></text:span><text:span text:style-name="T6">///</text:span><text:span text:style-name="T11"> </text:span><text:span text:style-name="T6">&lt;param name="cont"&gt;&lt;/param&gt;</text:span></text:p>
            <text:p text:style-name="P10"><text:span text:style-name="T15"><text:s text:c="8"/></text:span><text:span text:style-name="T6">///</text:span><text:span text:style-name="T11"> </text:span><text:span text:style-name="T6">&lt;returns&gt;&lt;/returns&gt;</text:span></text:p>
            <text:p text:style-name="P10"><text:span text:style-name="T15"><text:s text:c="8"/></text:span><text:span text:style-name="T18">public</text:span><text:span text:style-name="T15"> </text:span><text:span text:style-name="T18">override</text:span><text:span text:style-name="T15"> </text:span><text:span text:style-name="T18">double</text:span><text:span text:style-name="T15"> Evaluate(</text:span><text:span text:style-name="T20">RUNTIME_CONTEXT</text:span><text:span text:style-name="T15"> cont)</text:span></text:p>
            <text:p text:style-name="P12"><text:s text:c="8"/>{</text:p>
            <text:p text:style-name="P12"/>
            <text:p text:style-name="P10"><text:span text:style-name="T15"><text:s text:c="12"/></text:span><text:span text:style-name="T18">switch</text:span><text:span text:style-name="T15"> (_op)</text:span></text:p>
            <text:p text:style-name="P12"><text:s text:c="12"/>{</text:p>
            <text:p text:style-name="P10"><text:soft-page-break/><text:span text:style-name="T15"><text:s text:c="16"/></text:span><text:span text:style-name="T18">case</text:span><text:span text:style-name="T15"> </text:span><text:span text:style-name="T20">OPERATOR</text:span><text:span text:style-name="T15">.PLUS:</text:span></text:p>
            <text:p text:style-name="P10"><text:span text:style-name="T15"><text:s text:c="20"/></text:span><text:span text:style-name="T18">return</text:span><text:span text:style-name="T15"> _ex1.Evaluate(cont);</text:span></text:p>
            <text:p text:style-name="P10"><text:span text:style-name="T15"><text:s text:c="16"/></text:span><text:span text:style-name="T18">case</text:span><text:span text:style-name="T15"> </text:span><text:span text:style-name="T20">OPERATOR</text:span><text:span text:style-name="T15">.MINUS:</text:span></text:p>
            <text:p text:style-name="P10"><text:span text:style-name="T15"><text:s text:c="20"/></text:span><text:span text:style-name="T18">return</text:span><text:span text:style-name="T15"> -_ex1.Evaluate(cont);</text:span></text:p>
            <text:p text:style-name="P12"><text:s text:c="12"/>}</text:p>
            <text:p text:style-name="P12"/>
            <text:p text:style-name="P10"><text:span text:style-name="T15"><text:s text:c="12"/></text:span><text:span text:style-name="T18">return</text:span><text:span text:style-name="T15"> </text:span><text:span text:style-name="T20">Double</text:span><text:span text:style-name="T15">.NaN;</text:span></text:p>
            <text:p text:style-name="P12"/>
            <text:p text:style-name="P12"><text:s text:c="8"/>}</text:p>
            <text:p text:style-name="P12"/>
            <text:p text:style-name="P12"><text:s text:c="4"/>}</text:p>
            <text:p text:style-name="P17"/>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In the CallSLANG project, we will include the SLANG_DOT_NET assembly before composing the expression.</text:p>
      <text:p text:style-name="P2"/>
      <text:p text:style-name="P2"/>
      <text:p text:style-name="P2"/>
      <table:table table:name="Table16" table:style-name="Table16">
        <table:table-column table:style-name="Table16.A"/>
        <table:table-row>
          <table:table-cell table:style-name="Table16.A1" office:value-type="string">
            <text:p text:style-name="P9"><text:span text:style-name="T18">using</text:span><text:span text:style-name="T15"> System;</text:span></text:p>
            <text:p text:style-name="P10"><text:span text:style-name="T18">using</text:span><text:span text:style-name="T15"> System.Collections.Generic;</text:span></text:p>
            <text:p text:style-name="P10"><text:span text:style-name="T18">using</text:span><text:span text:style-name="T15"> System.Linq;</text:span></text:p>
            <text:p text:style-name="P10"><text:span text:style-name="T18">using</text:span><text:span text:style-name="T15"> System.Text;</text:span></text:p>
            <text:p text:style-name="P10"><text:span text:style-name="T18">using</text:span><text:span text:style-name="T15"> SLANG_DOT_NET; </text:span><text:span text:style-name="T11">// include SLANG_DOT_NET assembly</text:span></text:p>
            <text:p text:style-name="P18"/>
            <text:p text:style-name="P10"><text:span text:style-name="T18">namespace</text:span><text:span text:style-name="T15"> CallSLANG</text:span></text:p>
            <text:p text:style-name="P12">{</text:p>
            <text:p text:style-name="P10"><text:span text:style-name="T15"><text:s text:c="4"/></text:span><text:span text:style-name="T18">class</text:span><text:span text:style-name="T15"> </text:span><text:span text:style-name="T20">Program</text:span></text:p>
            <text:p text:style-name="P12"><text:s text:c="4"/>{</text:p>
            <text:p text:style-name="P10"><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12"><text:s text:c="8"/>{</text:p>
            <text:p text:style-name="P10"><text:span text:style-name="T15"><text:s text:c="12"/></text:span><text:span text:style-name="T11">// Abstract Syntax Tree (AST) for 5*10</text:span></text:p>
            <text:p text:style-name="P10"><text:span text:style-name="T15"><text:s text:c="12"/></text:span><text:span text:style-name="T20">Exp</text:span><text:span text:style-name="T15"> e = </text:span><text:span text:style-name="T18">new</text:span><text:span text:style-name="T15"> </text:span><text:span text:style-name="T20">BinaryExp</text:span><text:span text:style-name="T15">(</text:span><text:span text:style-name="T18">new</text:span><text:span text:style-name="T15"> </text:span><text:span text:style-name="T20">NumericConstant</text:span><text:span text:style-name="T15">(5),</text:span></text:p>
            <text:p text:style-name="P10"><text:span text:style-name="T15"><text:s text:c="35"/></text:span><text:span text:style-name="T18">new</text:span><text:span text:style-name="T15"> </text:span><text:span text:style-name="T20">NumericConstant</text:span><text:span text:style-name="T15">(10),</text:span></text:p>
            <text:p text:style-name="P10"><text:span text:style-name="T15"><text:s text:c="35"/></text:span><text:span text:style-name="T20">OPERATOR</text:span><text:span text:style-name="T15">.MUL);</text:span></text:p>
            <text:p text:style-name="P12"/>
            <text:p text:style-name="P10"><text:span text:style-name="T15"><text:s text:c="12"/></text:span><text:span text:style-name="T11">//</text:span></text:p>
            <text:p text:style-name="P10"><text:span text:style-name="T15"><text:s text:c="12"/></text:span><text:span text:style-name="T11">// Evaluate the Expression</text:span></text:p>
            <text:p text:style-name="P10"><text:span text:style-name="T15"><text:s text:c="12"/></text:span><text:span text:style-name="T11">//</text:span></text:p>
            <text:p text:style-name="P10"><text:span text:style-name="T15"><text:s text:c="12"/></text:span><text:span text:style-name="T11">//</text:span></text:p>
            <text:p text:style-name="P10"><text:span text:style-name="T15"><text:s text:c="12"/></text:span><text:span text:style-name="T20">Console</text:span><text:span text:style-name="T15">.WriteLine(e.Evaluate(</text:span><text:span text:style-name="T18">null</text:span><text:span text:style-name="T15">));</text:span></text:p>
            <text:p text:style-name="P12"/>
            <text:p text:style-name="P10"><text:span text:style-name="T15"><text:s text:c="12"/></text:span><text:span text:style-name="T11">// AST for <text:s/>(10 + (30 + 50 ) )</text:span></text:p>
            <text:p text:style-name="P18"/>
            <text:p text:style-name="P10"><text:span text:style-name="T15"><text:s text:c="12"/>e = </text:span><text:span text:style-name="T18">new</text:span><text:span text:style-name="T15"> </text:span><text:span text:style-name="T20">UnaryExp</text:span><text:span text:style-name="T15">(</text:span></text:p>
            <text:p text:style-name="P10"><text:span text:style-name="T15"><text:s text:c="25"/></text:span><text:span text:style-name="T18">new</text:span><text:span text:style-name="T15"> </text:span><text:span text:style-name="T20">BinaryExp</text:span><text:span text:style-name="T15">(</text:span><text:span text:style-name="T18">new</text:span><text:span text:style-name="T15"> </text:span><text:span text:style-name="T20">NumericConstant</text:span><text:span text:style-name="T15">(10),</text:span></text:p>
            <text:p text:style-name="P10"><text:span text:style-name="T15"><text:s text:c="29"/></text:span><text:span text:style-name="T18">new</text:span><text:span text:style-name="T15"> </text:span><text:span text:style-name="T20">BinaryExp</text:span><text:span text:style-name="T15">(</text:span><text:span text:style-name="T18">new</text:span><text:span text:style-name="T15"> </text:span><text:span text:style-name="T20">NumericConstant</text:span><text:span text:style-name="T15">(30),</text:span></text:p>
            <text:p text:style-name="P10"><text:span text:style-name="T15"><text:s text:c="43"/></text:span><text:span text:style-name="T18">new</text:span><text:span text:style-name="T15"> </text:span><text:span text:style-name="T20">NumericConstant</text:span><text:span text:style-name="T15">(50),</text:span></text:p>
            <text:p text:style-name="P10"><text:span text:style-name="T15"><text:s text:c="34"/></text:span><text:span text:style-name="T20">OPERATOR</text:span><text:span text:style-name="T15">.PLUS),</text:span></text:p>
            <text:p text:style-name="P10"><text:span text:style-name="T15"><text:s text:c="25"/></text:span><text:span text:style-name="T20">OPERATOR</text:span><text:span text:style-name="T15">.PLUS),</text:span></text:p>
            <text:p text:style-name="P10"><text:soft-page-break/><text:span text:style-name="T15"><text:s text:c="21"/></text:span><text:span text:style-name="T20">OPERATOR</text:span><text:span text:style-name="T15">.MINUS);</text:span></text:p>
            <text:p text:style-name="P12"/>
            <text:p text:style-name="P10"><text:span text:style-name="T15"><text:s text:c="12"/></text:span><text:span text:style-name="T11">//</text:span></text:p>
            <text:p text:style-name="P10"><text:span text:style-name="T15"><text:s text:c="12"/></text:span><text:span text:style-name="T11">// Evaluate the Expression</text:span></text:p>
            <text:p text:style-name="P10"><text:span text:style-name="T15"><text:s text:c="12"/></text:span><text:span text:style-name="T11">//</text:span></text:p>
            <text:p text:style-name="P10"><text:span text:style-name="T15"><text:s text:c="12"/></text:span><text:span text:style-name="T20">Console</text:span><text:span text:style-name="T15">.WriteLine(e.Evaluate(</text:span><text:span text:style-name="T18">null</text:span><text:span text:style-name="T15">));</text:span></text:p>
            <text:p text:style-name="P12"/>
            <text:p text:style-name="P10"><text:span text:style-name="T15"><text:s text:c="12"/></text:span><text:span text:style-name="T11">//</text:span></text:p>
            <text:p text:style-name="P10"><text:span text:style-name="T15"><text:s text:c="12"/></text:span><text:span text:style-name="T11">// Pause for a key stroke</text:span></text:p>
            <text:p text:style-name="P10"><text:span text:style-name="T15"><text:s text:c="12"/></text:span><text:span text:style-name="T11">//</text:span></text:p>
            <text:p text:style-name="P10"><text:span text:style-name="T15"><text:s text:c="12"/></text:span><text:span text:style-name="T20">Console</text:span><text:span text:style-name="T15">.Read();</text:span></text:p>
            <text:p text:style-name="P12"/>
            <text:p text:style-name="P12"><text:s text:c="8"/>}</text:p>
            <text:p text:style-name="P12"><text:s text:c="4"/>}</text:p>
            <text:p text:style-name="P12">}</text:p>
            <text:p text:style-name="P12"><text:s text:c="20"/></text:p>
            <text:p text:style-name="P20"/>
          </table:table-cell>
        </table:table-row>
      </table:table>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2</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tab/><text:tab/> <text:s text:c="50"/>INPUT Analysis</text:p>
      <text:p text:style-name="Standard"/>
      <text:p text:style-name="Standard">Compilers are programs which translate source language to a target language. The Source language can be a language like C,C++ or Lisp. The potential target languages are assembly languages , object code for the microprocessors like intel x86, itanium or power pc. There are programs which translate java to C++ and Lisp to C. In such case , target language is another programming language.</text:p>
      <text:p text:style-name="Standard"/>
      <text:p text:style-name="Standard">Any compiler has to understand the input. Once it has analyzed the input characters , it should convert the input into a form which is suitable for further processing. </text:p>
      <text:p text:style-name="Standard"/>
      <text:p text:style-name="Standard">Any input has to be parsed before the object code translation. To Parse means to understand.</text:p>
      <text:p text:style-name="Standard">The Parsing process works as follows</text:p>
      <text:p text:style-name="Standard"/>
      <text:p text:style-name="Standard">The characters are grouped together to find a token ( or a word ). Some examples of the tokens are '+','*',while , for , if etc. The module which reads character at a time and looks for legal token is called a lexical analyzer or Lexer. The input from the Lexer is passed into a module which identifies whether a group of tokens form a valid expression or a statement in the program. The module which determines the validity of expressions is called a parser. Rather than doing a lexical scan for the entire input , the parser requests the next token from the lexical analyzer. They act as if they are co-routines. </text:p>
      <text:p text:style-name="Standard"/>
      <text:p text:style-name="Standard">To put everything together let us write a small program which acts a <text:s/>four function calculator</text:p>
      <text:p text:style-name="Standard">The calculator is capable of evaluating mathematical expressions which contains four basic</text:p>
      <text:p text:style-name="Standard"><text:s/>arithmetical operators , paranthesis to group the expression and unary operators.</text:p>
      <text:p text:style-name="Standard">Given below is the Lexical Specifications of the calculator.</text:p>
      <table:table table:name="Table1" table:style-name="Table1">
        <table:table-column table:style-name="Table1.A"/>
        <table:table-row>
          <table:table-cell table:style-name="Table1.A1" office:value-type="string">
            <text:p text:style-name="P19">TOK_PLUS – ‘+’</text:p>
            <text:p text:style-name="P19">TOK_MUL <text:s/>- ‘*’ </text:p>
            <text:p text:style-name="P19">TOK_SUB <text:s/>- ‘-’</text:p>
            <text:p text:style-name="P19">TOK_DIV <text:s/>- '/'</text:p>
            <text:p text:style-name="P19">TOK_OPAREN – ‘(‘</text:p>
            <text:p text:style-name="P19">TOK_CPAREN – ‘)’</text:p>
            <text:p text:style-name="P19">TOK_DOUBLE – [0-9]+</text:p>
            <text:p text:style-name="P19"/>
            <text:p text:style-name="P19">The stuff can be converted into C# as follows</text:p>
            <text:p text:style-name="P19"><text:span text:style-name="T3"><text:s/></text:span><text:span text:style-name="T6">///</text:span><text:span text:style-name="T11"> </text:span><text:span text:style-name="T6">&lt;summary&gt;</text:span></text:p>
            <text:p text:style-name="P10"><text:span text:style-name="T15"><text:s/></text:span><text:span text:style-name="T6">///</text:span><text:span text:style-name="T11"> <text:s text:c="2"/>Enumeration for Tokens</text:span></text:p>
            <text:p text:style-name="P10"><text:span text:style-name="T15"><text:s/></text:span><text:span text:style-name="T6">///</text:span><text:span text:style-name="T11"> </text:span><text:span text:style-name="T6">&lt;/summary&gt;</text:span></text:p>
            <text:p text:style-name="P10"><text:span text:style-name="T15"><text:s text:c="2"/></text:span><text:span text:style-name="T18">public</text:span><text:span text:style-name="T15"> </text:span><text:span text:style-name="T18">enum</text:span><text:span text:style-name="T15"> </text:span><text:span text:style-name="T20">TOKEN</text:span><text:span text:style-name="T15"> <text:s/>{</text:span></text:p>
            <text:p text:style-name="P10"><text:span text:style-name="T15"><text:s text:c="8"/>ILLEGAL_TOKEN = -1, </text:span><text:span text:style-name="T11">// Not a Token</text:span></text:p>
            <text:p text:style-name="P10"><text:span text:style-name="T11"><text:s text:c="7"/></text:span><text:span text:style-name="T15"><text:s/>TOK_PLUS = 1, </text:span><text:span text:style-name="T11">// '+'</text:span></text:p>
            <text:p text:style-name="P10"><text:span text:style-name="T15"><text:s text:c="8"/>TOK_MUL, </text:span><text:span text:style-name="T11">// '*'</text:span></text:p>
            <text:p text:style-name="P10"><text:span text:style-name="T15"><text:s text:c="8"/>TOK_DIV, </text:span><text:span text:style-name="T11">// '/'</text:span></text:p>
            <text:p text:style-name="P10"><text:span text:style-name="T15"><text:s text:c="8"/>TOK_SUB, </text:span><text:span text:style-name="T11">// '-'</text:span></text:p>
            <text:p text:style-name="P10"><text:span text:style-name="T15"><text:s text:c="8"/>TOK_OPAREN, </text:span><text:span text:style-name="T11">// '('</text:span></text:p>
            <text:p text:style-name="P10"><text:span text:style-name="T15"><text:s text:c="8"/>TOK_CPAREN, </text:span><text:span text:style-name="T11">// ')'</text:span></text:p>
            <text:p text:style-name="P10"><text:span text:style-name="T15"><text:s text:c="8"/>TOK_DOUBLE, </text:span><text:span text:style-name="T11">// '('</text:span></text:p>
            <text:p text:style-name="P10"><text:span text:style-name="T15"><text:s text:c="8"/>TOK_NULL </text:span><text:span text:style-name="T11">// End of string</text:span></text:p>
            <text:p text:style-name="P12"><text:s text:c="4"/>}</text:p>
            <text:p text:style-name="Table_20_Contents"/>
          </table:table-cell>
        </table:table-row>
      </table:table>
      <text:p text:style-name="Standard"/>
      <text:p text:style-name="Standard"><text:soft-page-break/>The Lexical Analysis Algorithm scans through the input and returns the token associated with the operator. If it has found out a number , returns the token associated with the number. There should be another mechanism to retrieve the actual number identified.</text:p>
      <text:p text:style-name="Standard"/>
      <text:p text:style-name="Standard">Following pseudo code shows the schema of <text:s/>the lexical analyzer</text:p>
      <text:p text:style-name="Standard"/>
      <table:table table:name="Table2" table:style-name="Table2">
        <table:table-column table:style-name="Table2.A"/>
        <table:table-row>
          <table:table-cell table:style-name="Table2.A1" office:value-type="string">
            <text:p text:style-name="Table_20_Contents">while ( there is input ) {</text:p>
            <text:p text:style-name="Table_20_Contents"><text:s text:c="5"/>switch(currentchar) {</text:p>
            <text:p text:style-name="Table_20_Contents"><text:s text:c="5"/>case Operands:</text:p>
            <text:p text:style-name="Table_20_Contents"><text:s text:c="9"/>advance input pointer </text:p>
            <text:p text:style-name="Table_20_Contents"><text:s text:c="10"/>return TOK_XXXX;</text:p>
            <text:p text:style-name="Table_20_Contents"><text:s text:c="4"/>case Number:</text:p>
            <text:p text:style-name="Table_20_Contents"><text:s text:c="9"/>Extract the number( Advance the input )</text:p>
            <text:p text:style-name="Table_20_Contents"><text:s text:c="9"/>return TOK_DOUBLE;</text:p>
            <text:p text:style-name="Table_20_Contents"><text:s text:c="4"/>default:</text:p>
            <text:p text:style-name="Table_20_Contents"><text:s text:c="8"/>error</text:p>
            <text:p text:style-name="Table_20_Contents"><text:s text:c="4"/>}</text:p>
            <text:p text:style-name="Table_20_Contents">}</text:p>
          </table:table-cell>
        </table:table-row>
      </table:table>
      <text:p text:style-name="Standard"/>
      <text:p text:style-name="Standard"/>
      <text:p text:style-name="Standard">The following C# code is a literal translation of the above algorithm.</text:p>
      <text:p text:style-name="Standard"/>
      <text:p text:style-name="Standard"/>
      <text:p text:style-name="Standard"/>
      <table:table table:name="Table10" table:style-name="Table10">
        <table:table-column table:style-name="Table10.A"/>
        <table:table-row>
          <table:table-cell table:style-name="Table10.A1" office:value-type="string">
            <text:p text:style-name="Table_20_Contents"><text:span text:style-name="T18">using</text:span><text:span text:style-name="T15"> System;</text:span></text:p>
            <text:p text:style-name="P4"><text:span text:style-name="T18">using</text:span><text:span text:style-name="T15"> System.Collections.Generic;</text:span></text:p>
            <text:p text:style-name="P4"><text:span text:style-name="T18">using</text:span><text:span text:style-name="T15"> System.Linq;</text:span></text:p>
            <text:p text:style-name="P4"><text:span text:style-name="T18">using</text:span><text:span text:style-name="T15"> System.Text;</text:span></text:p>
            <text:p text:style-name="P3"/>
            <text:p text:style-name="P4"><text:span text:style-name="T18">namespace</text:span><text:span text:style-name="T15"> SLANG_DOT_NET</text:span></text:p>
            <text:p text:style-name="P3">{</text:p>
            <text:p text:style-name="P4"><text:span text:style-name="T15"><text:s text:c="4"/></text:span><text:span text:style-name="T6">///</text:span><text:span text:style-name="T11"> </text:span><text:span text:style-name="T6">&lt;summary&gt;</text:span></text:p>
            <text:p text:style-name="P4"><text:span text:style-name="T15"><text:s text:c="4"/></text:span><text:span text:style-name="T6">///</text:span><text:span text:style-name="T11"> <text:s text:c="2"/>Enumeration for Tokens</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18">public</text:span><text:span text:style-name="T15"> </text:span><text:span text:style-name="T18">enum</text:span><text:span text:style-name="T15"> </text:span><text:span text:style-name="T20">TOKEN</text:span></text:p>
            <text:p text:style-name="P3"><text:s text:c="4"/>{</text:p>
            <text:p text:style-name="P4"><text:span text:style-name="T15"><text:s text:c="8"/>ILLEGAL_TOKEN = -1, </text:span><text:span text:style-name="T11">// Not a Token</text:span></text:p>
            <text:p text:style-name="P4"><text:span text:style-name="T15"><text:s text:c="8"/>TOK_PLUS = 1, </text:span><text:span text:style-name="T11">// '+'</text:span></text:p>
            <text:p text:style-name="P4"><text:span text:style-name="T15"><text:s text:c="8"/>TOK_MUL, </text:span><text:span text:style-name="T11">// '*'</text:span></text:p>
            <text:p text:style-name="P4"><text:span text:style-name="T15"><text:s text:c="8"/>TOK_DIV, </text:span><text:span text:style-name="T11">// '/'</text:span></text:p>
            <text:p text:style-name="P4"><text:span text:style-name="T15"><text:s text:c="8"/>TOK_SUB, </text:span><text:span text:style-name="T11">// '-'</text:span></text:p>
            <text:p text:style-name="P4"><text:span text:style-name="T15"><text:s text:c="8"/>TOK_OPAREN, </text:span><text:span text:style-name="T11">// '('</text:span></text:p>
            <text:p text:style-name="P4"><text:span text:style-name="T15"><text:s text:c="8"/>TOK_CPAREN, </text:span><text:span text:style-name="T11">// ')'</text:span></text:p>
            <text:p text:style-name="P4"><text:span text:style-name="T15"><text:s text:c="8"/>TOK_DOUBLE, </text:span><text:span text:style-name="T11">// '('</text:span></text:p>
            <text:p text:style-name="P4"><text:span text:style-name="T15"><text:s text:c="8"/>TOK_NULL </text:span><text:span text:style-name="T11">// End of string</text:span></text:p>
            <text:p text:style-name="P3"><text:s text:c="4"/>}</text:p>
            <text:p text:style-name="P3"/>
            <text:p text:style-name="P4"><text:span text:style-name="T15"><text:s text:c="4"/></text:span><text:span text:style-name="T11">//////////////////////////////////////////////////////////</text:span></text:p>
            <text:p text:style-name="P4"><text:span text:style-name="T15"><text:s text:c="4"/></text:span><text:span text:style-name="T11">//</text:span></text:p>
            <text:p text:style-name="P4"><text:span text:style-name="T15"><text:s text:c="4"/></text:span><text:span text:style-name="T11">// A naive Lexical analyzer which looks for operators , Parenthesis</text:span></text:p>
            <text:p text:style-name="P4"><text:span text:style-name="T15"><text:s text:c="4"/></text:span><text:span text:style-name="T11">// and number. All numbers are treated as IEEE doubles. Only numbers</text:span></text:p>
            <text:p text:style-name="P4"><text:span text:style-name="T15"><text:s text:c="4"/></text:span><text:span text:style-name="T11">// without decimals can be entered. Feel free to modify the code</text:span></text:p>
            <text:p text:style-name="P4"><text:span text:style-name="T15"><text:s text:c="4"/></text:span><text:span text:style-name="T11">// to accomodate LONG and Double values</text:span></text:p>
            <text:p text:style-name="P4"><text:soft-page-break/><text:span text:style-name="T15"><text:s text:c="4"/></text:span><text:span text:style-name="T18">public</text:span><text:span text:style-name="T15"> </text:span><text:span text:style-name="T18">class</text:span><text:span text:style-name="T15"> </text:span><text:span text:style-name="T20">Lexer</text:span></text:p>
            <text:p text:style-name="P3"><text:s text:c="4"/>{</text:p>
            <text:p text:style-name="P4"><text:span text:style-name="T15"><text:s text:c="8"/></text:span><text:span text:style-name="T20">String</text:span><text:span text:style-name="T15"> IExpr; </text:span><text:span text:style-name="T11">// Expression string</text:span></text:p>
            <text:p text:style-name="P4"><text:span text:style-name="T15"><text:s text:c="8"/></text:span><text:span text:style-name="T18">int</text:span><text:span text:style-name="T15"> index; </text:span><text:span text:style-name="T11">// index into a character</text:span></text:p>
            <text:p text:style-name="P4"><text:span text:style-name="T15"><text:s text:c="8"/></text:span><text:span text:style-name="T18">int</text:span><text:span text:style-name="T15"> length; </text:span><text:span text:style-name="T11">// Length of the string</text:span></text:p>
            <text:p text:style-name="P4"><text:span text:style-name="T15"><text:s text:c="8"/></text:span><text:span text:style-name="T18">double</text:span><text:span text:style-name="T15"> number; </text:span><text:span text:style-name="T11">// Last grabbed number from the stream</text:span></text:p>
            <text:p text:style-name="P4"><text:span text:style-name="T15"><text:s text:c="8"/></text:span><text:span text:style-name="T11">/////////////////////////////////////////////</text:span></text:p>
            <text:p text:style-name="P4"><text:span text:style-name="T15"><text:s text:c="8"/></text:span><text:span text:style-name="T11">//</text:span></text:p>
            <text:p text:style-name="P4"><text:span text:style-name="T15"><text:s text:c="8"/></text:span><text:span text:style-name="T11">// Ctor</text:span></text:p>
            <text:p text:style-name="P4"><text:span text:style-name="T15"><text:s text:c="8"/></text:span><text:span text:style-name="T11">//</text:span></text:p>
            <text:p text:style-name="P4"><text:span text:style-name="T15"><text:s text:c="8"/></text:span><text:span text:style-name="T11">//</text:span></text:p>
            <text:p text:style-name="P4"><text:span text:style-name="T15"><text:s text:c="8"/></text:span><text:span text:style-name="T18">public</text:span><text:span text:style-name="T15"> Lexer(</text:span><text:span text:style-name="T20">String</text:span><text:span text:style-name="T15"> Expr)</text:span></text:p>
            <text:p text:style-name="P3"><text:s text:c="8"/>{</text:p>
            <text:p text:style-name="P3"><text:s text:c="12"/>IExpr = Expr;</text:p>
            <text:p text:style-name="P3"><text:s text:c="12"/>length = IExpr.Length;</text:p>
            <text:p text:style-name="P3"><text:s text:c="12"/>index = 0;</text:p>
            <text:p text:style-name="P3"><text:s text:c="8"/>}</text:p>
            <text:p text:style-name="P4"><text:span text:style-name="T15"><text:s text:c="8"/></text:span><text:span text:style-name="T11">/////////////////////////////////////////////////////</text:span></text:p>
            <text:p text:style-name="P4"><text:span text:style-name="T15"><text:s text:c="8"/></text:span><text:span text:style-name="T11">// Grab the next token from the stream</text:span></text:p>
            <text:p text:style-name="P4"><text:span text:style-name="T15"><text:s text:c="8"/></text:span><text:span text:style-name="T11">//</text:span></text:p>
            <text:p text:style-name="P4"><text:span text:style-name="T15"><text:s text:c="8"/></text:span><text:span text:style-name="T11">//</text:span></text:p>
            <text:p text:style-name="P4"><text:span text:style-name="T15"><text:s text:c="8"/></text:span><text:span text:style-name="T11">//</text:span></text:p>
            <text:p text:style-name="P4"><text:span text:style-name="T15"><text:s text:c="8"/></text:span><text:span text:style-name="T11">//</text:span></text:p>
            <text:p text:style-name="P4"><text:span text:style-name="T15"><text:s text:c="8"/></text:span><text:span text:style-name="T18">public</text:span><text:span text:style-name="T15"> </text:span><text:span text:style-name="T20">TOKEN</text:span><text:span text:style-name="T15"> GetToken()</text:span></text:p>
            <text:p text:style-name="P3"><text:s text:c="8"/>{</text:p>
            <text:p text:style-name="P4"><text:span text:style-name="T15"><text:s text:c="12"/></text:span><text:span text:style-name="T20">TOKEN</text:span><text:span text:style-name="T15"> tok = </text:span><text:span text:style-name="T20">TOKEN</text:span><text:span text:style-name="T15">.ILLEGAL_TOKEN;</text:span></text:p>
            <text:p text:style-name="P4"><text:span text:style-name="T15"><text:s text:c="12"/></text:span><text:span text:style-name="T11">////////////////////////////////////////////////////////////</text:span></text:p>
            <text:p text:style-name="P4"><text:span text:style-name="T15"><text:s text:c="12"/></text:span><text:span text:style-name="T11">//</text:span></text:p>
            <text:p text:style-name="P4"><text:span text:style-name="T15"><text:s text:c="12"/></text:span><text:span text:style-name="T11">// Skip the white space</text:span></text:p>
            <text:p text:style-name="P4"><text:span text:style-name="T15"><text:s text:c="12"/></text:span><text:span text:style-name="T11">//</text:span></text:p>
            <text:p text:style-name="P4"><text:span text:style-name="T15"><text:s text:c="12"/></text:span><text:span text:style-name="T18">while</text:span><text:span text:style-name="T15"> (index &lt; length &amp;&amp;</text:span></text:p>
            <text:p text:style-name="P4"><text:span text:style-name="T15"><text:s text:c="12"/>(IExpr[index] == </text:span><text:span text:style-name="T23">' '</text:span><text:span text:style-name="T15"> || IExpr[index] == </text:span><text:span text:style-name="T23">'\t'</text:span><text:span text:style-name="T15">))</text:span></text:p>
            <text:p text:style-name="P3"><text:s text:c="16"/>index++;</text:p>
            <text:p text:style-name="P4"><text:span text:style-name="T15"><text:s text:c="12"/></text:span><text:span text:style-name="T11">//////////////////////////////////////////////</text:span></text:p>
            <text:p text:style-name="P4"><text:span text:style-name="T15"><text:s text:c="12"/></text:span><text:span text:style-name="T11">//</text:span></text:p>
            <text:p text:style-name="P4"><text:span text:style-name="T15"><text:s text:c="12"/></text:span><text:span text:style-name="T11">// End of string ? return NULL;</text:span></text:p>
            <text:p text:style-name="P4"><text:span text:style-name="T15"><text:s text:c="12"/></text:span><text:span text:style-name="T11">//</text:span></text:p>
            <text:p text:style-name="P4"><text:span text:style-name="T15"><text:s text:c="12"/></text:span><text:span text:style-name="T18">if</text:span><text:span text:style-name="T15"> (index == length)</text:span></text:p>
            <text:p text:style-name="P4"><text:span text:style-name="T15"><text:s text:c="16"/></text:span><text:span text:style-name="T18">return</text:span><text:span text:style-name="T15"> </text:span><text:span text:style-name="T20">TOKEN</text:span><text:span text:style-name="T15">.TOK_NULL;</text:span></text:p>
            <text:p text:style-name="P4"><text:span text:style-name="T15"><text:s text:c="12"/></text:span><text:span text:style-name="T11">/////////////////////////////////////////////////</text:span></text:p>
            <text:p text:style-name="P4"><text:span text:style-name="T15"><text:s text:c="12"/></text:span><text:span text:style-name="T11">//</text:span></text:p>
            <text:p text:style-name="P4"><text:span text:style-name="T15"><text:s text:c="12"/></text:span><text:span text:style-name="T11">//</text:span></text:p>
            <text:p text:style-name="P4"><text:span text:style-name="T15"><text:s text:c="12"/></text:span><text:span text:style-name="T11">//</text:span></text:p>
            <text:p text:style-name="P4"><text:span text:style-name="T15"><text:s text:c="12"/></text:span><text:span text:style-name="T18">switch</text:span><text:span text:style-name="T15"> (IExpr[index])</text:span></text:p>
            <text:p text:style-name="P3"><text:s text:c="12"/>{</text:p>
            <text:p text:style-name="P4"><text:span text:style-name="T15"><text:s text:c="16"/></text:span><text:span text:style-name="T18">case</text:span><text:span text:style-name="T15"> </text:span><text:span text:style-name="T23">'+'</text:span><text:span text:style-name="T15">:</text:span></text:p>
            <text:p text:style-name="P4"><text:span text:style-name="T15"><text:s text:c="20"/>tok = </text:span><text:span text:style-name="T20">TOKEN</text:span><text:span text:style-name="T15">.TOK_PLUS;</text:span></text:p>
            <text:p text:style-name="P3"><text:s text:c="20"/>index++;</text:p>
            <text:p text:style-name="P4"><text:span text:style-name="T15"><text:s text:c="20"/></text:span><text:span text:style-name="T18">break</text:span><text:span text:style-name="T15">;</text:span></text:p>
            <text:p text:style-name="P4"><text:span text:style-name="T15"><text:s text:c="16"/></text:span><text:span text:style-name="T18">case</text:span><text:span text:style-name="T15"> </text:span><text:span text:style-name="T23">'-'</text:span><text:span text:style-name="T15">:</text:span></text:p>
            <text:p text:style-name="P4"><text:span text:style-name="T15"><text:s text:c="20"/>tok = </text:span><text:span text:style-name="T20">TOKEN</text:span><text:span text:style-name="T15">.TOK_SUB;</text:span></text:p>
            <text:p text:style-name="P3"><text:s text:c="20"/>index++;</text:p>
            <text:p text:style-name="P4"><text:span text:style-name="T15"><text:s text:c="20"/></text:span><text:span text:style-name="T18">break</text:span><text:span text:style-name="T15">;</text:span></text:p>
            <text:p text:style-name="P4"><text:span text:style-name="T15"><text:s text:c="16"/></text:span><text:span text:style-name="T18">case</text:span><text:span text:style-name="T15"> </text:span><text:span text:style-name="T23">'/'</text:span><text:span text:style-name="T15">:</text:span></text:p>
            <text:p text:style-name="P4"><text:span text:style-name="T15"><text:s text:c="20"/>tok = </text:span><text:span text:style-name="T20">TOKEN</text:span><text:span text:style-name="T15">.TOK_DIV;</text:span></text:p>
            <text:p text:style-name="P3"><text:s text:c="20"/>index++;</text:p>
            <text:p text:style-name="P4"><text:span text:style-name="T15"><text:s text:c="20"/></text:span><text:span text:style-name="T18">break</text:span><text:span text:style-name="T15">;</text:span></text:p>
            <text:p text:style-name="P4"><text:span text:style-name="T15"><text:s text:c="16"/></text:span><text:span text:style-name="T18">case</text:span><text:span text:style-name="T15"> </text:span><text:span text:style-name="T23">'*'</text:span><text:span text:style-name="T15">:</text:span></text:p>
            <text:p text:style-name="P4"><text:soft-page-break/><text:span text:style-name="T15"><text:s text:c="20"/>tok = </text:span><text:span text:style-name="T20">TOKEN</text:span><text:span text:style-name="T15">.TOK_MUL;</text:span></text:p>
            <text:p text:style-name="P3"><text:s text:c="20"/>index++;</text:p>
            <text:p text:style-name="P4"><text:span text:style-name="T15"><text:s text:c="20"/></text:span><text:span text:style-name="T18">break</text:span><text:span text:style-name="T15">;</text:span></text:p>
            <text:p text:style-name="P4"><text:span text:style-name="T15"><text:s text:c="16"/></text:span><text:span text:style-name="T18">case</text:span><text:span text:style-name="T15"> </text:span><text:span text:style-name="T23">'('</text:span><text:span text:style-name="T15">:</text:span></text:p>
            <text:p text:style-name="P4"><text:span text:style-name="T15"><text:s text:c="20"/>tok = </text:span><text:span text:style-name="T20">TOKEN</text:span><text:span text:style-name="T15">.TOK_OPAREN;</text:span></text:p>
            <text:p text:style-name="P3"><text:s text:c="20"/>index++;</text:p>
            <text:p text:style-name="P4"><text:span text:style-name="T15"><text:s text:c="20"/></text:span><text:span text:style-name="T18">break</text:span><text:span text:style-name="T15">;</text:span></text:p>
            <text:p text:style-name="P4"><text:span text:style-name="T15"><text:s text:c="16"/></text:span><text:span text:style-name="T18">case</text:span><text:span text:style-name="T15"> </text:span><text:span text:style-name="T23">')'</text:span><text:span text:style-name="T15">:</text:span></text:p>
            <text:p text:style-name="P4"><text:span text:style-name="T15"><text:s text:c="20"/>tok = </text:span><text:span text:style-name="T20">TOKEN</text:span><text:span text:style-name="T15">.TOK_CPAREN;</text:span></text:p>
            <text:p text:style-name="P3"><text:s text:c="20"/>index++;</text:p>
            <text:p text:style-name="P4"><text:span text:style-name="T15"><text:s text:c="20"/></text:span><text:span text:style-name="T18">break</text:span><text:span text:style-name="T15">;</text:span></text:p>
            <text:p text:style-name="P4"><text:span text:style-name="T15"><text:s text:c="16"/></text:span><text:span text:style-name="T18">case</text:span><text:span text:style-name="T15"> </text:span><text:span text:style-name="T23">'0'</text:span><text:span text:style-name="T15">:</text:span></text:p>
            <text:p text:style-name="P4"><text:span text:style-name="T15"><text:s text:c="16"/></text:span><text:span text:style-name="T18">case</text:span><text:span text:style-name="T15"> </text:span><text:span text:style-name="T23">'1'</text:span><text:span text:style-name="T15">:</text:span></text:p>
            <text:p text:style-name="P4"><text:span text:style-name="T15"><text:s text:c="16"/></text:span><text:span text:style-name="T18">case</text:span><text:span text:style-name="T15"> </text:span><text:span text:style-name="T23">'2'</text:span><text:span text:style-name="T15">:</text:span></text:p>
            <text:p text:style-name="P4"><text:span text:style-name="T15"><text:s text:c="16"/></text:span><text:span text:style-name="T18">case</text:span><text:span text:style-name="T15"> </text:span><text:span text:style-name="T23">'3'</text:span><text:span text:style-name="T15">:</text:span></text:p>
            <text:p text:style-name="P4"><text:span text:style-name="T15"><text:s text:c="16"/></text:span><text:span text:style-name="T18">case</text:span><text:span text:style-name="T15"> </text:span><text:span text:style-name="T23">'4'</text:span><text:span text:style-name="T15">:</text:span></text:p>
            <text:p text:style-name="P4"><text:span text:style-name="T15"><text:s text:c="16"/></text:span><text:span text:style-name="T18">case</text:span><text:span text:style-name="T15"> </text:span><text:span text:style-name="T23">'5'</text:span><text:span text:style-name="T15">:</text:span></text:p>
            <text:p text:style-name="P4"><text:span text:style-name="T15"><text:s text:c="16"/></text:span><text:span text:style-name="T18">case</text:span><text:span text:style-name="T15"> </text:span><text:span text:style-name="T23">'6'</text:span><text:span text:style-name="T15">:</text:span></text:p>
            <text:p text:style-name="P4"><text:span text:style-name="T15"><text:s text:c="16"/></text:span><text:span text:style-name="T18">case</text:span><text:span text:style-name="T15"> </text:span><text:span text:style-name="T23">'7'</text:span><text:span text:style-name="T15">:</text:span></text:p>
            <text:p text:style-name="P4"><text:span text:style-name="T15"><text:s text:c="16"/></text:span><text:span text:style-name="T18">case</text:span><text:span text:style-name="T15"> </text:span><text:span text:style-name="T23">'8'</text:span><text:span text:style-name="T15">:</text:span></text:p>
            <text:p text:style-name="P4"><text:span text:style-name="T15"><text:s text:c="16"/></text:span><text:span text:style-name="T18">case</text:span><text:span text:style-name="T15"> </text:span><text:span text:style-name="T23">'9'</text:span><text:span text:style-name="T15">:</text:span></text:p>
            <text:p text:style-name="P3"><text:s text:c="20"/>{</text:p>
            <text:p text:style-name="P4"><text:span text:style-name="T15"><text:s text:c="24"/></text:span><text:span text:style-name="T20">String</text:span><text:span text:style-name="T15"> str = </text:span><text:span text:style-name="T23">""</text:span><text:span text:style-name="T15">;</text:span></text:p>
            <text:p text:style-name="P4"><text:span text:style-name="T15"><text:s text:c="24"/></text:span><text:span text:style-name="T18">while</text:span><text:span text:style-name="T15"> (index &lt; length &amp;&amp;</text:span></text:p>
            <text:p text:style-name="P4"><text:span text:style-name="T15"><text:s text:c="24"/>(IExpr[index] == </text:span><text:span text:style-name="T23">'0'</text:span><text:span text:style-name="T15"> ||</text:span></text:p>
            <text:p text:style-name="P4"><text:span text:style-name="T15"><text:s text:c="24"/>IExpr[index] == </text:span><text:span text:style-name="T23">'1'</text:span><text:span text:style-name="T15"> ||</text:span></text:p>
            <text:p text:style-name="P4"><text:span text:style-name="T15"><text:s text:c="24"/>IExpr[index] == </text:span><text:span text:style-name="T23">'2'</text:span><text:span text:style-name="T15"> ||</text:span></text:p>
            <text:p text:style-name="P4"><text:span text:style-name="T15"><text:s text:c="24"/>IExpr[index] == </text:span><text:span text:style-name="T23">'3'</text:span><text:span text:style-name="T15"> ||</text:span></text:p>
            <text:p text:style-name="P4"><text:span text:style-name="T15"><text:s text:c="24"/>IExpr[index] == </text:span><text:span text:style-name="T23">'4'</text:span><text:span text:style-name="T15"> ||</text:span></text:p>
            <text:p text:style-name="P4"><text:span text:style-name="T15"><text:s text:c="24"/>IExpr[index] == </text:span><text:span text:style-name="T23">'5'</text:span><text:span text:style-name="T15"> ||</text:span></text:p>
            <text:p text:style-name="P4"><text:span text:style-name="T15"><text:s text:c="24"/>IExpr[index] == </text:span><text:span text:style-name="T23">'6'</text:span><text:span text:style-name="T15"> ||</text:span></text:p>
            <text:p text:style-name="P4"><text:span text:style-name="T15"><text:s text:c="24"/>IExpr[index] == </text:span><text:span text:style-name="T23">'7'</text:span><text:span text:style-name="T15"> ||</text:span></text:p>
            <text:p text:style-name="P4"><text:span text:style-name="T15"><text:s text:c="24"/>IExpr[index] == </text:span><text:span text:style-name="T23">'8'</text:span><text:span text:style-name="T15"> ||</text:span></text:p>
            <text:p text:style-name="P4"><text:span text:style-name="T15"><text:s text:c="24"/>IExpr[index] == </text:span><text:span text:style-name="T23">'9'</text:span><text:span text:style-name="T15">))</text:span></text:p>
            <text:p text:style-name="P3"><text:s text:c="24"/>{</text:p>
            <text:p text:style-name="P4"><text:span text:style-name="T15"><text:s text:c="28"/>str += </text:span><text:span text:style-name="T20">Convert</text:span><text:span text:style-name="T15">.ToString(IExpr[index]);</text:span></text:p>
            <text:p text:style-name="P3"><text:s text:c="28"/>index++;</text:p>
            <text:p text:style-name="P3"><text:s text:c="24"/>}</text:p>
            <text:p text:style-name="P4"><text:span text:style-name="T15"><text:s text:c="24"/>number = </text:span><text:span text:style-name="T20">Convert</text:span><text:span text:style-name="T15">.ToDouble(str);</text:span></text:p>
            <text:p text:style-name="P4"><text:span text:style-name="T15"><text:s text:c="24"/>tok = </text:span><text:span text:style-name="T20">TOKEN</text:span><text:span text:style-name="T15">.TOK_DOUBLE;</text:span></text:p>
            <text:p text:style-name="P3"><text:s text:c="20"/>}</text:p>
            <text:p text:style-name="P4"><text:span text:style-name="T15"><text:s text:c="20"/></text:span><text:span text:style-name="T18">break</text:span><text:span text:style-name="T15">;</text:span></text:p>
            <text:p text:style-name="P4"><text:span text:style-name="T15"><text:s text:c="16"/></text:span><text:span text:style-name="T18">default</text:span><text:span text:style-name="T15">:</text:span></text:p>
            <text:p text:style-name="P4"><text:span text:style-name="T15"><text:s text:c="20"/></text:span><text:span text:style-name="T20">Console</text:span><text:span text:style-name="T15">.WriteLine(</text:span><text:span text:style-name="T23">"Error While Analyzing Tokens"</text:span><text:span text:style-name="T15">);</text:span></text:p>
            <text:p text:style-name="P4"><text:span text:style-name="T15"><text:s text:c="20"/></text:span><text:span text:style-name="T18">throw</text:span><text:span text:style-name="T15"> </text:span><text:span text:style-name="T18">new</text:span><text:span text:style-name="T15"> </text:span><text:span text:style-name="T20">Exception</text:span><text:span text:style-name="T15">();</text:span></text:p>
            <text:p text:style-name="P3"><text:s text:c="12"/>}</text:p>
            <text:p text:style-name="P4"><text:span text:style-name="T15"><text:s text:c="12"/></text:span><text:span text:style-name="T18">return</text:span><text:span text:style-name="T15"> tok;</text:span></text:p>
            <text:p text:style-name="P3"><text:s text:c="8"/>}</text:p>
            <text:p text:style-name="P4"><text:span text:style-name="T15"><text:s text:c="8"/></text:span><text:span text:style-name="T18">public</text:span><text:span text:style-name="T15"> </text:span><text:span text:style-name="T18">double</text:span><text:span text:style-name="T15"> GetNumber() { </text:span><text:span text:style-name="T18">return</text:span><text:span text:style-name="T15"> number; }</text:span></text:p>
            <text:p text:style-name="P3"><text:s text:c="4"/>}</text:p>
            <text:p text:style-name="P3">}</text:p>
            <text:p text:style-name="Table_20_Contents"/>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The Grammar</text:p>
      <text:p text:style-name="Standard">In computer science, a formal grammar (or grammar) is a set of formation rules (grammar) that describe which strings formed from the alphabet of a formal language are syntactically valid within the language. A grammar only addresses the location and manipulation of the strings of the language. It does not describe anything else about a language, such as its semantics (i.e. what the strings mean).</text:p>
      <text:p text:style-name="Standard"/>
      <text:p text:style-name="Standard">A context-free grammar is a grammar in which the left-hand side of each production rule consists of only a single nonterminal symbol. This restriction is non-trivial; not all languages can be generated </text:p>
      <text:p text:style-name="Standard">by context-free grammars. Those that can are called context-free languages.</text:p>
      <text:p text:style-name="Standard"/>
      <text:p text:style-name="Standard">The Backus Naur Form (BNF) notation is used to specify grammars for programming languages , commnd line tools , file formats to name a few . The semantics of BNF is beyond the scope of this book. </text:p>
      <text:p text:style-name="Standard"/>
      <text:p text:style-name="Standard"/>
      <text:p text:style-name="Standard">Grammar of the expression evaluator </text:p>
      <text:p text:style-name="Text_20_body"/>
      <table:table table:name="Table4" table:style-name="Table4">
        <table:table-column table:style-name="Table4.A"/>
        <table:table-row>
          <table:table-cell table:style-name="Table4.A1" office:value-type="string">
            <text:p text:style-name="Table_20_Contents">&lt;Expr&gt; <text:s/>::= <text:s/>&lt;Term&gt; | Term { + | - } &lt;Expr&gt;</text:p>
            <text:p text:style-name="Table_20_Contents">&lt;Term&gt; ::= <text:s/>&lt;Factor&gt; | &lt;Factor&gt; <text:s/>{*|/} &lt;Term&gt;</text:p>
            <text:p text:style-name="Table_20_Contents">&lt;Factor&gt;::= <text:s/>&lt;number&gt; | ( &lt;expr&gt; ) | {+|-} &lt;factor&gt;</text:p>
          </table:table-cell>
        </table:table-row>
      </table:table>
      <text:p text:style-name="Standard"/>
      <text:p text:style-name="Text_20_body">There are two types of tokens in any grammar specifications. They are terminal tokens ( terminals ) or non terminals . In the above grammar , operators and &lt;number&gt; are the terminals. &lt;Expr&gt;,&lt;Term&gt;,&lt;Factor&gt; are non terminals. Non terminals will have at least one entry on the left side.</text:p>
      <text:p text:style-name="Text_20_body"/>
      <text:p text:style-name="Standard">Conversion of Expression to the psuedo code</text:p>
      <table:table table:name="Table5" table:style-name="Table5">
        <table:table-column table:style-name="Table5.A"/>
        <table:table-row>
          <table:table-cell table:style-name="Table5.A1" office:value-type="string">
            <text:p text:style-name="Table_20_Contents">// <text:s text:c="2"/>&lt;Expr&gt; ::= <text:s text:c="2"/>&lt;Term&gt; <text:s/>{ + | - } <text:s/>&lt;Expr&gt;</text:p>
            <text:p text:style-name="Table_20_Contents">Void Expr() {</text:p>
            <text:p text:style-name="Table_20_Contents"><text:s text:c="9"/>Term();</text:p>
            <text:p text:style-name="Table_20_Contents"><text:s text:c="8"/></text:p>
            <text:p text:style-name="Table_20_Contents"><text:s text:c="9"/>if ( Token == TOK_PLUS || <text:s/>Token == TOK_SUB <text:s text:c="3"/>)</text:p>
            <text:p text:style-name="Table_20_Contents"><text:s text:c="9"/>{</text:p>
            <text:p text:style-name="Table_20_Contents"><text:s text:c="17"/>// Emit instructions</text:p>
            <text:p text:style-name="Table_20_Contents"><text:s text:c="16"/>// <text:s/>and perform semantic operations</text:p>
            <text:p text:style-name="Table_20_Contents"><text:s text:c="18"/></text:p>
            <text:p text:style-name="Table_20_Contents"><text:s text:c="16"/>Expr(); <text:s text:c="3"/>// recurse </text:p>
            <text:p text:style-name="Table_20_Contents"><text:s text:c="9"/>} </text:p>
            <text:p text:style-name="Table_20_Contents">}</text:p>
          </table:table-cell>
        </table:table-row>
      </table:table>
      <text:p text:style-name="Standard"/>
      <text:p text:style-name="Standard">Converstion of term to the psuedo code</text:p>
      <text:p text:style-name="Standard"/>
      <table:table table:name="Table6" table:style-name="Table6">
        <table:table-column table:style-name="Table6.A"/>
        <table:table-row>
          <table:table-cell table:style-name="Table6.A1" office:value-type="string">
            <text:p text:style-name="Table_20_Contents">// <text:s text:c="2"/>&lt;Term&gt; ::= <text:s text:c="2"/>&lt;Factor&gt; <text:s/>{ * | / } <text:s/>&lt;Term&gt;</text:p>
            <text:p text:style-name="Table_20_Contents">Void Term() {</text:p>
            <text:p text:style-name="Table_20_Contents"><text:s text:c="9"/>Factor();</text:p>
            <text:p text:style-name="Table_20_Contents"><text:soft-page-break/><text:s text:c="8"/></text:p>
            <text:p text:style-name="Table_20_Contents"><text:s text:c="9"/>if ( Token == TOK_MUL || <text:s/>Token == TOK_DIV <text:s text:c="3"/>)</text:p>
            <text:p text:style-name="Table_20_Contents"><text:s text:c="9"/>{</text:p>
            <text:p text:style-name="Table_20_Contents"><text:s text:c="17"/>// Emit instructions </text:p>
            <text:p text:style-name="Table_20_Contents"><text:s text:c="16"/>// <text:s/>and perform semantic operations</text:p>
            <text:p text:style-name="Table_20_Contents"><text:s text:c="18"/></text:p>
            <text:p text:style-name="Table_20_Contents"><text:s text:c="16"/>Term(); <text:s text:c="3"/>// recurse </text:p>
            <text:p text:style-name="Table_20_Contents"><text:s text:c="9"/>} </text:p>
            <text:p text:style-name="Table_20_Contents">}</text:p>
            <text:p text:style-name="Table_20_Contents"/>
          </table:table-cell>
        </table:table-row>
      </table:table>
      <text:p text:style-name="Text_20_body"/>
      <text:p text:style-name="Text_20_body"/>
      <text:p text:style-name="Text_20_body">The following psuedo code demonstrates how to map &lt;Factor&gt; into code</text:p>
      <table:table table:name="Table7" table:style-name="Table7">
        <table:table-column table:style-name="Table7.A"/>
        <table:table-row>
          <table:table-cell table:style-name="Table7.A1" office:value-type="string">
            <text:p text:style-name="Table_20_Contents">// <text:s text:c="2"/>&lt;Factor&gt; ::= <text:s/>&lt;TOK_DOUBLE&gt; | ( &lt;expr&gt; ) | <text:s/>{ + |- } <text:s/>&lt;Factor&gt;</text:p>
            <text:p text:style-name="Table_20_Contents">//</text:p>
            <text:p text:style-name="Table_20_Contents">Void Factor() {</text:p>
            <text:p text:style-name="Table_20_Contents"><text:s text:c="9"/>switch(Token) </text:p>
            <text:p text:style-name="Table_20_Contents"><text:s text:c="12"/>case TOK_DOUBLE:</text:p>
            <text:p text:style-name="Table_20_Contents"><text:s text:c="12"/>// <text:s text:c="2"/>push token to IL operand stack return</text:p>
            <text:p text:style-name="Table_20_Contents"><text:s text:c="11"/>case TOK_OPAREN:</text:p>
            <text:p text:style-name="Table_20_Contents"><text:s text:c="18"/>Expr(); <text:s text:c="3"/>//recurse</text:p>
            <text:p text:style-name="Table_20_Contents"><text:s text:c="18"/>// check for closing parenthesis and return</text:p>
            <text:p text:style-name="Table_20_Contents"><text:s text:c="12"/>case UNARYOP:</text:p>
            <text:p text:style-name="Table_20_Contents"><text:s text:c="18"/>Factor(); <text:s text:c="2"/>//recurse</text:p>
            <text:p text:style-name="Table_20_Contents"><text:s text:c="13"/>default:</text:p>
            <text:p text:style-name="Table_20_Contents"><text:s text:c="18"/>//Error </text:p>
            <text:p text:style-name="Table_20_Contents">} <text:s text:c="8"/></text:p>
            <text:p text:style-name="Table_20_Contents"/>
          </table:table-cell>
        </table:table-row>
      </table:table>
      <text:p text:style-name="Standard"/>
      <text:p text:style-name="Standard"/>
      <text:p text:style-name="Standard"/>
      <text:p text:style-name="Standard">The class RDParser is derived from the Lexer class. By using an algorithm by the name Recursive descent parsing , we will evaluate the expression.A recursive descent parser is a top-down parser built from a set of mutually-recursive procedures where each such procedure usually implements one of the production rules of the grammar. Thus the structure of the resulting program closely mirrors that </text:p>
      <text:p text:style-name="Standard">of the grammar it recognizes.</text:p>
      <text:p text:style-name="Standard"/>
      <table:table table:name="Table8" table:style-name="Table8">
        <table:table-column table:style-name="Table8.A"/>
        <table:table-row>
          <table:table-cell table:style-name="Table8.A1" office:value-type="string">
            <text:p text:style-name="Table_20_Contents"><text:span text:style-name="T18">using</text:span><text:span text:style-name="T15"> System;</text:span></text:p>
            <text:p text:style-name="P4"><text:span text:style-name="T18">using</text:span><text:span text:style-name="T15"> System.Collections.Generic;</text:span></text:p>
            <text:p text:style-name="P4"><text:span text:style-name="T18">using</text:span><text:span text:style-name="T15"> System.Linq;</text:span></text:p>
            <text:p text:style-name="P4"><text:span text:style-name="T18">using</text:span><text:span text:style-name="T15"> System.Text;</text:span></text:p>
            <text:p text:style-name="P3"/>
            <text:p text:style-name="P4"><text:span text:style-name="T18">namespace</text:span><text:span text:style-name="T15"> SLANG_DOT_NET</text:span></text:p>
            <text:p text:style-name="P3">{</text:p>
            <text:p text:style-name="P4"><text:span text:style-name="T15"><text:s text:c="4"/></text:span><text:span text:style-name="T6">///</text:span><text:span text:style-name="T11"> </text:span><text:span text:style-name="T6">&lt;summary&gt;</text:span></text:p>
            <text:p text:style-name="P4"><text:span text:style-name="T15"><text:s text:c="4"/></text:span><text:span text:style-name="T6">///</text:span><text:span text:style-name="T11"> </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18">public</text:span><text:span text:style-name="T15"> </text:span><text:span text:style-name="T18">class</text:span><text:span text:style-name="T15"> </text:span><text:span text:style-name="T20">RDParser</text:span><text:span text:style-name="T15"> : </text:span><text:span text:style-name="T20">Lexer</text:span></text:p>
            <text:p text:style-name="P3"><text:soft-page-break/><text:s text:c="4"/>{</text:p>
            <text:p text:style-name="P4"><text:span text:style-name="T15"><text:s text:c="8"/></text:span><text:span text:style-name="T20">TOKEN</text:span><text:span text:style-name="T15"> Current_Token;</text:span></text:p>
            <text:p text:style-name="P3"/>
            <text:p text:style-name="P3"/>
            <text:p text:style-name="P4"><text:span text:style-name="T15"><text:s text:c="8"/></text:span><text:span text:style-name="T18">public</text:span><text:span text:style-name="T15"> RDParser(</text:span><text:span text:style-name="T20">String</text:span><text:span text:style-name="T15"> str)</text:span></text:p>
            <text:p text:style-name="P4"><text:span text:style-name="T15"><text:s text:c="12"/>: </text:span><text:span text:style-name="T18">base</text:span><text:span text:style-name="T15">(str)</text:span></text:p>
            <text:p text:style-name="P3"><text:s text:c="8"/>{</text:p>
            <text:p text:style-name="P3"/>
            <text:p text:style-name="P3"/>
            <text:p text:style-name="P3"><text:s text:c="8"/>}</text:p>
            <text:p text:style-name="P3"/>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 text:c="5"/></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returns&gt;&lt;/returns&gt;</text:span></text:p>
            <text:p text:style-name="P4"><text:span text:style-name="T15"><text:s text:c="8"/></text:span><text:span text:style-name="T18">public</text:span><text:span text:style-name="T15"> </text:span><text:span text:style-name="T20">Exp</text:span><text:span text:style-name="T15"> CallExpr()</text:span></text:p>
            <text:p text:style-name="P3"><text:s text:c="8"/>{</text:p>
            <text:p text:style-name="P3"><text:s text:c="12"/>Current_Token = GetToken();</text:p>
            <text:p text:style-name="P4"><text:span text:style-name="T15"><text:s text:c="12"/></text:span><text:span text:style-name="T18">return</text:span><text:span text:style-name="T15"> Expr();</text:span></text:p>
            <text:p text:style-name="P3"><text:s text:c="8"/>}</text:p>
            <text:p text:style-name="P3"/>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returns&gt;&lt;/returns&gt;</text:span></text:p>
            <text:p text:style-name="P4"><text:span text:style-name="T15"><text:s text:c="8"/></text:span><text:span text:style-name="T18">public</text:span><text:span text:style-name="T15"> </text:span><text:span text:style-name="T20">Exp</text:span><text:span text:style-name="T15"> Expr()</text:span></text:p>
            <text:p text:style-name="P3"><text:s text:c="8"/>{</text:p>
            <text:p text:style-name="P4"><text:span text:style-name="T15"><text:s text:c="12"/></text:span><text:span text:style-name="T20">TOKEN</text:span><text:span text:style-name="T15"> l_token;</text:span></text:p>
            <text:p text:style-name="P4"><text:span text:style-name="T15"><text:s text:c="12"/></text:span><text:span text:style-name="T20">Exp</text:span><text:span text:style-name="T15"> RetValue = Term();</text:span></text:p>
            <text:p text:style-name="P4"><text:span text:style-name="T15"><text:s text:c="12"/></text:span><text:span text:style-name="T18">while</text:span><text:span text:style-name="T15"> (Current_Token == </text:span><text:span text:style-name="T20">TOKEN</text:span><text:span text:style-name="T15">.TOK_PLUS || Current_Token == </text:span><text:span text:style-name="T20">TOKEN</text:span><text:span text:style-name="T15">.TOK_SUB)</text:span></text:p>
            <text:p text:style-name="P3"><text:s text:c="12"/>{</text:p>
            <text:p text:style-name="P3"><text:s text:c="16"/>l_token = Current_Token;</text:p>
            <text:p text:style-name="P3"><text:s text:c="16"/>Current_Token = GetToken();</text:p>
            <text:p text:style-name="P4"><text:span text:style-name="T15"><text:s text:c="16"/></text:span><text:span text:style-name="T20">Exp</text:span><text:span text:style-name="T15"> e1 = Expr();</text:span></text:p>
            <text:p text:style-name="P4"><text:span text:style-name="T15"><text:s text:c="16"/>RetValue = </text:span><text:span text:style-name="T18">new</text:span><text:span text:style-name="T15"> </text:span><text:span text:style-name="T20">BinaryExp</text:span><text:span text:style-name="T15">(RetValue, e1,</text:span></text:p>
            <text:p text:style-name="P4"><text:span text:style-name="T15"><text:s text:c="20"/>l_token == </text:span><text:span text:style-name="T20">TOKEN</text:span><text:span text:style-name="T15">.TOK_PLUS ? </text:span><text:span text:style-name="T20">OPERATOR</text:span><text:span text:style-name="T15">.PLUS : </text:span><text:span text:style-name="T20">OPERATOR</text:span><text:span text:style-name="T15">.MINUS);</text:span></text:p>
            <text:p text:style-name="P3"/>
            <text:p text:style-name="P3"><text:s text:c="12"/>}</text:p>
            <text:p text:style-name="P3"/>
            <text:p text:style-name="P4"><text:span text:style-name="T15"><text:s text:c="12"/></text:span><text:span text:style-name="T18">return</text:span><text:span text:style-name="T15"> RetValue;</text:span></text:p>
            <text:p text:style-name="P3"/>
            <text:p text:style-name="P3"><text:s text:c="8"/>}</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18">public</text:span><text:span text:style-name="T15"> </text:span><text:span text:style-name="T20">Exp</text:span><text:span text:style-name="T15"> Term()</text:span></text:p>
            <text:p text:style-name="P3"><text:s text:c="8"/>{</text:p>
            <text:p text:style-name="P4"><text:span text:style-name="T15"><text:s text:c="12"/></text:span><text:span text:style-name="T20">TOKEN</text:span><text:span text:style-name="T15"> l_token;</text:span></text:p>
            <text:p text:style-name="P4"><text:span text:style-name="T15"><text:s text:c="12"/></text:span><text:span text:style-name="T20">Exp</text:span><text:span text:style-name="T15"> RetValue = Factor();</text:span></text:p>
            <text:p text:style-name="P3"/>
            <text:p text:style-name="P4"><text:span text:style-name="T15"><text:s text:c="12"/></text:span><text:span text:style-name="T18">while</text:span><text:span text:style-name="T15"> (Current_Token == </text:span><text:span text:style-name="T20">TOKEN</text:span><text:span text:style-name="T15">.TOK_MUL || Current_Token == </text:span><text:span text:style-name="T20">TOKEN</text:span><text:span text:style-name="T15">.TOK_DIV)</text:span></text:p>
            <text:p text:style-name="P3"><text:s text:c="12"/>{</text:p>
            <text:p text:style-name="P3"><text:s text:c="16"/>l_token = Current_Token;</text:p>
            <text:p text:style-name="P3"><text:s text:c="16"/>Current_Token = GetToken();</text:p>
            <text:p text:style-name="P3"/>
            <text:p text:style-name="P3"/>
            <text:p text:style-name="P4"><text:span text:style-name="T15"><text:s text:c="16"/></text:span><text:span text:style-name="T20">Exp</text:span><text:span text:style-name="T15"> e1 = Term();</text:span></text:p>
            <text:p text:style-name="P4"><text:span text:style-name="T15"><text:s text:c="16"/>RetValue = </text:span><text:span text:style-name="T18">new</text:span><text:span text:style-name="T15"> </text:span><text:span text:style-name="T20">BinaryExp</text:span><text:span text:style-name="T15">(RetValue, e1,</text:span></text:p>
            <text:p text:style-name="P4"><text:soft-page-break/><text:span text:style-name="T15"><text:s text:c="20"/>l_token == </text:span><text:span text:style-name="T20">TOKEN</text:span><text:span text:style-name="T15">.TOK_MUL ? </text:span><text:span text:style-name="T20">OPERATOR</text:span><text:span text:style-name="T15">.MUL : </text:span><text:span text:style-name="T20">OPERATOR</text:span><text:span text:style-name="T15">.DIV);</text:span></text:p>
            <text:p text:style-name="P3"/>
            <text:p text:style-name="P3"><text:s text:c="12"/>}</text:p>
            <text:p text:style-name="P3"/>
            <text:p text:style-name="P4"><text:span text:style-name="T15"><text:s text:c="12"/></text:span><text:span text:style-name="T18">return</text:span><text:span text:style-name="T15"> RetValue;</text:span></text:p>
            <text:p text:style-name="P3"><text:s text:c="8"/>}</text:p>
            <text:p text:style-name="P3"/>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 text:c="3"/></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18">public</text:span><text:span text:style-name="T15"> </text:span><text:span text:style-name="T20">Exp</text:span><text:span text:style-name="T15"> Factor()</text:span></text:p>
            <text:p text:style-name="P3"><text:s text:c="8"/>{</text:p>
            <text:p text:style-name="P4"><text:span text:style-name="T15"><text:s text:c="12"/></text:span><text:span text:style-name="T20">TOKEN</text:span><text:span text:style-name="T15"> l_token;</text:span></text:p>
            <text:p text:style-name="P4"><text:span text:style-name="T15"><text:s text:c="12"/></text:span><text:span text:style-name="T20">Exp</text:span><text:span text:style-name="T15"> RetValue = </text:span><text:span text:style-name="T18">null</text:span><text:span text:style-name="T15">;</text:span></text:p>
            <text:p text:style-name="P4"><text:span text:style-name="T15"><text:s text:c="12"/></text:span><text:span text:style-name="T18">if</text:span><text:span text:style-name="T15"> (Current_Token == </text:span><text:span text:style-name="T20">TOKEN</text:span><text:span text:style-name="T15">.TOK_DOUBLE)</text:span></text:p>
            <text:p text:style-name="P3"><text:s text:c="12"/>{</text:p>
            <text:p text:style-name="P3"/>
            <text:p text:style-name="P4"><text:span text:style-name="T15"><text:s text:c="16"/>RetValue = </text:span><text:span text:style-name="T18">new</text:span><text:span text:style-name="T15"> </text:span><text:span text:style-name="T20">NumericConstant</text:span><text:span text:style-name="T15">(GetNumber());</text:span></text:p>
            <text:p text:style-name="P3"><text:s text:c="16"/>Current_Token = GetToken();</text:p>
            <text:p text:style-name="P3"/>
            <text:p text:style-name="P3"><text:s text:c="12"/>}</text:p>
            <text:p text:style-name="P4"><text:span text:style-name="T15"><text:s text:c="12"/></text:span><text:span text:style-name="T18">else</text:span><text:span text:style-name="T15"> </text:span><text:span text:style-name="T18">if</text:span><text:span text:style-name="T15"> (Current_Token == </text:span><text:span text:style-name="T20">TOKEN</text:span><text:span text:style-name="T15">.TOK_OPAREN)</text:span></text:p>
            <text:p text:style-name="P3"><text:s text:c="12"/>{</text:p>
            <text:p text:style-name="P3"/>
            <text:p text:style-name="P3"><text:s text:c="16"/>Current_Token = GetToken();</text:p>
            <text:p text:style-name="P3"/>
            <text:p text:style-name="P4"><text:span text:style-name="T15"><text:s text:c="16"/>RetValue = Expr(); <text:s/></text:span><text:span text:style-name="T11">// Recurse</text:span></text:p>
            <text:p text:style-name="P5"/>
            <text:p text:style-name="P4"><text:span text:style-name="T15"><text:s text:c="16"/></text:span><text:span text:style-name="T18">if</text:span><text:span text:style-name="T15"> (Current_Token != </text:span><text:span text:style-name="T20">TOKEN</text:span><text:span text:style-name="T15">.TOK_CPAREN)</text:span></text:p>
            <text:p text:style-name="P3"><text:s text:c="16"/>{</text:p>
            <text:p text:style-name="P4"><text:span text:style-name="T15"><text:s text:c="20"/></text:span><text:span text:style-name="T20">Console</text:span><text:span text:style-name="T15">.WriteLine(</text:span><text:span text:style-name="T23">"Missing Closing Parenthesis\n"</text:span><text:span text:style-name="T15">);</text:span></text:p>
            <text:p text:style-name="P4"><text:span text:style-name="T15"><text:s text:c="20"/></text:span><text:span text:style-name="T18">throw</text:span><text:span text:style-name="T15"> </text:span><text:span text:style-name="T18">new</text:span><text:span text:style-name="T15"> </text:span><text:span text:style-name="T20">Exception</text:span><text:span text:style-name="T15">();</text:span></text:p>
            <text:p text:style-name="P3"/>
            <text:p text:style-name="P3"><text:s text:c="16"/>}</text:p>
            <text:p text:style-name="P3"><text:s text:c="16"/>Current_Token = GetToken();</text:p>
            <text:p text:style-name="P3"><text:s text:c="12"/>}</text:p>
            <text:p text:style-name="P3"/>
            <text:p text:style-name="P4"><text:span text:style-name="T15"><text:s text:c="12"/></text:span><text:span text:style-name="T18">else</text:span><text:span text:style-name="T15"> </text:span><text:span text:style-name="T18">if</text:span><text:span text:style-name="T15"> (Current_Token == </text:span><text:span text:style-name="T20">TOKEN</text:span><text:span text:style-name="T15">.TOK_PLUS || Current_Token == </text:span><text:span text:style-name="T20">TOKEN</text:span><text:span text:style-name="T15">.TOK_SUB)</text:span></text:p>
            <text:p text:style-name="P3"><text:s text:c="12"/>{</text:p>
            <text:p text:style-name="P3"><text:s text:c="16"/>l_token = Current_Token;</text:p>
            <text:p text:style-name="P3"><text:s text:c="16"/>Current_Token = GetToken();</text:p>
            <text:p text:style-name="P3"><text:s text:c="16"/>RetValue = Factor();</text:p>
            <text:p text:style-name="P3"/>
            <text:p text:style-name="P4"><text:span text:style-name="T15"><text:s text:c="16"/>RetValue = </text:span><text:span text:style-name="T18">new</text:span><text:span text:style-name="T15"> </text:span><text:span text:style-name="T20">UnaryExp</text:span><text:span text:style-name="T15">(RetValue,</text:span></text:p>
            <text:p text:style-name="P4"><text:span text:style-name="T15"><text:s text:c="21"/>l_token == </text:span><text:span text:style-name="T20">TOKEN</text:span><text:span text:style-name="T15">.TOK_PLUS ? </text:span><text:span text:style-name="T20">OPERATOR</text:span><text:span text:style-name="T15">.PLUS : </text:span><text:span text:style-name="T20">OPERATOR</text:span><text:span text:style-name="T15">.MINUS);</text:span></text:p>
            <text:p text:style-name="P3"><text:s text:c="12"/>}</text:p>
            <text:p text:style-name="P4"><text:span text:style-name="T15"><text:s text:c="12"/></text:span><text:span text:style-name="T18">else</text:span></text:p>
            <text:p text:style-name="P3"><text:s text:c="12"/>{</text:p>
            <text:p text:style-name="P3"/>
            <text:p text:style-name="P4"><text:span text:style-name="T15"><text:s text:c="16"/></text:span><text:span text:style-name="T20">Console</text:span><text:span text:style-name="T15">.WriteLine(</text:span><text:span text:style-name="T23">"Illegal Token"</text:span><text:span text:style-name="T15">);</text:span></text:p>
            <text:p text:style-name="P4"><text:span text:style-name="T15"><text:s text:c="16"/></text:span><text:span text:style-name="T18">throw</text:span><text:span text:style-name="T15"> </text:span><text:span text:style-name="T18">new</text:span><text:span text:style-name="T15"> </text:span><text:span text:style-name="T20">Exception</text:span><text:span text:style-name="T15">();</text:span></text:p>
            <text:p text:style-name="P3"><text:s text:c="12"/>}</text:p>
            <text:p text:style-name="P3"/>
            <text:p text:style-name="P4"><text:span text:style-name="T15"><text:s text:c="11"/></text:span><text:span text:style-name="T18">return</text:span><text:span text:style-name="T15"> RetValue;</text:span></text:p>
            <text:p text:style-name="P3"/>
            <text:p text:style-name="P3"><text:s text:c="8"/>}</text:p>
            <text:p text:style-name="P3"><text:s text:c="4"/>}</text:p>
            <text:p text:style-name="P3">}</text:p>
            <text:p text:style-name="Table_20_Contents"><text:soft-page-break/></text:p>
          </table:table-cell>
        </table:table-row>
        <table:table-row>
          <table:table-cell table:style-name="Table8.A2" office:value-type="string">
            <text:p text:style-name="Table_20_Contents"/>
          </table:table-cell>
        </table:table-row>
      </table:table>
      <text:p text:style-name="Standard"/>
      <text:p text:style-name="Standard">Using the Builder Pattern , we will encapsulate the Parser , Lexer class activities</text:p>
      <text:p text:style-name="Standard"/>
      <table:table table:name="Table9" table:style-name="Table9">
        <table:table-column table:style-name="Table9.A"/>
        <table:table-row>
          <table:table-cell table:style-name="Table9.A1" office:value-type="string">
            <text:p text:style-name="P1"/>
            <text:p text:style-name="P6"><text:span text:style-name="T18">using</text:span><text:span text:style-name="T15"> System;</text:span></text:p>
            <text:p text:style-name="P4"><text:span text:style-name="T18">using</text:span><text:span text:style-name="T15"> System.Collections.Generic;</text:span></text:p>
            <text:p text:style-name="P4"><text:span text:style-name="T18">using</text:span><text:span text:style-name="T15"> System.Linq;</text:span></text:p>
            <text:p text:style-name="P4"><text:span text:style-name="T18">using</text:span><text:span text:style-name="T15"> System.Text;</text:span></text:p>
            <text:p text:style-name="P3"/>
            <text:p text:style-name="P4"><text:span text:style-name="T18">namespace</text:span><text:span text:style-name="T15"> SLANG_DOT_NET</text:span></text:p>
            <text:p text:style-name="P3">{</text:p>
            <text:p text:style-name="P4"><text:span text:style-name="T15"><text:s text:c="4"/></text:span><text:span text:style-name="T6">///</text:span><text:span text:style-name="T11"> </text:span><text:span text:style-name="T6">&lt;summary&gt;</text:span></text:p>
            <text:p text:style-name="P4"><text:span text:style-name="T15"><text:s text:c="4"/></text:span><text:span text:style-name="T6">///</text:span><text:span text:style-name="T11"> <text:s text:c="3"/>Base class for all the Builders</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18">public</text:span><text:span text:style-name="T15"> </text:span><text:span text:style-name="T18">class</text:span><text:span text:style-name="T15"> </text:span><text:span text:style-name="T20">AbstractBuilder</text:span></text:p>
            <text:p text:style-name="P3"><text:s text:c="4"/>{</text:p>
            <text:p text:style-name="P3"/>
            <text:p text:style-name="P3"><text:s text:c="4"/>}</text:p>
            <text:p text:style-name="P4"><text:span text:style-name="T15"><text:s text:c="4"/></text:span><text:span text:style-name="T6">///</text:span><text:span text:style-name="T11"> </text:span><text:span text:style-name="T6">&lt;summary&gt;</text:span></text:p>
            <text:p text:style-name="P4"><text:span text:style-name="T15"><text:s text:c="4"/></text:span><text:span text:style-name="T6">///</text:span><text:span text:style-name="T11"> <text:s text:c="4"/></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18">public</text:span><text:span text:style-name="T15"> </text:span><text:span text:style-name="T18">class</text:span><text:span text:style-name="T15"> </text:span><text:span text:style-name="T20">ExpressionBuilder</text:span><text:span text:style-name="T15"> : </text:span><text:span text:style-name="T20">AbstractBuilder</text:span></text:p>
            <text:p text:style-name="P3"><text:s text:c="4"/>{</text:p>
            <text:p text:style-name="P4"><text:span text:style-name="T15"><text:s text:c="8"/></text:span><text:span text:style-name="T18">public</text:span><text:span text:style-name="T15"> </text:span><text:span text:style-name="T18">string</text:span><text:span text:style-name="T15"> _expr_string;</text:span></text:p>
            <text:p text:style-name="P4"><text:span text:style-name="T15"><text:s text:c="8"/></text:span><text:span text:style-name="T18">public</text:span><text:span text:style-name="T15"> ExpressionBuilder(</text:span><text:span text:style-name="T18">string</text:span><text:span text:style-name="T15"> expr)</text:span></text:p>
            <text:p text:style-name="P3"><text:s text:c="8"/>{</text:p>
            <text:p text:style-name="P3"><text:s text:c="12"/>_expr_string = expr;</text:p>
            <text:p text:style-name="P3"/>
            <text:p text:style-name="P3"/>
            <text:p text:style-name="P3"><text:s text:c="8"/>}</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 text:c="3"/></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returns&gt;&lt;/returns&gt;</text:span></text:p>
            <text:p text:style-name="P4"><text:span text:style-name="T15"><text:s text:c="8"/></text:span><text:span text:style-name="T18">public</text:span><text:span text:style-name="T15"> </text:span><text:span text:style-name="T20">Exp</text:span><text:span text:style-name="T15"> GetExpression()</text:span></text:p>
            <text:p text:style-name="P3"><text:s text:c="8"/>{</text:p>
            <text:p text:style-name="P4"><text:span text:style-name="T15"><text:s text:c="12"/></text:span><text:span text:style-name="T18">try</text:span></text:p>
            <text:p text:style-name="P3"><text:s text:c="12"/>{</text:p>
            <text:p text:style-name="P4"><text:span text:style-name="T15"><text:s text:c="16"/></text:span><text:span text:style-name="T20">RDParser</text:span><text:span text:style-name="T15"> p = </text:span><text:span text:style-name="T18">new</text:span><text:span text:style-name="T15"> </text:span><text:span text:style-name="T20">RDParser</text:span><text:span text:style-name="T15">(_expr_string);</text:span></text:p>
            <text:p text:style-name="P4"><text:span text:style-name="T15"><text:s text:c="16"/></text:span><text:span text:style-name="T18">return</text:span><text:span text:style-name="T15"> p.CallExpr();</text:span></text:p>
            <text:p text:style-name="P3"><text:s text:c="12"/>}</text:p>
            <text:p text:style-name="P4"><text:span text:style-name="T15"><text:s text:c="12"/></text:span><text:span text:style-name="T18">catch</text:span><text:span text:style-name="T15"> (</text:span><text:span text:style-name="T20">Exception</text:span><text:span text:style-name="T15">)</text:span></text:p>
            <text:p text:style-name="P3"><text:s text:c="12"/>{</text:p>
            <text:p text:style-name="P3"/>
            <text:p text:style-name="P4"><text:span text:style-name="T15"><text:s text:c="16"/></text:span><text:span text:style-name="T18">return</text:span><text:span text:style-name="T15"> </text:span><text:span text:style-name="T18">null</text:span><text:span text:style-name="T15">;</text:span></text:p>
            <text:p text:style-name="P3"><text:s text:c="12"/>}</text:p>
            <text:p text:style-name="P3"><text:s text:c="8"/>}</text:p>
            <text:p text:style-name="P3"/>
            <text:p text:style-name="P3"/>
            <text:p text:style-name="P3"/>
            <text:p text:style-name="P3"><text:s text:c="4"/>}</text:p>
            <text:p text:style-name="P3"/>
            <text:p text:style-name="P3">}</text:p>
            <text:p text:style-name="P21"/>
          </table:table-cell>
        </table:table-row>
      </table:table>
      <text:p text:style-name="Standard"><text:soft-page-break/>In the CallSLang Project , the expression compiler is invoked as follows</text:p>
      <table:table table:name="Table3" table:style-name="Table3">
        <table:table-column table:style-name="Table3.A"/>
        <table:table-row>
          <table:table-cell table:style-name="Table3.A1" office:value-type="string">
            <text:p text:style-name="P4"><text:span text:style-name="T18">using</text:span><text:span text:style-name="T15"> System;</text:span></text:p>
            <text:p text:style-name="P4"><text:span text:style-name="T18">using</text:span><text:span text:style-name="T15"> System.Collections.Generic;</text:span></text:p>
            <text:p text:style-name="P4"><text:span text:style-name="T18">using</text:span><text:span text:style-name="T15"> System.Linq;</text:span></text:p>
            <text:p text:style-name="P4"><text:span text:style-name="T18">using</text:span><text:span text:style-name="T15"> System.Text;</text:span></text:p>
            <text:p text:style-name="P4"><text:span text:style-name="T18">using</text:span><text:span text:style-name="T15"> SLANG_DOT_NET;</text:span></text:p>
            <text:p text:style-name="P3"/>
            <text:p text:style-name="P4"><text:span text:style-name="T18">namespace</text:span><text:span text:style-name="T15"> CallSLANG</text:span></text:p>
            <text:p text:style-name="P3">{</text:p>
            <text:p text:style-name="P4"><text:span text:style-name="T15"><text:s text:c="4"/></text:span><text:span text:style-name="T18">class</text:span><text:span text:style-name="T15"> </text:span><text:span text:style-name="T20">Program</text:span></text:p>
            <text:p text:style-name="P3"><text:s text:c="4"/>{</text:p>
            <text:p text:style-name="P4"><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3"><text:s text:c="8"/>{</text:p>
            <text:p text:style-name="P4"><text:span text:style-name="T15"><text:s text:c="12"/></text:span><text:span text:style-name="T20">ExpressionBuilder</text:span><text:span text:style-name="T15"> b = </text:span><text:span text:style-name="T18">new</text:span><text:span text:style-name="T15"> </text:span><text:span text:style-name="T20">ExpressionBuilder</text:span><text:span text:style-name="T15">(</text:span><text:span text:style-name="T23">"-2*(3+3)"</text:span><text:span text:style-name="T15">);</text:span></text:p>
            <text:p text:style-name="P4"><text:span text:style-name="T15"><text:s text:c="12"/></text:span><text:span text:style-name="T20">Exp</text:span><text:span text:style-name="T15"> e = b.GetExpression();</text:span></text:p>
            <text:p text:style-name="P4"><text:span text:style-name="T15"><text:s text:c="12"/></text:span><text:span text:style-name="T20">Console</text:span><text:span text:style-name="T15">.WriteLine(e.Evaluate(</text:span><text:span text:style-name="T18">null</text:span><text:span text:style-name="T15">));</text:span></text:p>
            <text:p text:style-name="P3"/>
            <text:p text:style-name="P4"><text:span text:style-name="T15"><text:s text:c="12"/></text:span><text:span text:style-name="T20">Console</text:span><text:span text:style-name="T15">.Read();</text:span></text:p>
            <text:p text:style-name="P3"><text:s text:c="8"/>}</text:p>
            <text:p text:style-name="P3"><text:s text:c="4"/>}</text:p>
            <text:p text:style-name="P3">}</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p>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3</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ext:tab/><text:tab/><text:tab/>STATEMENTS</text:p>
      <text:p text:style-name="Standard"/>
      <text:p text:style-name="Standard">The crux of the SLANG4.net can be summed up in two sentences</text:p>
      <text:p text:style-name="Standard"/>
      <text:p text:style-name="Standard">Expression is what you evaluate for it's value</text:p>
      <text:p text:style-name="Standard"/>
      <text:p text:style-name="Standard">Statement is what you execute for it's effect ( on variables )</text:p>
      <text:p text:style-name="Standard"/>
      <text:p text:style-name="Standard"/>
      <text:p text:style-name="Standard">The above two maxims can be converted into a computational structure as follows</text:p>
      <text:p text:style-name="Standard"/>
      <text:p text:style-name="Standard">A) Expression is what you evaluate for it's value</text:p>
      <text:p text:style-name="Standard"/>
      <table:table table:name="Table17" table:style-name="Table17">
        <table:table-column table:style-name="Table17.A"/>
        <table:table-row>
          <table:table-cell table:style-name="Table17.A1" office:value-type="string">
            <text:p text:style-name="P4"><text:span text:style-name="T15"><text:s text:c="5"/></text:span><text:span text:style-name="T6">///</text:span><text:span text:style-name="T11"> </text:span><text:span text:style-name="T6">&lt;summary&gt;</text:span></text:p>
            <text:p text:style-name="P4"><text:span text:style-name="T15"><text:s text:c="4"/></text:span><text:span text:style-name="T6">///</text:span><text:span text:style-name="T11"> <text:s text:c="5"/>Abstract for Expression evaluation</text:span></text:p>
            <text:p text:style-name="P4"><text:span text:style-name="T15"><text:s text:c="4"/></text:span><text:span text:style-name="T6">///</text:span><text:span text:style-name="T11"> <text:s text:c="5"/>Expression is what you evaluate for it's value</text:span></text:p>
            <text:p text:style-name="P4"><text:span text:style-name="T15"><text:s text:c="4"/></text:span><text:span text:style-name="T6">///</text:span><text:span text:style-name="T11"> </text:span><text:span text:style-name="T6">&lt;/summary&gt;</text:span></text:p>
            <text:p text:style-name="P4"><text:span text:style-name="T15"><text:s text:c="3"/></text:span><text:span text:style-name="T18">public</text:span><text:span text:style-name="T15"> </text:span><text:span text:style-name="T18">abstract</text:span><text:span text:style-name="T15"> </text:span><text:span text:style-name="T18">class</text:span><text:span text:style-name="T15"> </text:span><text:span text:style-name="T20">Exp</text:span></text:p>
            <text:p text:style-name="P3"><text:s text:c="4"/>{</text:p>
            <text:p text:style-name="P4"><text:span text:style-name="T15"><text:s text:c="8"/></text:span><text:span text:style-name="T18">public</text:span><text:span text:style-name="T15"> </text:span><text:span text:style-name="T18">abstract</text:span><text:span text:style-name="T15"> </text:span><text:span text:style-name="T18">double</text:span><text:span text:style-name="T15"> Evaluate(</text:span><text:span text:style-name="T20">RUNTIME_CONTEXT</text:span><text:span text:style-name="T15"> cont);</text:span></text:p>
            <text:p text:style-name="P3"><text:s text:c="4"/>}</text:p>
          </table:table-cell>
        </table:table-row>
      </table:table>
      <text:p text:style-name="Standard"/>
      <text:p text:style-name="Standard">B) Statement is what you execute for it's effect ( on variables or lack of it )</text:p>
      <text:p text:style-name="Standard"/>
      <table:table table:name="Table18" table:style-name="Table18">
        <table:table-column table:style-name="Table18.A"/>
        <table:table-row>
          <table:table-cell table:style-name="Table18.A1" office:value-type="string">
            <text:p text:style-name="P4"><text:span text:style-name="T3"><text:s text:c="4"/></text:span><text:span text:style-name="T6">///</text:span><text:span text:style-name="T11"> </text:span><text:span text:style-name="T6">&lt;summary&gt;</text:span></text:p>
            <text:p text:style-name="P4"><text:span text:style-name="T15"><text:s text:c="4"/></text:span><text:span text:style-name="T6">///</text:span><text:span text:style-name="T11"> <text:s text:c="2"/>Statement is what you Execute for it's Effect</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18">public</text:span><text:span text:style-name="T15"> </text:span><text:span text:style-name="T18">abstract</text:span><text:span text:style-name="T15"> </text:span><text:span text:style-name="T18">class</text:span><text:span text:style-name="T15"> </text:span><text:span text:style-name="T20">Stmt</text:span></text:p>
            <text:p text:style-name="P3"><text:s text:c="4"/>{</text:p>
            <text:p text:style-name="P4"><text:span text:style-name="T15"><text:s text:c="8"/></text:span><text:span text:style-name="T18">public</text:span><text:span text:style-name="T15"> </text:span><text:span text:style-name="T18">abstract</text:span><text:span text:style-name="T15"> </text:span><text:span text:style-name="T18">bool</text:span><text:span text:style-name="T15"> Execute(</text:span><text:span text:style-name="T20">RUNTIME_CONTEXT</text:span><text:span text:style-name="T15"> con);</text:span></text:p>
            <text:p text:style-name="P3"><text:s text:c="4"/>}</text:p>
          </table:table-cell>
        </table:table-row>
      </table:table>
      <text:p text:style-name="Standard"/>
      <text:p text:style-name="Standard"/>
      <text:p text:style-name="Standard"/>
      <text:p text:style-name="Standard">Let us implement a Print statement for the SLANG4.net compiler. The basic idea is as follows</text:p>
      <text:p text:style-name="Standard">you add a class to model a statement and since the class has to inherit from the Stmt ( abstract class ) , it ought to implement Execute Method. </text:p>
      <text:p text:style-name="Standard"/>
      <table:table table:name="Table19" table:style-name="Table19">
        <table:table-column table:style-name="Table19.A"/>
        <table:table-row>
          <table:table-cell table:style-name="Table19.A1" office:value-type="string">
            <text:p text:style-name="P4"><text:span text:style-name="T6">///</text:span><text:span text:style-name="T11"> </text:span><text:span text:style-name="T6">&lt;summary&gt;</text:span></text:p>
            <text:p text:style-name="P4"><text:span text:style-name="T15"><text:s text:c="4"/></text:span><text:span text:style-name="T6">///</text:span><text:span text:style-name="T11"> Implementation of Print Statement</text:span></text:p>
            <text:p text:style-name="P4"><text:span text:style-name="T15"><text:s text:c="4"/></text:span><text:span text:style-name="T6">///</text:span><text:span text:style-name="T11"> </text:span><text:span text:style-name="T6">&lt;/summary&gt;</text:span></text:p>
            <text:p text:style-name="P7"/>
            <text:p text:style-name="P4"><text:span text:style-name="T15"><text:s text:c="4"/></text:span><text:span text:style-name="T18">public</text:span><text:span text:style-name="T15"> </text:span><text:span text:style-name="T18">class</text:span><text:span text:style-name="T15"> </text:span><text:span text:style-name="T20">PrintStatement</text:span><text:span text:style-name="T15"> : </text:span><text:span text:style-name="T20">Stmt</text:span></text:p>
            <text:p text:style-name="P3"><text:s text:c="4"/>{</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 text:c="2"/>At this point of time , Print will </text:span></text:p>
            <text:p text:style-name="P4"><text:span text:style-name="T15"><text:s text:c="8"/></text:span><text:span text:style-name="T6">///</text:span><text:span text:style-name="T11"> <text:s text:c="2"/>spit the value of an Expression on the screen.</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18">private</text:span><text:span text:style-name="T15"> </text:span><text:span text:style-name="T20">Exp</text:span><text:span text:style-name="T15"> _ex;</text:span></text:p>
            <text:p text:style-name="P4"><text:span text:style-name="T15"><text:s text:c="8"/></text:span><text:span text:style-name="T6">///</text:span><text:span text:style-name="T11"> </text:span><text:span text:style-name="T6">&lt;summary&gt;</text:span></text:p>
            <text:p text:style-name="P4"><text:soft-page-break/><text:span text:style-name="T15"><text:s text:c="8"/></text:span><text:span text:style-name="T6">///</text:span><text:span text:style-name="T11"> <text:s text:c="3"/>Ctor just stores the expression passed as parameter</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param name="ex"&gt;&lt;/param&gt;</text:span></text:p>
            <text:p text:style-name="P4"><text:span text:style-name="T15"><text:s text:c="8"/></text:span><text:span text:style-name="T18">public</text:span><text:span text:style-name="T15"> PrintStatement(</text:span><text:span text:style-name="T20">Exp</text:span><text:span text:style-name="T15"> ex)</text:span></text:p>
            <text:p text:style-name="P3"><text:s text:c="8"/>{</text:p>
            <text:p text:style-name="P3"><text:s text:c="12"/>_ex = ex;</text:p>
            <text:p text:style-name="P3"><text:s text:c="8"/>}</text:p>
            <text:p text:style-name="P3"/>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 text:c="3"/>Execute method Evaluates the expression and</text:span></text:p>
            <text:p text:style-name="P4"><text:span text:style-name="T15"><text:s text:c="8"/></text:span><text:span text:style-name="T6">///</text:span><text:span text:style-name="T11"> <text:s text:c="3"/>spits the value to the console using </text:span></text:p>
            <text:p text:style-name="P4"><text:span text:style-name="T15"><text:s text:c="8"/></text:span><text:span text:style-name="T6">///</text:span><text:span text:style-name="T11"> <text:s text:c="3"/>Console.Write statement.</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param name="con"&gt;&lt;/param&gt;</text:span></text:p>
            <text:p text:style-name="P4"><text:span text:style-name="T15"><text:s text:c="8"/></text:span><text:span text:style-name="T6">///</text:span><text:span text:style-name="T11"> </text:span><text:span text:style-name="T6">&lt;returns&gt;&lt;/returns&gt;</text:span></text:p>
            <text:p text:style-name="P4"><text:span text:style-name="T15"><text:s text:c="8"/></text:span><text:span text:style-name="T18">public</text:span><text:span text:style-name="T15"> </text:span><text:span text:style-name="T18">override</text:span><text:span text:style-name="T15"> </text:span><text:span text:style-name="T18">bool</text:span><text:span text:style-name="T15"> Execute(</text:span><text:span text:style-name="T20">RUNTIME_CONTEXT</text:span><text:span text:style-name="T15"> con)</text:span></text:p>
            <text:p text:style-name="P3"><text:s text:c="8"/>{</text:p>
            <text:p text:style-name="P4"><text:span text:style-name="T15"><text:s text:c="12"/></text:span><text:span text:style-name="T18">double</text:span><text:span text:style-name="T15"> a = _ex.Evaluate(con);</text:span></text:p>
            <text:p text:style-name="P4"><text:span text:style-name="T15"><text:s text:c="12"/></text:span><text:span text:style-name="T20">Console</text:span><text:span text:style-name="T15">.Write(a.ToString());</text:span></text:p>
            <text:p text:style-name="P4"><text:span text:style-name="T15"><text:s text:c="12"/></text:span><text:span text:style-name="T18">return</text:span><text:span text:style-name="T15"> </text:span><text:span text:style-name="T18">true</text:span><text:span text:style-name="T15">;</text:span></text:p>
            <text:p text:style-name="P3"><text:s text:c="8"/>}</text:p>
            <text:p text:style-name="P3"><text:s text:c="4"/>}</text:p>
            <text:p text:style-name="P3"/>
          </table:table-cell>
        </table:table-row>
      </table:table>
      <text:p text:style-name="Standard"/>
      <text:p text:style-name="Standard"/>
      <text:p text:style-name="Standard">Let us add <text:s/>a PrintLine statement as well. PrintLine implementation is not different from Print statement. The only difference is it emits a new line after the expression value.</text:p>
      <text:p text:style-name="Standard"/>
      <table:table table:name="Table20" table:style-name="Table20">
        <table:table-column table:style-name="Table20.A"/>
        <table:table-row>
          <table:table-cell table:style-name="Table20.A1" office:value-type="string">
            <text:p text:style-name="P4"><text:span text:style-name="T3"><text:s/></text:span><text:span text:style-name="T6">///</text:span><text:span text:style-name="T11"> </text:span><text:span text:style-name="T6">&lt;summary&gt;</text:span></text:p>
            <text:p text:style-name="P4"><text:span text:style-name="T15"><text:s text:c="4"/></text:span><text:span text:style-name="T6">///</text:span><text:span text:style-name="T11"> <text:s/>Implementation of <text:s/>PrintLine Statement</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18">public</text:span><text:span text:style-name="T15"> </text:span><text:span text:style-name="T18">class</text:span><text:span text:style-name="T15"> </text:span><text:span text:style-name="T20">PrintLineStatement</text:span><text:span text:style-name="T15"> : </text:span><text:span text:style-name="T20">Stmt</text:span></text:p>
            <text:p text:style-name="P3"><text:s text:c="4"/>{</text:p>
            <text:p text:style-name="P4"><text:span text:style-name="T15"><text:s text:c="8"/></text:span><text:span text:style-name="T18">private</text:span><text:span text:style-name="T15"> </text:span><text:span text:style-name="T20">Exp</text:span><text:span text:style-name="T15"> _ex;</text:span></text:p>
            <text:p text:style-name="P3"/>
            <text:p text:style-name="P4"><text:span text:style-name="T15"><text:s text:c="8"/></text:span><text:span text:style-name="T18">public</text:span><text:span text:style-name="T15"> PrintLineStatement(</text:span><text:span text:style-name="T20">Exp</text:span><text:span text:style-name="T15"> ex)</text:span></text:p>
            <text:p text:style-name="P3"><text:s text:c="8"/>{</text:p>
            <text:p text:style-name="P3"><text:s text:c="12"/>_ex = ex;</text:p>
            <text:p text:style-name="P3"><text:s text:c="8"/>}</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 text:c="3"/>Here we are calling Console.WriteLine to emit</text:span></text:p>
            <text:p text:style-name="P4"><text:span text:style-name="T15"><text:s text:c="8"/></text:span><text:span text:style-name="T6">///</text:span><text:span text:style-name="T11"> <text:s text:c="3"/>an additional new line .</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param name="con"&gt;&lt;/param&gt;</text:span></text:p>
            <text:p text:style-name="P4"><text:span text:style-name="T15"><text:s text:c="8"/></text:span><text:span text:style-name="T6">///</text:span><text:span text:style-name="T11"> </text:span><text:span text:style-name="T6">&lt;returns&gt;&lt;/returns&gt;</text:span></text:p>
            <text:p text:style-name="P4"><text:span text:style-name="T15"><text:s text:c="8"/></text:span><text:span text:style-name="T18">public</text:span><text:span text:style-name="T15"> </text:span><text:span text:style-name="T18">override</text:span><text:span text:style-name="T15"> </text:span><text:span text:style-name="T18">bool</text:span><text:span text:style-name="T15"> Execute(</text:span><text:span text:style-name="T20">RUNTIME_CONTEXT</text:span><text:span text:style-name="T15"> con)</text:span></text:p>
            <text:p text:style-name="P3"><text:s text:c="8"/>{</text:p>
            <text:p text:style-name="P4"><text:span text:style-name="T15"><text:s text:c="12"/></text:span><text:span text:style-name="T18">double</text:span><text:span text:style-name="T15"> a = _ex.Evaluate(con);</text:span></text:p>
            <text:p text:style-name="P4"><text:span text:style-name="T15"><text:s text:c="12"/></text:span><text:span text:style-name="T20">Console</text:span><text:span text:style-name="T15">.WriteLine(a.ToString());</text:span></text:p>
            <text:p text:style-name="P4"><text:span text:style-name="T15"><text:s text:c="12"/></text:span><text:span text:style-name="T18">return</text:span><text:span text:style-name="T15"> </text:span><text:span text:style-name="T18">true</text:span><text:span text:style-name="T15">;</text:span></text:p>
            <text:p text:style-name="P3"><text:s text:c="8"/>}</text:p>
            <text:p text:style-name="P3"><text:s text:c="4"/>}</text:p>
          </table:table-cell>
        </table:table-row>
      </table:table>
      <text:p text:style-name="Standard"/>
      <text:p text:style-name="Standard">Once we have created to classes to implement Print and PrintLine statement , we need to modify our parser (frontend ) <text:s/>to <text:s/>support the statement in the language.</text:p>
      <text:p text:style-name="Standard"/>
      <text:p text:style-name="Standard"><text:soft-page-break/>We are going to add few more tokens to support the Statements in the SLANG.</text:p>
      <table:table table:name="Table23" table:style-name="Table23">
        <table:table-column table:style-name="Table23.A"/>
        <table:table-row>
          <table:table-cell table:style-name="Table23.A1" office:value-type="string">
            <text:p text:style-name="P4"><text:span text:style-name="T3"><text:s/></text:span><text:span text:style-name="T18">public</text:span><text:span text:style-name="T15"> </text:span><text:span text:style-name="T18">enum</text:span><text:span text:style-name="T15"> </text:span><text:span text:style-name="T20">TOKEN</text:span></text:p>
            <text:p text:style-name="P3"><text:s text:c="4"/>{</text:p>
            <text:p text:style-name="P4"><text:span text:style-name="T15"><text:s text:c="8"/>ILLEGAL_TOKEN = -1, </text:span><text:span text:style-name="T11">// Not a Token</text:span></text:p>
            <text:p text:style-name="P4"><text:span text:style-name="T15"><text:s text:c="8"/>TOK_PLUS = 1, </text:span><text:span text:style-name="T11">// '+'</text:span></text:p>
            <text:p text:style-name="P4"><text:span text:style-name="T15"><text:s text:c="8"/>TOK_MUL, </text:span><text:span text:style-name="T11">// '*'</text:span></text:p>
            <text:p text:style-name="P4"><text:span text:style-name="T15"><text:s text:c="8"/>TOK_DIV, </text:span><text:span text:style-name="T11">// '/'</text:span></text:p>
            <text:p text:style-name="P4"><text:span text:style-name="T15"><text:s text:c="8"/>TOK_SUB, </text:span><text:span text:style-name="T11">// '-'</text:span></text:p>
            <text:p text:style-name="P4"><text:span text:style-name="T15"><text:s text:c="8"/>TOK_OPAREN, </text:span><text:span text:style-name="T11">// '('</text:span></text:p>
            <text:p text:style-name="P4"><text:span text:style-name="T15"><text:s text:c="8"/>TOK_CPAREN, </text:span><text:span text:style-name="T11">// ')'</text:span></text:p>
            <text:p text:style-name="P4"><text:span text:style-name="T15"><text:s text:c="8"/>TOK_DOUBLE, </text:span><text:span text:style-name="T11">// 'number'</text:span></text:p>
            <text:p text:style-name="P4"><text:span text:style-name="T15"><text:s text:c="8"/>TOK_NULL, </text:span><text:span text:style-name="T11">// End of string</text:span></text:p>
            <text:p text:style-name="P4"><text:span text:style-name="T15"><text:s text:c="8"/>TOK_PRINT, </text:span><text:span text:style-name="T11">// Print Statement</text:span></text:p>
            <text:p text:style-name="P4"><text:span text:style-name="T15"><text:s text:c="8"/>TOK_PRINTLN, </text:span><text:span text:style-name="T11">// PrintLine</text:span></text:p>
            <text:p text:style-name="P3"><text:s text:c="8"/>TOK_UNQUOTED_STRING,</text:p>
            <text:p text:style-name="P4"><text:span text:style-name="T15"><text:s text:c="8"/>TOK_SEMI </text:span><text:span text:style-name="T11">// ; </text:span></text:p>
            <text:p text:style-name="P3"><text:s text:c="4"/>}</text:p>
          </table:table-cell>
        </table:table-row>
      </table:table>
      <text:p text:style-name="Standard"/>
      <text:p text:style-name="Standard"/>
      <text:p text:style-name="Standard"/>
      <text:p text:style-name="Standard"/>
      <text:p text:style-name="Standard">In the Lexer.cs module , we add a new data structure to be used for Keyword lookup. </text:p>
      <text:p text:style-name="Standard"/>
      <table:table table:name="Table21" table:style-name="Table21">
        <table:table-column table:style-name="Table21.A"/>
        <table:table-row>
          <table:table-cell table:style-name="Table21.A1" office:value-type="string">
            <text:p text:style-name="P4"><text:span text:style-name="T6">///</text:span><text:span text:style-name="T11"> </text:span><text:span text:style-name="T6">&lt;summary&gt;</text:span></text:p>
            <text:p text:style-name="P4"><text:span text:style-name="T15"><text:s text:c="4"/></text:span><text:span text:style-name="T6">///</text:span><text:span text:style-name="T11"> <text:s text:c="4"/>Keyword Table Entry</text:span></text:p>
            <text:p text:style-name="P4"><text:span text:style-name="T15"><text:s text:c="4"/></text:span><text:span text:style-name="T6">///</text:span><text:span text:style-name="T11"> </text:span><text:span text:style-name="T6">&lt;/summary&gt;</text:span></text:p>
            <text:p text:style-name="P4"><text:span text:style-name="T15"><text:s text:c="4"/></text:span><text:span text:style-name="T6">///</text:span><text:span text:style-name="T11"> </text:span></text:p>
            <text:p text:style-name="P4"><text:span text:style-name="T15"><text:s text:c="4"/></text:span><text:span text:style-name="T18">public</text:span><text:span text:style-name="T15"> </text:span><text:span text:style-name="T18">struct</text:span><text:span text:style-name="T15"> </text:span><text:span text:style-name="T20">ValueTable</text:span></text:p>
            <text:p text:style-name="P3"><text:s text:c="4"/>{</text:p>
            <text:p text:style-name="P4"><text:span text:style-name="T15"><text:s text:c="8"/></text:span><text:span text:style-name="T18">public</text:span><text:span text:style-name="T15"> </text:span><text:span text:style-name="T20">TOKEN</text:span><text:span text:style-name="T15"> tok; <text:s text:c="9"/></text:span><text:span text:style-name="T11">// Token id</text:span></text:p>
            <text:p text:style-name="P4"><text:span text:style-name="T15"><text:s text:c="8"/></text:span><text:span text:style-name="T18">public</text:span><text:span text:style-name="T15"> </text:span><text:span text:style-name="T20">String</text:span><text:span text:style-name="T15"> Value; <text:s text:c="6"/></text:span><text:span text:style-name="T11">// Token string <text:s/></text:span></text:p>
            <text:p text:style-name="P4"><text:span text:style-name="T15"><text:s text:c="8"/></text:span><text:span text:style-name="T18">public</text:span><text:span text:style-name="T15"> ValueTable(</text:span><text:span text:style-name="T20">TOKEN</text:span><text:span text:style-name="T15"> tok, </text:span><text:span text:style-name="T20">String</text:span><text:span text:style-name="T15"> Value)</text:span></text:p>
            <text:p text:style-name="P3"><text:s text:c="8"/>{</text:p>
            <text:p text:style-name="P4"><text:span text:style-name="T15"><text:s text:c="12"/></text:span><text:span text:style-name="T18">this</text:span><text:span text:style-name="T15">.tok = tok;</text:span></text:p>
            <text:p text:style-name="P4"><text:span text:style-name="T15"><text:s text:c="12"/></text:span><text:span text:style-name="T18">this</text:span><text:span text:style-name="T15">.Value = Value;</text:span></text:p>
            <text:p text:style-name="P3"/>
            <text:p text:style-name="P3"><text:s text:c="8"/>}</text:p>
            <text:p text:style-name="P3"><text:s text:c="4"/>}</text:p>
          </table:table-cell>
        </table:table-row>
      </table:table>
      <text:p text:style-name="Standard"/>
      <text:p text:style-name="Standard"/>
      <text:p text:style-name="Standard">In the ctor of Lexer.cs , we will populate an array of ValueTables with Token and it's textual representation as given below.</text:p>
      <text:p text:style-name="Standard"/>
      <table:table table:name="Table22" table:style-name="Table22">
        <table:table-column table:style-name="Table22.A"/>
        <table:table-row>
          <table:table-cell table:style-name="Table22.A1" office:value-type="string">
            <text:p text:style-name="P85"><text:s text:c="10"/></text:p>
            <text:p text:style-name="P4"><text:span text:style-name="T3"><text:s text:c="13"/>_val = </text:span><text:span text:style-name="T18">new</text:span><text:span text:style-name="T15"> </text:span><text:span text:style-name="T20">ValueTable</text:span><text:span text:style-name="T15">[2];</text:span></text:p>
            <text:p text:style-name="P3"/>
            <text:p text:style-name="P4"><text:span text:style-name="T15"><text:s text:c="12"/>_val[0] = </text:span><text:span text:style-name="T18">new</text:span><text:span text:style-name="T15"> </text:span><text:span text:style-name="T20">ValueTable</text:span><text:span text:style-name="T15">(</text:span><text:span text:style-name="T20">TOKEN</text:span><text:span text:style-name="T15">.TOK_PRINT, </text:span><text:span text:style-name="T23">"PRINT"</text:span><text:span text:style-name="T15">);</text:span></text:p>
            <text:p text:style-name="P3"/>
            <text:p text:style-name="P4"><text:span text:style-name="T15"><text:s text:c="12"/>_val[1] = </text:span><text:span text:style-name="T18">new</text:span><text:span text:style-name="T15"> </text:span><text:span text:style-name="T20">ValueTable</text:span><text:span text:style-name="T15">(</text:span><text:span text:style-name="T20">TOKEN</text:span><text:span text:style-name="T15">.TOK_PRINTLN, </text:span><text:span text:style-name="T23">"PRINTLINE"</text:span><text:span text:style-name="T15">);</text:span></text:p>
            <text:p text:style-name="P3"/>
          </table:table-cell>
        </table:table-row>
      </table:table>
      <text:p text:style-name="Standard"/>
      <text:p text:style-name="Standard"/>
      <text:p text:style-name="Standard">We need to add a new entrypoint into the RDParser.cs class to support statements. The grammar for the SLANG at this point of time ( to support statement ) is as given below.</text:p>
      <table:table table:name="Table24" table:style-name="Table24">
        <table:table-column table:style-name="Table24.A"/>
        <text:soft-page-break/>
        <table:table-row>
          <table:table-cell table:style-name="Table24.A1" office:value-type="string">
            <text:p text:style-name="P7"><text:s text:c="9"/></text:p>
            <text:p text:style-name="P4"><text:span text:style-name="T6"><text:s text:c="8"/></text:span><text:span text:style-name="T25"><text:s/></text:span><text:span text:style-name="T26">&lt;stmtlist&gt; := <text:s/>{ statement }+</text:span></text:p>
            <text:p text:style-name="P87"/>
            <text:p text:style-name="P8"><text:span text:style-name="T22"><text:s text:c="8"/></text:span><text:span text:style-name="T22">{statement} <text:s/>:= <text:s/></text:span><text:span text:style-name="T22">&lt;printstmt&gt;</text:span><text:span text:style-name="T22"> | </text:span><text:span text:style-name="T22">&lt;printlinestmt&gt;</text:span></text:p>
            <text:p text:style-name="P87"/>
            <text:p text:style-name="P87"><text:s text:c="9"/>&lt;printstmt&gt; := <text:s/>print <text:s text:c="2"/>&lt;expr &gt;;</text:p>
            <text:p text:style-name="P87"/>
            <text:p text:style-name="P87"><text:s text:c="8"/>&lt;printlinestmt&gt;:= printline &lt;expr&gt;;</text:p>
            <text:p text:style-name="P87"><text:s/></text:p>
            <text:p text:style-name="P87"><text:s text:c="8"/>&lt;Expr&gt; <text:s/>::= <text:s/>&lt;Term&gt; | Term { + | - } &lt;Expr&gt;</text:p>
            <text:p text:style-name="P26"><text:s text:c="7"/>&lt;Term&gt; ::= <text:s/>&lt;Factor&gt; | &lt;Factor&gt; <text:s/>{*|/} &lt;Term&gt;</text:p>
            <text:p text:style-name="P87"><text:s text:c="9"/>&lt;Factor&gt;::= <text:s/>&lt;number&gt; | ( &lt;expr&gt; ) | {+|-} &lt;factor&gt;</text:p>
            <text:p text:style-name="P88"/>
            <text:p text:style-name="P7"><text:s text:c="7"/></text:p>
            <text:p text:style-name="P7"><text:s text:c="6"/></text:p>
            <text:p text:style-name="P7"/>
            <text:p text:style-name="P7"/>
          </table:table-cell>
        </table:table-row>
      </table:table>
      <text:p text:style-name="Standard"/>
      <text:p text:style-name="Standard"/>
      <text:p text:style-name="Standard">The new entry point to the parser module is as follows...</text:p>
      <text:p text:style-name="Standard"/>
      <text:p text:style-name="Standard"/>
      <table:table table:name="Table25" table:style-name="Table25">
        <table:table-column table:style-name="Table25.A"/>
        <table:table-row>
          <table:table-cell table:style-name="Table25.A1" office:value-type="string">
            <text:p text:style-name="P4"><text:span text:style-name="T3"><text:s text:c="8"/></text:span><text:span text:style-name="T6">///</text:span><text:span text:style-name="T11"> </text:span><text:span text:style-name="T6">&lt;summary&gt;</text:span></text:p>
            <text:p text:style-name="P4"><text:span text:style-name="T15"><text:s text:c="8"/></text:span><text:span text:style-name="T6">///</text:span><text:span text:style-name="T11"> <text:s text:c="2"/>The new Parser entry point</text:span></text:p>
            <text:p text:style-name="P4"><text:span text:style-name="T15"><text:s text:c="8"/></text:span><text:span text:style-name="T6">///</text:span><text:span text:style-name="T11"> </text:span><text:span text:style-name="T6">&lt;/summary&gt;</text:span></text:p>
            <text:p text:style-name="P4"><text:span text:style-name="T15"><text:s text:c="8"/></text:span><text:span text:style-name="T6">///</text:span><text:span text:style-name="T11"> </text:span><text:span text:style-name="T6">&lt;returns&gt;&lt;/returns&gt;</text:span></text:p>
            <text:p text:style-name="P4"><text:span text:style-name="T15"><text:s text:c="8"/></text:span><text:span text:style-name="T18">public</text:span><text:span text:style-name="T15"> </text:span><text:span text:style-name="T20">ArrayList</text:span><text:span text:style-name="T15"> Parse()</text:span></text:p>
            <text:p text:style-name="P3"><text:s text:c="8"/>{</text:p>
            <text:p text:style-name="P4"><text:span text:style-name="T15"><text:s text:c="12"/>GetNext(); <text:s/></text:span><text:span text:style-name="T11">// Get the Next Token</text:span></text:p>
            <text:p text:style-name="P4"><text:span text:style-name="T15"><text:s text:c="12"/></text:span><text:span text:style-name="T11">//</text:span></text:p>
            <text:p text:style-name="P4"><text:span text:style-name="T15"><text:s text:c="12"/></text:span><text:span text:style-name="T11">// Parse all the statements</text:span></text:p>
            <text:p text:style-name="P4"><text:span text:style-name="T15"><text:s text:c="12"/></text:span><text:span text:style-name="T11">//</text:span></text:p>
            <text:p text:style-name="P4"><text:span text:style-name="T15"><text:s text:c="12"/></text:span><text:span text:style-name="T18">return</text:span><text:span text:style-name="T15"> StatementList();</text:span></text:p>
            <text:p text:style-name="P3"><text:s text:c="8"/>}</text:p>
          </table:table-cell>
        </table:table-row>
      </table:table>
      <text:p text:style-name="Standard"/>
      <text:p text:style-name="Standard"/>
      <text:p text:style-name="Standard">The StatementList method implements the grammar given above. The BNF to source code translation is very easy and without much explanation it is given below</text:p>
      <text:p text:style-name="Standard"/>
      <table:table table:name="Table26" table:style-name="Table26">
        <table:table-column table:style-name="Table26.A"/>
        <table:table-row>
          <table:table-cell table:style-name="Table26.A1" office:value-type="string">
            <text:p text:style-name="P4"><text:span text:style-name="T6">///</text:span><text:span text:style-name="T11"> </text:span><text:span text:style-name="T6">&lt;summary&gt;</text:span></text:p>
            <text:p text:style-name="P4"><text:span text:style-name="T15"><text:s text:c="8"/></text:span><text:span text:style-name="T6">///</text:span><text:span text:style-name="T11"> <text:s/>The Grammar is </text:span></text:p>
            <text:p text:style-name="P4"><text:span text:style-name="T15"><text:s text:c="8"/></text:span><text:span text:style-name="T6">///</text:span><text:span text:style-name="T11"> <text:s/></text:span></text:p>
            <text:p text:style-name="P4"><text:span text:style-name="T15"><text:s text:c="8"/></text:span><text:span text:style-name="T6">///</text:span><text:span text:style-name="T11"> <text:s/></text:span><text:span text:style-name="T6">&lt;stmtlist&gt;</text:span><text:span text:style-name="T11"> := <text:s/>{ </text:span><text:span text:style-name="T6">&lt;statement&gt;</text:span><text:span text:style-name="T11"> }+</text:span></text:p>
            <text:p text:style-name="P4"><text:span text:style-name="T15"><text:s text:c="8"/></text:span><text:span text:style-name="T6">///</text:span></text:p>
            <text:p text:style-name="P4"><text:span text:style-name="T15"><text:s text:c="8"/></text:span><text:span text:style-name="T6">///</text:span><text:span text:style-name="T11"> <text:s/>{</text:span><text:span text:style-name="T6">&lt;statement&gt;</text:span><text:span text:style-name="T11"> := <text:s/></text:span><text:span text:style-name="T6">&lt;printstmt&gt;</text:span><text:span text:style-name="T11"> | </text:span><text:span text:style-name="T6">&lt;printlinestmt&gt;</text:span></text:p>
            <text:p text:style-name="P4"><text:span text:style-name="T15"><text:s text:c="8"/></text:span><text:span text:style-name="T6">///</text:span><text:span text:style-name="T11"> <text:s/></text:span><text:span text:style-name="T6">&lt;printstmt&gt;</text:span><text:span text:style-name="T11"> := <text:s/>print <text:s text:c="2"/></text:span><text:span text:style-name="T6">&lt;expr &gt;</text:span><text:span text:style-name="T11">;</text:span></text:p>
            <text:p text:style-name="P4"><text:span text:style-name="T15"><text:s text:c="8"/></text:span><text:span text:style-name="T6">///</text:span></text:p>
            <text:p text:style-name="P4"><text:span text:style-name="T15"><text:s text:c="8"/></text:span><text:span text:style-name="T6">///</text:span><text:span text:style-name="T11"> </text:span><text:span text:style-name="T6">&lt;printlinestmt&gt;</text:span><text:span text:style-name="T11">:= printline </text:span><text:span text:style-name="T6">&lt;expr&gt;</text:span><text:span text:style-name="T11">;</text:span></text:p>
            <text:p text:style-name="P4"><text:span text:style-name="T15"><text:s text:c="8"/></text:span><text:span text:style-name="T6">///</text:span><text:span text:style-name="T11"> <text:s text:c="3"/></text:span></text:p>
            <text:p text:style-name="P4"><text:span text:style-name="T15"><text:s text:c="8"/></text:span><text:span text:style-name="T6">///</text:span><text:span text:style-name="T11"> </text:span><text:span text:style-name="T6">&lt;Expr&gt;</text:span><text:span text:style-name="T11"> <text:s/>::= <text:s/></text:span><text:span text:style-name="T6">&lt;Term&gt;</text:span><text:span text:style-name="T11"> | </text:span><text:span text:style-name="T6">&lt;Term&gt;</text:span><text:span text:style-name="T11"> { + | - } </text:span><text:span text:style-name="T6">&lt;Expr&gt;</text:span></text:p>
            <text:p text:style-name="P4"><text:span text:style-name="T15"><text:s text:c="8"/></text:span><text:span text:style-name="T6">///</text:span><text:span text:style-name="T11"> </text:span><text:span text:style-name="T6">&lt;Term&gt;</text:span><text:span text:style-name="T11"> ::= <text:s/></text:span><text:span text:style-name="T6">&lt;Factor&gt;</text:span><text:span text:style-name="T11"> | </text:span><text:span text:style-name="T6">&lt;Factor&gt;</text:span><text:span text:style-name="T11"> <text:s/>{*|/} </text:span><text:span text:style-name="T6">&lt;Term&gt;</text:span></text:p>
            <text:p text:style-name="P4"><text:span text:style-name="T15"><text:s text:c="8"/></text:span><text:span text:style-name="T6">///</text:span><text:span text:style-name="T11"> </text:span><text:span text:style-name="T6">&lt;Factor&gt;</text:span><text:span text:style-name="T11">::= <text:s/></text:span><text:span text:style-name="T6">&lt;number&gt;</text:span><text:span text:style-name="T11"> | ( </text:span><text:span text:style-name="T6">&lt;expr&gt;</text:span><text:span text:style-name="T11"> ) | {+|-} </text:span><text:span text:style-name="T6">&lt;factor&gt;</text:span></text:p>
            <text:p text:style-name="P4"><text:span text:style-name="T15"><text:s text:c="8"/></text:span><text:span text:style-name="T6">///</text:span><text:span text:style-name="T11"> <text:s text:c="6"/></text:span></text:p>
            <text:p text:style-name="P4"><text:span text:style-name="T15"><text:s text:c="8"/></text:span><text:span text:style-name="T6">///</text:span><text:span text:style-name="T11"> </text:span></text:p>
            <text:p text:style-name="P4"><text:span text:style-name="T15"><text:s text:c="8"/></text:span><text:span text:style-name="T6">///</text:span><text:span text:style-name="T11"> </text:span><text:span text:style-name="T6">&lt;/summary&gt;</text:span></text:p>
            <text:p text:style-name="P4"><text:soft-page-break/><text:span text:style-name="T15"><text:s text:c="8"/></text:span><text:span text:style-name="T6">///</text:span><text:span text:style-name="T11"> </text:span><text:span text:style-name="T6">&lt;returns&gt;&lt;/returns&gt;</text:span></text:p>
            <text:p text:style-name="P4"><text:span text:style-name="T15"><text:s text:c="8"/></text:span><text:span text:style-name="T18">private</text:span><text:span text:style-name="T15"> </text:span><text:span text:style-name="T20">ArrayList</text:span><text:span text:style-name="T15"> StatementList()</text:span></text:p>
            <text:p text:style-name="P3"><text:s text:c="8"/>{</text:p>
            <text:p text:style-name="P4"><text:span text:style-name="T15"><text:s text:c="12"/></text:span><text:span text:style-name="T20">ArrayList</text:span><text:span text:style-name="T15"> arr = </text:span><text:span text:style-name="T18">new</text:span><text:span text:style-name="T15"> </text:span><text:span text:style-name="T20">ArrayList</text:span><text:span text:style-name="T15">();</text:span></text:p>
            <text:p text:style-name="P4"><text:span text:style-name="T15"><text:s text:c="12"/></text:span><text:span text:style-name="T18">while</text:span><text:span text:style-name="T15"> (Current_Token != </text:span><text:span text:style-name="T20">TOKEN</text:span><text:span text:style-name="T15">.TOK_NULL)</text:span></text:p>
            <text:p text:style-name="P3"><text:s text:c="12"/>{</text:p>
            <text:p text:style-name="P4"><text:span text:style-name="T15"><text:s text:c="16"/></text:span><text:span text:style-name="T20">Stmt</text:span><text:span text:style-name="T15"> temp = Statement();</text:span></text:p>
            <text:p text:style-name="P4"><text:span text:style-name="T15"><text:s text:c="16"/></text:span><text:span text:style-name="T18">if</text:span><text:span text:style-name="T15"> (temp != </text:span><text:span text:style-name="T18">null</text:span><text:span text:style-name="T15">)</text:span></text:p>
            <text:p text:style-name="P3"><text:s text:c="16"/>{</text:p>
            <text:p text:style-name="P3"><text:s text:c="20"/>arr.Add(temp);</text:p>
            <text:p text:style-name="P3"><text:s text:c="16"/>}</text:p>
            <text:p text:style-name="P3"><text:s text:c="12"/>}</text:p>
            <text:p text:style-name="P4"><text:span text:style-name="T15"><text:s text:c="12"/></text:span><text:span text:style-name="T18">return</text:span><text:span text:style-name="T15"> arr;</text:span></text:p>
            <text:p text:style-name="P3"><text:s text:c="8"/>}</text:p>
          </table:table-cell>
        </table:table-row>
      </table:table>
      <text:p text:style-name="Standard"/>
      <text:p text:style-name="Standard"/>
      <text:p text:style-name="Standard">The method Statement queries the statement type and parses the rest of the statement. </text:p>
      <text:p text:style-name="Standard"/>
      <table:table table:name="Table27" table:style-name="Table27">
        <table:table-column table:style-name="Table27.A"/>
        <table:table-row>
          <table:table-cell table:style-name="Table27.A1" office:value-type="string">
            <text:p text:style-name="P89"><text:span text:style-name="T7"><text:s/>///</text:span><text:span text:style-name="T12"> </text:span><text:span text:style-name="T7">&lt;summary&gt;</text:span></text:p>
            <text:p text:style-name="P89"><text:span text:style-name="T16"><text:s text:c="8"/></text:span><text:span text:style-name="T7">///</text:span><text:span text:style-name="T12"> <text:s text:c="3"/>This Routine Queries Statement Type </text:span></text:p>
            <text:p text:style-name="P89"><text:span text:style-name="T16"><text:s text:c="8"/></text:span><text:span text:style-name="T7">///</text:span><text:span text:style-name="T12"> <text:s text:c="3"/>to take the appropriate Branch...</text:span></text:p>
            <text:p text:style-name="P89"><text:span text:style-name="T16"><text:s text:c="8"/></text:span><text:span text:style-name="T7">///</text:span><text:span text:style-name="T12"> <text:s text:c="3"/>Currently , only Print and PrintLine statement</text:span></text:p>
            <text:p text:style-name="P89"><text:span text:style-name="T16"><text:s text:c="8"/></text:span><text:span text:style-name="T7">///</text:span><text:span text:style-name="T12"> <text:s text:c="3"/>are supported..</text:span></text:p>
            <text:p text:style-name="P89"><text:span text:style-name="T16"><text:s text:c="8"/></text:span><text:span text:style-name="T7">///</text:span><text:span text:style-name="T12"> <text:s text:c="3"/>if a line does not start with Print or PrintLine ..</text:span></text:p>
            <text:p text:style-name="P89"><text:span text:style-name="T16"><text:s text:c="8"/></text:span><text:span text:style-name="T7">///</text:span><text:span text:style-name="T12"> <text:s text:c="3"/>an exception is thrown</text:span></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pan><text:span text:style-name="T7">&lt;returns&gt;&lt;/returns&gt;</text:span></text:p>
            <text:p text:style-name="P89"><text:span text:style-name="T16"><text:s text:c="8"/></text:span><text:span text:style-name="T19">private</text:span><text:span text:style-name="T16"> </text:span><text:span text:style-name="T21">Stmt</text:span><text:span text:style-name="T16"> Statement()</text:span></text:p>
            <text:p text:style-name="P28"><text:s text:c="8"/>{</text:p>
            <text:p text:style-name="P89"><text:span text:style-name="T16"><text:s text:c="12"/></text:span><text:span text:style-name="T21">Stmt</text:span><text:span text:style-name="T16"> retval = </text:span><text:span text:style-name="T19">null</text:span><text:span text:style-name="T16">;</text:span></text:p>
            <text:p text:style-name="P89"><text:span text:style-name="T16"><text:s text:c="12"/></text:span><text:span text:style-name="T19">switch</text:span><text:span text:style-name="T16"> (Current_Token)</text:span></text:p>
            <text:p text:style-name="P28"><text:s text:c="12"/>{</text:p>
            <text:p text:style-name="P89"><text:span text:style-name="T16"><text:s text:c="16"/></text:span><text:span text:style-name="T19">case</text:span><text:span text:style-name="T16"> </text:span><text:span text:style-name="T21">TOKEN</text:span><text:span text:style-name="T16">.TOK_PRINT:</text:span></text:p>
            <text:p text:style-name="P28"><text:s text:c="20"/>retval = ParsePrintStatement();</text:p>
            <text:p text:style-name="P28"><text:s text:c="20"/>GetNext();</text:p>
            <text:p text:style-name="P89"><text:span text:style-name="T16"><text:s text:c="20"/></text:span><text:span text:style-name="T19">break</text:span><text:span text:style-name="T16">;</text:span></text:p>
            <text:p text:style-name="P89"><text:span text:style-name="T16"><text:s text:c="16"/></text:span><text:span text:style-name="T19">case</text:span><text:span text:style-name="T16"> </text:span><text:span text:style-name="T21">TOKEN</text:span><text:span text:style-name="T16">.TOK_PRINTLN:</text:span></text:p>
            <text:p text:style-name="P28"><text:s text:c="20"/>retval = ParsePrintLNStatement();</text:p>
            <text:p text:style-name="P28"><text:s text:c="20"/>GetNext();</text:p>
            <text:p text:style-name="P89"><text:span text:style-name="T16"><text:s text:c="20"/></text:span><text:span text:style-name="T19">break</text:span><text:span text:style-name="T16">;</text:span></text:p>
            <text:p text:style-name="P89"><text:span text:style-name="T16"><text:s text:c="16"/></text:span><text:span text:style-name="T19">default</text:span><text:span text:style-name="T16">:</text:span></text:p>
            <text:p text:style-name="P89"><text:span text:style-name="T16"><text:s text:c="20"/></text:span><text:span text:style-name="T19">throw</text:span><text:span text:style-name="T16"> </text:span><text:span text:style-name="T19">new</text:span><text:span text:style-name="T16"> </text:span><text:span text:style-name="T21">Exception</text:span><text:span text:style-name="T16">(</text:span><text:span text:style-name="T24">"Invalid statement"</text:span><text:span text:style-name="T16">);</text:span></text:p>
            <text:p text:style-name="P89"><text:span text:style-name="T16"><text:s text:c="20"/></text:span><text:span text:style-name="T19">break</text:span><text:span text:style-name="T16">;</text:span></text:p>
            <text:p text:style-name="P28"><text:s text:c="12"/>}</text:p>
            <text:p text:style-name="P89"><text:span text:style-name="T16"><text:s text:c="12"/></text:span><text:span text:style-name="T19">return</text:span><text:span text:style-name="T16"> retval;</text:span></text:p>
            <text:p text:style-name="P28"><text:s text:c="8"/>}</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 text:c="3"/>Parse the Print Staement .. The grammar is </text:span></text:p>
            <text:p text:style-name="P89"><text:span text:style-name="T16"><text:s text:c="8"/></text:span><text:span text:style-name="T7">///</text:span><text:span text:style-name="T12"> <text:s text:c="3"/>PRINT </text:span><text:span text:style-name="T7">&lt;expr&gt;</text:span><text:span text:style-name="T12"> ;</text:span></text:p>
            <text:p text:style-name="P89"><text:span text:style-name="T16"><text:s text:c="8"/></text:span><text:span text:style-name="T7">///</text:span><text:span text:style-name="T12"> <text:s text:c="3"/>Once you are in this subroutine , we are expecting </text:span></text:p>
            <text:p text:style-name="P89"><text:span text:style-name="T16"><text:s text:c="8"/></text:span><text:span text:style-name="T7">///</text:span><text:span text:style-name="T12"> <text:s text:c="3"/>a valid expression ( which will be compiled ) and a</text:span></text:p>
            <text:p text:style-name="P89"><text:span text:style-name="T16"><text:s text:c="8"/></text:span><text:span text:style-name="T7">///</text:span><text:span text:style-name="T12"> <text:s text:c="3"/>semi collon to terminate the line..</text:span></text:p>
            <text:p text:style-name="P89"><text:span text:style-name="T16"><text:s text:c="8"/></text:span><text:span text:style-name="T7">///</text:span><text:span text:style-name="T12"> <text:s text:c="3"/>Once Parse Process is successful , we create a PrintStatement</text:span></text:p>
            <text:p text:style-name="P89"><text:span text:style-name="T16"><text:s text:c="8"/></text:span><text:span text:style-name="T7">///</text:span><text:span text:style-name="T12"> <text:s text:c="3"/>Object..</text:span></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pan><text:span text:style-name="T7">&lt;returns&gt;&lt;/returns&gt;</text:span></text:p>
            <text:p text:style-name="P89"><text:span text:style-name="T16"><text:s text:c="8"/></text:span><text:span text:style-name="T19">private</text:span><text:span text:style-name="T16"> </text:span><text:span text:style-name="T21">Stmt</text:span><text:span text:style-name="T16"> ParsePrintStatement()</text:span></text:p>
            <text:p text:style-name="P28"><text:soft-page-break/><text:s text:c="8"/>{</text:p>
            <text:p text:style-name="P28"><text:s text:c="12"/>GetNext();</text:p>
            <text:p text:style-name="P89"><text:span text:style-name="T16"><text:s text:c="12"/></text:span><text:span text:style-name="T21">Exp</text:span><text:span text:style-name="T16"> a = Expr();</text:span></text:p>
            <text:p text:style-name="P28"/>
            <text:p text:style-name="P89"><text:span text:style-name="T16"><text:s text:c="12"/></text:span><text:span text:style-name="T19">if</text:span><text:span text:style-name="T16"> (Current_Token != </text:span><text:span text:style-name="T21">TOKEN</text:span><text:span text:style-name="T16">.TOK_SEMI)</text:span></text:p>
            <text:p text:style-name="P28"><text:s text:c="12"/>{</text:p>
            <text:p text:style-name="P89"><text:span text:style-name="T16"><text:s text:c="16"/></text:span><text:span text:style-name="T19">throw</text:span><text:span text:style-name="T16"> </text:span><text:span text:style-name="T19">new</text:span><text:span text:style-name="T16"> </text:span><text:span text:style-name="T21">Exception</text:span><text:span text:style-name="T16">(</text:span><text:span text:style-name="T24">"; is expected"</text:span><text:span text:style-name="T16">);</text:span></text:p>
            <text:p text:style-name="P28"><text:s text:c="12"/>}</text:p>
            <text:p text:style-name="P89"><text:span text:style-name="T16"><text:s text:c="12"/></text:span><text:span text:style-name="T19">return</text:span><text:span text:style-name="T16"> </text:span><text:span text:style-name="T19">new</text:span><text:span text:style-name="T16"> </text:span><text:span text:style-name="T21">PrintStatement</text:span><text:span text:style-name="T16">(a);</text:span></text:p>
            <text:p text:style-name="P28"><text:s text:c="8"/>}</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 text:c="3"/>Parse the PrintLine Staement .. The grammar is </text:span></text:p>
            <text:p text:style-name="P89"><text:span text:style-name="T16"><text:s text:c="8"/></text:span><text:span text:style-name="T7">///</text:span><text:span text:style-name="T12"> <text:s text:c="3"/>PRINTLINE </text:span><text:span text:style-name="T7">&lt;expr&gt;</text:span><text:span text:style-name="T12"> ;</text:span></text:p>
            <text:p text:style-name="P89"><text:span text:style-name="T16"><text:s text:c="8"/></text:span><text:span text:style-name="T7">///</text:span><text:span text:style-name="T12"> <text:s text:c="3"/>Once you are in this subroutine , we are expecting </text:span></text:p>
            <text:p text:style-name="P89"><text:span text:style-name="T16"><text:s text:c="8"/></text:span><text:span text:style-name="T7">///</text:span><text:span text:style-name="T12"> <text:s text:c="3"/>a valid expression ( which will be compiled ) and a</text:span></text:p>
            <text:p text:style-name="P89"><text:span text:style-name="T16"><text:s text:c="8"/></text:span><text:span text:style-name="T7">///</text:span><text:span text:style-name="T12"> <text:s text:c="3"/>semi collon to terminate the line..</text:span></text:p>
            <text:p text:style-name="P89"><text:span text:style-name="T16"><text:s text:c="8"/></text:span><text:span text:style-name="T7">///</text:span><text:span text:style-name="T12"> <text:s text:c="3"/>Once Parse Process is successful , we create a PrintLineStatement</text:span></text:p>
            <text:p text:style-name="P89"><text:span text:style-name="T16"><text:s text:c="8"/></text:span><text:span text:style-name="T7">///</text:span><text:span text:style-name="T12"> <text:s text:c="3"/>Object..</text:span></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pan><text:span text:style-name="T7">&lt;returns&gt;&lt;/returns&gt;</text:span></text:p>
            <text:p text:style-name="P89"><text:span text:style-name="T16"><text:s text:c="8"/></text:span><text:span text:style-name="T19">private</text:span><text:span text:style-name="T16"> </text:span><text:span text:style-name="T21">Stmt</text:span><text:span text:style-name="T16"> ParsePrintLNStatement()</text:span></text:p>
            <text:p text:style-name="P28"><text:s text:c="8"/>{</text:p>
            <text:p text:style-name="P28"><text:s text:c="12"/>GetNext();</text:p>
            <text:p text:style-name="P89"><text:span text:style-name="T16"><text:s text:c="12"/></text:span><text:span text:style-name="T21">Exp</text:span><text:span text:style-name="T16"> a = Expr();</text:span></text:p>
            <text:p text:style-name="P28"/>
            <text:p text:style-name="P89"><text:span text:style-name="T16"><text:s text:c="12"/></text:span><text:span text:style-name="T19">if</text:span><text:span text:style-name="T16"> (Current_Token != </text:span><text:span text:style-name="T21">TOKEN</text:span><text:span text:style-name="T16">.TOK_SEMI)</text:span></text:p>
            <text:p text:style-name="P28"><text:s text:c="12"/>{</text:p>
            <text:p text:style-name="P89"><text:span text:style-name="T16"><text:s text:c="16"/></text:span><text:span text:style-name="T19">throw</text:span><text:span text:style-name="T16"> </text:span><text:span text:style-name="T19">new</text:span><text:span text:style-name="T16"> </text:span><text:span text:style-name="T21">Exception</text:span><text:span text:style-name="T16">(</text:span><text:span text:style-name="T24">"; is expected"</text:span><text:span text:style-name="T16">);</text:span></text:p>
            <text:p text:style-name="P28"><text:s text:c="12"/>}</text:p>
            <text:p text:style-name="P89"><text:span text:style-name="T16"><text:s text:c="12"/></text:span><text:span text:style-name="T19">return</text:span><text:span text:style-name="T16"> </text:span><text:span text:style-name="T19">new</text:span><text:span text:style-name="T16"> </text:span><text:span text:style-name="T21">PrintLineStatement</text:span><text:span text:style-name="T16">(a);</text:span></text:p>
            <text:p text:style-name="P28"><text:s text:c="8"/>}</text:p>
            <text:p text:style-name="P28"/>
            <text:p text:style-name="P89"><text:span text:style-name="T7"/></text:p>
          </table:table-cell>
        </table:table-row>
      </table:table>
      <text:p text:style-name="Standard"/>
      <text:p text:style-name="Standard"/>
      <text:p text:style-name="Standard">Finally in the callSlang Project , I have invoked these routines to demonstrate how everything is put together.</text:p>
      <text:p text:style-name="Standard"/>
      <table:table table:name="Table28" table:style-name="Table28">
        <table:table-column table:style-name="Table28.A"/>
        <table:table-row>
          <table:table-cell table:style-name="Table28.A1" office:value-type="string">
            <text:p text:style-name="P89"><text:span text:style-name="T19">using</text:span><text:span text:style-name="T16"> System;</text:span></text:p>
            <text:p text:style-name="P89"><text:span text:style-name="T19">using</text:span><text:span text:style-name="T16"> System.Collections.Generic;</text:span></text:p>
            <text:p text:style-name="P89"><text:span text:style-name="T19">using</text:span><text:span text:style-name="T16"> System.Linq;</text:span></text:p>
            <text:p text:style-name="P89"><text:span text:style-name="T19">using</text:span><text:span text:style-name="T16"> System.Text;</text:span></text:p>
            <text:p text:style-name="P89"><text:span text:style-name="T19">using</text:span><text:span text:style-name="T16"> System.Collections;</text:span></text:p>
            <text:p text:style-name="P89"><text:span text:style-name="T19">using</text:span><text:span text:style-name="T16"> SLANG_DOT_NET;</text:span></text:p>
            <text:p text:style-name="P28"/>
            <text:p text:style-name="P89"><text:span text:style-name="T19">namespace</text:span><text:span text:style-name="T16"> CallSLANG</text:span></text:p>
            <text:p text:style-name="P28">{</text:p>
            <text:p text:style-name="P89"><text:span text:style-name="T16"><text:s text:c="4"/></text:span><text:span text:style-name="T19">class</text:span><text:span text:style-name="T16"> </text:span><text:span text:style-name="T21">Program</text:span></text:p>
            <text:p text:style-name="P28"><text:s text:c="4"/>{</text:p>
            <text:p text:style-name="P89"><text:span text:style-name="T16"><text:s text:c="8"/></text:span><text:span text:style-name="T19">static</text:span><text:span text:style-name="T16"> </text:span><text:span text:style-name="T19">void</text:span><text:span text:style-name="T16"> TestFirstScript()</text:span></text:p>
            <text:p text:style-name="P28"><text:s text:c="8"/>{</text:p>
            <text:p text:style-name="P89"><text:span text:style-name="T16"><text:s text:c="12"/></text:span><text:span text:style-name="T19">string</text:span><text:span text:style-name="T16"> a = </text:span><text:span text:style-name="T24">"PRINTLINE 2*10;"</text:span><text:span text:style-name="T16"> + </text:span><text:span text:style-name="T24">"\r\n"</text:span><text:span text:style-name="T16"> + </text:span><text:span text:style-name="T24">"PRINTLINE 10;\r\n PRINT 2*10;\r\n"</text:span><text:span text:style-name="T16">;</text:span></text:p>
            <text:p text:style-name="P89"><text:span text:style-name="T16"><text:s text:c="12"/></text:span><text:span text:style-name="T21">RDParser</text:span><text:span text:style-name="T16"> p = </text:span><text:span text:style-name="T19">new</text:span><text:span text:style-name="T16"> </text:span><text:span text:style-name="T21">RDParser</text:span><text:span text:style-name="T16">(a);</text:span></text:p>
            <text:p text:style-name="P89"><text:span text:style-name="T16"><text:s text:c="12"/></text:span><text:span text:style-name="T21">ArrayList</text:span><text:span text:style-name="T16"> arr = p.Parse();</text:span></text:p>
            <text:p text:style-name="P89"><text:span text:style-name="T16"><text:s text:c="12"/></text:span><text:span text:style-name="T19">foreach</text:span><text:span text:style-name="T16"> (</text:span><text:span text:style-name="T19">object</text:span><text:span text:style-name="T16"> obj </text:span><text:span text:style-name="T19">in</text:span><text:span text:style-name="T16"> arr)</text:span></text:p>
            <text:p text:style-name="P28"><text:s text:c="12"/>{</text:p>
            <text:p text:style-name="P89"><text:soft-page-break/><text:span text:style-name="T16"><text:s text:c="16"/></text:span><text:span text:style-name="T21">Stmt</text:span><text:span text:style-name="T16"> s = obj </text:span><text:span text:style-name="T19">as</text:span><text:span text:style-name="T16"> </text:span><text:span text:style-name="T21">Stmt</text:span><text:span text:style-name="T16">;</text:span></text:p>
            <text:p text:style-name="P89"><text:span text:style-name="T16"><text:s text:c="16"/>s.Execute(</text:span><text:span text:style-name="T19">null</text:span><text:span text:style-name="T16">);</text:span></text:p>
            <text:p text:style-name="P28"><text:s text:c="12"/>}</text:p>
            <text:p text:style-name="P28"><text:s text:c="8"/>}</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pan></text:p>
            <text:p text:style-name="P89"><text:span text:style-name="T16"><text:s text:c="8"/></text:span><text:span text:style-name="T7">///</text:span><text:span text:style-name="T12"> </text:span><text:span text:style-name="T7">&lt;/summary&gt;</text:span></text:p>
            <text:p text:style-name="P89"><text:span text:style-name="T16"><text:s text:c="8"/></text:span><text:span text:style-name="T19">static</text:span><text:span text:style-name="T16"> </text:span><text:span text:style-name="T19">void</text:span><text:span text:style-name="T16"> TestSecondScript()</text:span></text:p>
            <text:p text:style-name="P28"><text:s text:c="8"/>{</text:p>
            <text:p text:style-name="P89"><text:span text:style-name="T16"><text:s text:c="12"/></text:span><text:span text:style-name="T19">string</text:span><text:span text:style-name="T16"> a = </text:span><text:span text:style-name="T24">"PRINTLINE -2*10;"</text:span><text:span text:style-name="T16"> + </text:span><text:span text:style-name="T24">"\r\n"</text:span><text:span text:style-name="T16"> + </text:span><text:span text:style-name="T24">"PRINTLINE -10*-1;\r\n PRINT 2*10;\r\n"</text:span><text:span text:style-name="T16">;</text:span></text:p>
            <text:p text:style-name="P89"><text:span text:style-name="T16"><text:s text:c="12"/></text:span><text:span text:style-name="T21">RDParser</text:span><text:span text:style-name="T16"> p = </text:span><text:span text:style-name="T19">new</text:span><text:span text:style-name="T16"> </text:span><text:span text:style-name="T21">RDParser</text:span><text:span text:style-name="T16">(a);</text:span></text:p>
            <text:p text:style-name="P89"><text:span text:style-name="T16"><text:s text:c="12"/></text:span><text:span text:style-name="T21">ArrayList</text:span><text:span text:style-name="T16"> arr = p.Parse();</text:span></text:p>
            <text:p text:style-name="P89"><text:span text:style-name="T16"><text:s text:c="12"/></text:span><text:span text:style-name="T19">foreach</text:span><text:span text:style-name="T16"> (</text:span><text:span text:style-name="T19">object</text:span><text:span text:style-name="T16"> obj </text:span><text:span text:style-name="T19">in</text:span><text:span text:style-name="T16"> arr)</text:span></text:p>
            <text:p text:style-name="P28"><text:s text:c="12"/>{</text:p>
            <text:p text:style-name="P89"><text:span text:style-name="T16"><text:s text:c="16"/></text:span><text:span text:style-name="T21">Stmt</text:span><text:span text:style-name="T16"> s = obj </text:span><text:span text:style-name="T19">as</text:span><text:span text:style-name="T16"> </text:span><text:span text:style-name="T21">Stmt</text:span><text:span text:style-name="T16">;</text:span></text:p>
            <text:p text:style-name="P89"><text:span text:style-name="T16"><text:s text:c="16"/>s.Execute(</text:span><text:span text:style-name="T19">null</text:span><text:span text:style-name="T16">);</text:span></text:p>
            <text:p text:style-name="P28"><text:s text:c="12"/>}</text:p>
            <text:p text:style-name="P28"><text:s text:c="8"/>}</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pan></text:p>
            <text:p text:style-name="P89"><text:span text:style-name="T16"><text:s text:c="8"/></text:span><text:span text:style-name="T7">///</text:span><text:span text:style-name="T12"> </text:span><text:span text:style-name="T7">&lt;/summary&gt;</text:span></text:p>
            <text:p text:style-name="P89"><text:span text:style-name="T16"><text:s text:c="8"/></text:span><text:span text:style-name="T7">///</text:span><text:span text:style-name="T12"> </text:span><text:span text:style-name="T7">&lt;param name="args"&gt;&lt;/param&gt;</text:span></text:p>
            <text:p text:style-name="P89"><text:span text:style-name="T16"><text:s text:c="8"/></text:span><text:span text:style-name="T19">static</text:span><text:span text:style-name="T16"> </text:span><text:span text:style-name="T19">void</text:span><text:span text:style-name="T16"> Main(</text:span><text:span text:style-name="T19">string</text:span><text:span text:style-name="T16">[] args)</text:span></text:p>
            <text:p text:style-name="P28"><text:s text:c="8"/>{</text:p>
            <text:p text:style-name="P89"><text:span text:style-name="T16"><text:s text:c="11"/></text:span><text:span text:style-name="T12">// TestFirstScript();</text:span></text:p>
            <text:p text:style-name="P28"><text:s text:c="12"/>TestSecondScript();</text:p>
            <text:p text:style-name="P89"><text:span text:style-name="T16"><text:s text:c="12"/></text:span><text:span text:style-name="T21">Console</text:span><text:span text:style-name="T16">.Read();</text:span></text:p>
            <text:p text:style-name="P28"><text:s text:c="8"/>}</text:p>
            <text:p text:style-name="P28"><text:s text:c="4"/>}</text:p>
            <text:p text:style-name="P28">}</text:p>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Praseed Pai</meta:initial-creator>
    <meta:creation-date>2009-07-03T11:25:29</meta:creation-date>
    <dc:date>2010-01-21T08:54:37</dc:date>
    <meta:editing-cycles>30</meta:editing-cycles>
    <meta:editing-duration>PT10H11M57S</meta:editing-duration>
    <meta:user-defined meta:name="Info 1"/>
    <meta:user-defined meta:name="Info 2"/>
    <meta:user-defined meta:name="Info 3"/>
    <meta:user-defined meta:name="Info 4"/>
    <meta:document-statistic meta:table-count="28" meta:image-count="0" meta:object-count="0" meta:page-count="26" meta:paragraph-count="905" meta:word-count="3385" meta:character-count="33902"/>
  </office:meta>
</office:document-meta>
</file>